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1783in"/>
    </style:style>
    <style:style style:name="co2" style:family="table-column">
      <style:table-column-properties fo:break-before="auto" style:column-width="1.0252in"/>
    </style:style>
    <style:style style:name="co3" style:family="table-column">
      <style:table-column-properties fo:break-before="auto" style:column-width="1.1035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Report for PAPI_TOC_CYC, min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FTW</text:p>
          </table:table-cell>
          <table:table-cell office:value-type="string">
            <text:p>Numerical Recipes</text:p>
          </table:table-cell>
          <table:table-cell office:value-type="string">
            <text:p>Radix-4 FFT</text:p>
          </table:table-cell>
          <table:table-cell office:value-type="string">
            <text:p>Radix-4 FFT, Buffered</text:p>
          </table:table-cell>
          <table:table-cell office:value-type="string">
            <text:p>FFT Radix-2</text:p>
          </table:table-cell>
          <table:table-cell office:value-type="string">
            <text:p>FFT Radix-2, optimized</text:p>
          </table:table-cell>
          <table:table-cell>
            <draw:frame table:end-cell-address="Sheet1.R26" table:end-x="0.8713in" table:end-y="0.174in" draw:z-index="0" draw:style-name="gr1" svg:width="10.0642in" svg:height="4.5516in" svg:x="0.0398in" svg:y="0.0394in">
              <draw:object draw:notify-on-update-of-ranges="Sheet1.A2:Sheet1.A2 Sheet1.A3:Sheet1.A26 Sheet1.B2:Sheet1.B2 Sheet1.B3:Sheet1.B26 Sheet1.C2:Sheet1.C2 Sheet1.C3:Sheet1.C26 Sheet1.D2:Sheet1.D2 Sheet1.D3:Sheet1.D26 Sheet1.E2:Sheet1.E2 Sheet1.E3:Sheet1.E26 Sheet1.F2:Sheet1.F2 Sheet1.F3:Sheet1.F26 Sheet1.G2:Sheet1.G2 Sheet1.G3:Sheet1.G2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10">
            <text:p>410</text:p>
          </table:table-cell>
          <table:table-cell office:value-type="float" office:value="1849">
            <text:p>1849</text:p>
          </table:table-cell>
          <table:table-cell office:value-type="float" office:value="676">
            <text:p>676</text:p>
          </table:table-cell>
          <table:table-cell office:value-type="float" office:value="692">
            <text:p>692</text:p>
          </table:table-cell>
          <table:table-cell office:value-type="float" office:value="2253">
            <text:p>2253</text:p>
          </table:table-cell>
          <table:table-cell office:value-type="float" office:value="1930">
            <text:p>1930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37">
            <text:p>437</text:p>
          </table:table-cell>
          <table:table-cell office:value-type="float" office:value="2036">
            <text:p>2036</text:p>
          </table:table-cell>
          <table:table-cell office:value-type="float" office:value="676">
            <text:p>676</text:p>
          </table:table-cell>
          <table:table-cell office:value-type="float" office:value="692">
            <text:p>692</text:p>
          </table:table-cell>
          <table:table-cell office:value-type="float" office:value="2962">
            <text:p>2962</text:p>
          </table:table-cell>
          <table:table-cell office:value-type="float" office:value="2066">
            <text:p>2066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12">
            <text:p>512</text:p>
          </table:table-cell>
          <table:table-cell office:value-type="float" office:value="2532">
            <text:p>2532</text:p>
          </table:table-cell>
          <table:table-cell office:value-type="float" office:value="1026">
            <text:p>1026</text:p>
          </table:table-cell>
          <table:table-cell office:value-type="float" office:value="1168">
            <text:p>1168</text:p>
          </table:table-cell>
          <table:table-cell office:value-type="float" office:value="3297">
            <text:p>3297</text:p>
          </table:table-cell>
          <table:table-cell office:value-type="float" office:value="1417">
            <text:p>1417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88">
            <text:p>588</text:p>
          </table:table-cell>
          <table:table-cell office:value-type="float" office:value="3345">
            <text:p>3345</text:p>
          </table:table-cell>
          <table:table-cell office:value-type="float" office:value="1026">
            <text:p>1026</text:p>
          </table:table-cell>
          <table:table-cell office:value-type="float" office:value="1168">
            <text:p>1168</text:p>
          </table:table-cell>
          <table:table-cell office:value-type="float" office:value="7015">
            <text:p>7015</text:p>
          </table:table-cell>
          <table:table-cell office:value-type="float" office:value="2529">
            <text:p>2529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49">
            <text:p>949</text:p>
          </table:table-cell>
          <table:table-cell office:value-type="float" office:value="4723">
            <text:p>4723</text:p>
          </table:table-cell>
          <table:table-cell office:value-type="float" office:value="3051">
            <text:p>3051</text:p>
          </table:table-cell>
          <table:table-cell office:value-type="float" office:value="3999">
            <text:p>3999</text:p>
          </table:table-cell>
          <table:table-cell office:value-type="float" office:value="14901">
            <text:p>14901</text:p>
          </table:table-cell>
          <table:table-cell office:value-type="float" office:value="4987">
            <text:p>4987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104">
            <text:p>2104</text:p>
          </table:table-cell>
          <table:table-cell office:value-type="float" office:value="7261">
            <text:p>7261</text:p>
          </table:table-cell>
          <table:table-cell office:value-type="float" office:value="3051">
            <text:p>3051</text:p>
          </table:table-cell>
          <table:table-cell office:value-type="float" office:value="3999">
            <text:p>3999</text:p>
          </table:table-cell>
          <table:table-cell office:value-type="float" office:value="31907">
            <text:p>31907</text:p>
          </table:table-cell>
          <table:table-cell office:value-type="float" office:value="9986">
            <text:p>9986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852">
            <text:p>3852</text:p>
          </table:table-cell>
          <table:table-cell office:value-type="float" office:value="12176">
            <text:p>12176</text:p>
          </table:table-cell>
          <table:table-cell office:value-type="float" office:value="13426">
            <text:p>13426</text:p>
          </table:table-cell>
          <table:table-cell office:value-type="float" office:value="18853">
            <text:p>18853</text:p>
          </table:table-cell>
          <table:table-cell office:value-type="float" office:value="65638">
            <text:p>65638</text:p>
          </table:table-cell>
          <table:table-cell office:value-type="float" office:value="21133">
            <text:p>21133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398">
            <text:p>7398</text:p>
          </table:table-cell>
          <table:table-cell office:value-type="float" office:value="21963">
            <text:p>21963</text:p>
          </table:table-cell>
          <table:table-cell office:value-type="float" office:value="13426">
            <text:p>13426</text:p>
          </table:table-cell>
          <table:table-cell office:value-type="float" office:value="18853">
            <text:p>18853</text:p>
          </table:table-cell>
          <table:table-cell office:value-type="float" office:value="134791">
            <text:p>134791</text:p>
          </table:table-cell>
          <table:table-cell office:value-type="float" office:value="44542">
            <text:p>44542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326">
            <text:p>16326</text:p>
          </table:table-cell>
          <table:table-cell office:value-type="float" office:value="46390">
            <text:p>46390</text:p>
          </table:table-cell>
          <table:table-cell office:value-type="float" office:value="66166">
            <text:p>66166</text:p>
          </table:table-cell>
          <table:table-cell office:value-type="float" office:value="95962">
            <text:p>95962</text:p>
          </table:table-cell>
          <table:table-cell office:value-type="float" office:value="281841">
            <text:p>281841</text:p>
          </table:table-cell>
          <table:table-cell office:value-type="float" office:value="94066">
            <text:p>94066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6109">
            <text:p>36109</text:p>
          </table:table-cell>
          <table:table-cell office:value-type="float" office:value="108154">
            <text:p>108154</text:p>
          </table:table-cell>
          <table:table-cell office:value-type="float" office:value="66166">
            <text:p>66166</text:p>
          </table:table-cell>
          <table:table-cell office:value-type="float" office:value="95962">
            <text:p>95962</text:p>
          </table:table-cell>
          <table:table-cell office:value-type="float" office:value="587475">
            <text:p>587475</text:p>
          </table:table-cell>
          <table:table-cell office:value-type="float" office:value="199123">
            <text:p>199123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805">
            <text:p>81805</text:p>
          </table:table-cell>
          <table:table-cell office:value-type="float" office:value="260910">
            <text:p>260910</text:p>
          </table:table-cell>
          <table:table-cell office:value-type="float" office:value="330499">
            <text:p>330499</text:p>
          </table:table-cell>
          <table:table-cell office:value-type="float" office:value="477603">
            <text:p>477603</text:p>
          </table:table-cell>
          <table:table-cell office:value-type="float" office:value="1187354">
            <text:p>1187354</text:p>
          </table:table-cell>
          <table:table-cell office:value-type="float" office:value="422756">
            <text:p>422756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05904">
            <text:p>205904</text:p>
          </table:table-cell>
          <table:table-cell office:value-type="float" office:value="731928">
            <text:p>731928</text:p>
          </table:table-cell>
          <table:table-cell office:value-type="float" office:value="330499">
            <text:p>330499</text:p>
          </table:table-cell>
          <table:table-cell office:value-type="float" office:value="477603">
            <text:p>477603</text:p>
          </table:table-cell>
          <table:table-cell office:value-type="float" office:value="2487677">
            <text:p>2487677</text:p>
          </table:table-cell>
          <table:table-cell office:value-type="float" office:value="880448">
            <text:p>880448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42696">
            <text:p>442696</text:p>
          </table:table-cell>
          <table:table-cell office:value-type="float" office:value="1674296">
            <text:p>1674296</text:p>
          </table:table-cell>
          <table:table-cell office:value-type="float" office:value="1542351">
            <text:p>1542351</text:p>
          </table:table-cell>
          <table:table-cell office:value-type="float" office:value="2230951">
            <text:p>2230951</text:p>
          </table:table-cell>
          <table:table-cell office:value-type="float" office:value="5184292">
            <text:p>5184292</text:p>
          </table:table-cell>
          <table:table-cell office:value-type="float" office:value="1830420">
            <text:p>1830420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41217">
            <text:p>841217</text:p>
          </table:table-cell>
          <table:table-cell office:value-type="float" office:value="3790711">
            <text:p>3790711</text:p>
          </table:table-cell>
          <table:table-cell office:value-type="float" office:value="1542351">
            <text:p>1542351</text:p>
          </table:table-cell>
          <table:table-cell office:value-type="float" office:value="2230951">
            <text:p>2230951</text:p>
          </table:table-cell>
          <table:table-cell office:value-type="float" office:value="10690287">
            <text:p>10690287</text:p>
          </table:table-cell>
          <table:table-cell office:value-type="float" office:value="3816214">
            <text:p>38162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031578">
            <text:p>2031578</text:p>
          </table:table-cell>
          <table:table-cell office:value-type="float" office:value="8471448">
            <text:p>8471448</text:p>
          </table:table-cell>
          <table:table-cell office:value-type="float" office:value="7540390">
            <text:p>7540390</text:p>
          </table:table-cell>
          <table:table-cell office:value-type="float" office:value="10719158">
            <text:p>10719158</text:p>
          </table:table-cell>
          <table:table-cell office:value-type="float" office:value="22059816">
            <text:p>22059816</text:p>
          </table:table-cell>
          <table:table-cell office:value-type="float" office:value="7985427">
            <text:p>7985427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196887">
            <text:p>5196887</text:p>
          </table:table-cell>
          <table:table-cell office:value-type="float" office:value="18899637">
            <text:p>18899637</text:p>
          </table:table-cell>
          <table:table-cell office:value-type="float" office:value="7540390">
            <text:p>7540390</text:p>
          </table:table-cell>
          <table:table-cell office:value-type="float" office:value="10719158">
            <text:p>10719158</text:p>
          </table:table-cell>
          <table:table-cell office:value-type="float" office:value="46670373">
            <text:p>46670373</text:p>
          </table:table-cell>
          <table:table-cell office:value-type="float" office:value="16889590">
            <text:p>16889590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7693967">
            <text:p>17693967</text:p>
          </table:table-cell>
          <table:table-cell office:value-type="float" office:value="49584489">
            <text:p>49584489</text:p>
          </table:table-cell>
          <table:table-cell office:value-type="float" office:value="62467228">
            <text:p>62467228</text:p>
          </table:table-cell>
          <table:table-cell office:value-type="float" office:value="75978037">
            <text:p>75978037</text:p>
          </table:table-cell>
          <table:table-cell office:value-type="float" office:value="98152788">
            <text:p>98152788</text:p>
          </table:table-cell>
          <table:table-cell office:value-type="float" office:value="37968676">
            <text:p>3796867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9074777">
            <text:p>49074777</text:p>
          </table:table-cell>
          <table:table-cell office:value-type="float" office:value="168964086">
            <text:p>168964086</text:p>
          </table:table-cell>
          <table:table-cell office:value-type="float" office:value="62467228">
            <text:p>62467228</text:p>
          </table:table-cell>
          <table:table-cell office:value-type="float" office:value="75978037">
            <text:p>75978037</text:p>
          </table:table-cell>
          <table:table-cell office:value-type="float" office:value="204979373">
            <text:p>204979373</text:p>
          </table:table-cell>
          <table:table-cell office:value-type="float" office:value="101516275">
            <text:p>101516275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26065366">
            <text:p>126065366</text:p>
          </table:table-cell>
          <table:table-cell office:value-type="float" office:value="931589742">
            <text:p>931589742</text:p>
          </table:table-cell>
          <table:table-cell office:value-type="float" office:value="301111702">
            <text:p>301111702</text:p>
          </table:table-cell>
          <table:table-cell office:value-type="float" office:value="355770269">
            <text:p>355770269</text:p>
          </table:table-cell>
          <table:table-cell office:value-type="float" office:value="428841799">
            <text:p>428841799</text:p>
          </table:table-cell>
          <table:table-cell office:value-type="float" office:value="231254602">
            <text:p>231254602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75679214">
            <text:p>275679214</text:p>
          </table:table-cell>
          <table:table-cell office:value-type="float" office:value="2598895553">
            <text:p>2598895553</text:p>
          </table:table-cell>
          <table:table-cell office:value-type="float" office:value="301111702">
            <text:p>301111702</text:p>
          </table:table-cell>
          <table:table-cell office:value-type="float" office:value="355770269">
            <text:p>355770269</text:p>
          </table:table-cell>
          <table:table-cell office:value-type="float" office:value="902327567">
            <text:p>902327567</text:p>
          </table:table-cell>
          <table:table-cell office:value-type="float" office:value="499869875">
            <text:p>499869875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691158045">
            <text:p>691158045</text:p>
          </table:table-cell>
          <table:table-cell office:value-type="float" office:value="6264246993">
            <text:p>6264246993</text:p>
          </table:table-cell>
          <table:table-cell office:value-type="float" office:value="1300857658">
            <text:p>1300857658</text:p>
          </table:table-cell>
          <table:table-cell office:value-type="float" office:value="1538237078">
            <text:p>1538237078</text:p>
          </table:table-cell>
          <table:table-cell office:value-type="float" office:value="1905294998">
            <text:p>1905294998</text:p>
          </table:table-cell>
          <table:table-cell office:value-type="float" office:value="1022117000">
            <text:p>1022117000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519534603">
            <text:p>1519534603</text:p>
          </table:table-cell>
          <table:table-cell office:value-type="float" office:value="13921200839">
            <text:p>13921200839</text:p>
          </table:table-cell>
          <table:table-cell office:value-type="float" office:value="1300857658">
            <text:p>1300857658</text:p>
          </table:table-cell>
          <table:table-cell office:value-type="float" office:value="1538237078">
            <text:p>1538237078</text:p>
          </table:table-cell>
          <table:table-cell office:value-type="float" office:value="3967540512">
            <text:p>3967540512</text:p>
          </table:table-cell>
          <table:table-cell office:value-type="float" office:value="2111785826">
            <text:p>2111785826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139918501">
            <text:p>3139918501</text:p>
          </table:table-cell>
          <table:table-cell office:value-type="float" office:value="30420910852">
            <text:p>30420910852</text:p>
          </table:table-cell>
          <table:table-cell office:value-type="float" office:value="5668450301">
            <text:p>5668450301</text:p>
          </table:table-cell>
          <table:table-cell office:value-type="float" office:value="6631601626">
            <text:p>6631601626</text:p>
          </table:table-cell>
          <table:table-cell office:value-type="float" office:value="8284965161">
            <text:p>8284965161</text:p>
          </table:table-cell>
          <table:table-cell office:value-type="float" office:value="4417202335">
            <text:p>4417202335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6553652442">
            <text:p>6553652442</text:p>
          </table:table-cell>
          <table:table-cell office:value-type="float" office:value="61729266766">
            <text:p>61729266766</text:p>
          </table:table-cell>
          <table:table-cell office:value-type="float" office:value="5668450301">
            <text:p>5668450301</text:p>
          </table:table-cell>
          <table:table-cell office:value-type="float" office:value="6631601626">
            <text:p>6631601626</text:p>
          </table:table-cell>
          <table:table-cell office:value-type="float" office:value="17114391209">
            <text:p>17114391209</text:p>
          </table:table-cell>
          <table:table-cell office:value-type="float" office:value="9084838709">
            <text:p>9084838709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eport for PAPI_TOC_CYC, avg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FTW</text:p>
          </table:table-cell>
          <table:table-cell office:value-type="string">
            <text:p>Numerical Recipes</text:p>
          </table:table-cell>
          <table:table-cell office:value-type="string">
            <text:p>Radix-4 FFT</text:p>
          </table:table-cell>
          <table:table-cell office:value-type="string">
            <text:p>Radix-4 FFT, Buffered</text:p>
          </table:table-cell>
          <table:table-cell office:value-type="string">
            <text:p>FFT Radix-2</text:p>
          </table:table-cell>
          <table:table-cell office:value-type="string">
            <text:p>FFT Radix-2, optimized</text:p>
          </table:table-cell>
          <table:table-cell>
            <draw:frame table:end-cell-address="Sheet1.R53" table:end-x="0.8315in" table:end-y="0.1335in" draw:z-index="1" draw:style-name="gr1" svg:width="10.0248in" svg:height="4.5091in" svg:x="0.0394in" svg:y="0.0409in">
              <draw:object draw:notify-on-update-of-ranges="Sheet1.A29:Sheet1.A29 Sheet1.A30:Sheet1.A53 Sheet1.B29:Sheet1.B29 Sheet1.B30:Sheet1.B53 Sheet1.C29:Sheet1.C29 Sheet1.C30:Sheet1.C53 Sheet1.D29:Sheet1.D29 Sheet1.D30:Sheet1.D53 Sheet1.E29:Sheet1.E29 Sheet1.E30:Sheet1.E53 Sheet1.F29:Sheet1.F29 Sheet1.F30:Sheet1.F53 Sheet1.G29:Sheet1.G29 Sheet1.G30:Sheet1.G5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95">
            <text:p>1195</text:p>
          </table:table-cell>
          <table:table-cell office:value-type="float" office:value="4963.9">
            <text:p>4963.9</text:p>
          </table:table-cell>
          <table:table-cell office:value-type="float" office:value="1329">
            <text:p>1329</text:p>
          </table:table-cell>
          <table:table-cell office:value-type="float" office:value="1437.7">
            <text:p>1437.7</text:p>
          </table:table-cell>
          <table:table-cell office:value-type="float" office:value="6113.5">
            <text:p>6113.5</text:p>
          </table:table-cell>
          <table:table-cell office:value-type="float" office:value="5500.5">
            <text:p>5500.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67.5">
            <text:p>1267.5</text:p>
          </table:table-cell>
          <table:table-cell office:value-type="float" office:value="5347.9">
            <text:p>5347.9</text:p>
          </table:table-cell>
          <table:table-cell office:value-type="float" office:value="1329">
            <text:p>1329</text:p>
          </table:table-cell>
          <table:table-cell office:value-type="float" office:value="1437.7">
            <text:p>1437.7</text:p>
          </table:table-cell>
          <table:table-cell office:value-type="float" office:value="6543.7">
            <text:p>6543.7</text:p>
          </table:table-cell>
          <table:table-cell office:value-type="float" office:value="5380.2">
            <text:p>5380.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558.5">
            <text:p>1558.5</text:p>
          </table:table-cell>
          <table:table-cell office:value-type="float" office:value="5835.6">
            <text:p>5835.6</text:p>
          </table:table-cell>
          <table:table-cell office:value-type="float" office:value="1744">
            <text:p>1744</text:p>
          </table:table-cell>
          <table:table-cell office:value-type="float" office:value="2136.9">
            <text:p>2136.9</text:p>
          </table:table-cell>
          <table:table-cell office:value-type="float" office:value="5135.7">
            <text:p>5135.7</text:p>
          </table:table-cell>
          <table:table-cell office:value-type="float" office:value="3137.9">
            <text:p>3137.9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595.2">
            <text:p>1595.2</text:p>
          </table:table-cell>
          <table:table-cell office:value-type="float" office:value="5688.9">
            <text:p>5688.9</text:p>
          </table:table-cell>
          <table:table-cell office:value-type="float" office:value="1744">
            <text:p>1744</text:p>
          </table:table-cell>
          <table:table-cell office:value-type="float" office:value="2136.9">
            <text:p>2136.9</text:p>
          </table:table-cell>
          <table:table-cell office:value-type="float" office:value="9175.7">
            <text:p>9175.7</text:p>
          </table:table-cell>
          <table:table-cell office:value-type="float" office:value="4434">
            <text:p>4434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954.9">
            <text:p>2954.9</text:p>
          </table:table-cell>
          <table:table-cell office:value-type="float" office:value="7593.9">
            <text:p>7593.9</text:p>
          </table:table-cell>
          <table:table-cell office:value-type="float" office:value="3803.3">
            <text:p>3803.3</text:p>
          </table:table-cell>
          <table:table-cell office:value-type="float" office:value="4929.9">
            <text:p>4929.9</text:p>
          </table:table-cell>
          <table:table-cell office:value-type="float" office:value="16991.2">
            <text:p>16991.2</text:p>
          </table:table-cell>
          <table:table-cell office:value-type="float" office:value="6360.3">
            <text:p>6360.3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394.1">
            <text:p>4394.1</text:p>
          </table:table-cell>
          <table:table-cell office:value-type="float" office:value="9486.2">
            <text:p>9486.2</text:p>
          </table:table-cell>
          <table:table-cell office:value-type="float" office:value="3803.3">
            <text:p>3803.3</text:p>
          </table:table-cell>
          <table:table-cell office:value-type="float" office:value="4929.9">
            <text:p>4929.9</text:p>
          </table:table-cell>
          <table:table-cell office:value-type="float" office:value="34037.8">
            <text:p>34037.8</text:p>
          </table:table-cell>
          <table:table-cell office:value-type="float" office:value="11501.2">
            <text:p>11501.2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200.1">
            <text:p>6200.1</text:p>
          </table:table-cell>
          <table:table-cell office:value-type="float" office:value="14446.2">
            <text:p>14446.2</text:p>
          </table:table-cell>
          <table:table-cell office:value-type="float" office:value="14142">
            <text:p>14142</text:p>
          </table:table-cell>
          <table:table-cell office:value-type="float" office:value="19670.6">
            <text:p>19670.6</text:p>
          </table:table-cell>
          <table:table-cell office:value-type="float" office:value="67689.8">
            <text:p>67689.8</text:p>
          </table:table-cell>
          <table:table-cell office:value-type="float" office:value="22548.2">
            <text:p>22548.2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981.7">
            <text:p>9981.7</text:p>
          </table:table-cell>
          <table:table-cell office:value-type="float" office:value="24563.1">
            <text:p>24563.1</text:p>
          </table:table-cell>
          <table:table-cell office:value-type="float" office:value="14142">
            <text:p>14142</text:p>
          </table:table-cell>
          <table:table-cell office:value-type="float" office:value="19670.6">
            <text:p>19670.6</text:p>
          </table:table-cell>
          <table:table-cell office:value-type="float" office:value="137135.8">
            <text:p>137135.8</text:p>
          </table:table-cell>
          <table:table-cell office:value-type="float" office:value="46387.4">
            <text:p>46387.4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001.4">
            <text:p>19001.4</text:p>
          </table:table-cell>
          <table:table-cell office:value-type="float" office:value="48652.5">
            <text:p>48652.5</text:p>
          </table:table-cell>
          <table:table-cell office:value-type="float" office:value="67251.8">
            <text:p>67251.8</text:p>
          </table:table-cell>
          <table:table-cell office:value-type="float" office:value="97752.2">
            <text:p>97752.2</text:p>
          </table:table-cell>
          <table:table-cell office:value-type="float" office:value="284571.6">
            <text:p>284571.6</text:p>
          </table:table-cell>
          <table:table-cell office:value-type="float" office:value="95593.7">
            <text:p>95593.7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8619.8">
            <text:p>38619.8</text:p>
          </table:table-cell>
          <table:table-cell office:value-type="float" office:value="111214">
            <text:p>111214</text:p>
          </table:table-cell>
          <table:table-cell office:value-type="float" office:value="67251.8">
            <text:p>67251.8</text:p>
          </table:table-cell>
          <table:table-cell office:value-type="float" office:value="97752.2">
            <text:p>97752.2</text:p>
          </table:table-cell>
          <table:table-cell office:value-type="float" office:value="591449.6">
            <text:p>591449.6</text:p>
          </table:table-cell>
          <table:table-cell office:value-type="float" office:value="201173.6">
            <text:p>201173.6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4271.9">
            <text:p>84271.9</text:p>
          </table:table-cell>
          <table:table-cell office:value-type="float" office:value="263654.9">
            <text:p>263654.9</text:p>
          </table:table-cell>
          <table:table-cell office:value-type="float" office:value="333034.5">
            <text:p>333034.5</text:p>
          </table:table-cell>
          <table:table-cell office:value-type="float" office:value="481678.7">
            <text:p>481678.7</text:p>
          </table:table-cell>
          <table:table-cell office:value-type="float" office:value="1192932.2">
            <text:p>1192932.2</text:p>
          </table:table-cell>
          <table:table-cell office:value-type="float" office:value="425936.2">
            <text:p>425936.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10737.3">
            <text:p>210737.3</text:p>
          </table:table-cell>
          <table:table-cell office:value-type="float" office:value="735595.7">
            <text:p>735595.7</text:p>
          </table:table-cell>
          <table:table-cell office:value-type="float" office:value="333034.5">
            <text:p>333034.5</text:p>
          </table:table-cell>
          <table:table-cell office:value-type="float" office:value="481678.7">
            <text:p>481678.7</text:p>
          </table:table-cell>
          <table:table-cell office:value-type="float" office:value="2497089.6">
            <text:p>2497089.6</text:p>
          </table:table-cell>
          <table:table-cell office:value-type="float" office:value="883673.7">
            <text:p>883673.7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48139.9">
            <text:p>448139.9</text:p>
          </table:table-cell>
          <table:table-cell office:value-type="float" office:value="1687559.4">
            <text:p>1687559.4</text:p>
          </table:table-cell>
          <table:table-cell office:value-type="float" office:value="1554617.6">
            <text:p>1554617.6</text:p>
          </table:table-cell>
          <table:table-cell office:value-type="float" office:value="2252943.6">
            <text:p>2252943.6</text:p>
          </table:table-cell>
          <table:table-cell office:value-type="float" office:value="5203887.8">
            <text:p>5203887.8</text:p>
          </table:table-cell>
          <table:table-cell office:value-type="float" office:value="1838543.1">
            <text:p>1838543.1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53577.1">
            <text:p>853577.1</text:p>
          </table:table-cell>
          <table:table-cell office:value-type="float" office:value="3798723.3">
            <text:p>3798723.3</text:p>
          </table:table-cell>
          <table:table-cell office:value-type="float" office:value="1554617.6">
            <text:p>1554617.6</text:p>
          </table:table-cell>
          <table:table-cell office:value-type="float" office:value="2252943.6">
            <text:p>2252943.6</text:p>
          </table:table-cell>
          <table:table-cell office:value-type="float" office:value="10725814.2">
            <text:p>10725814.2</text:p>
          </table:table-cell>
          <table:table-cell office:value-type="float" office:value="3877386.9">
            <text:p>3877386.9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075061.2">
            <text:p>2075061.2</text:p>
          </table:table-cell>
          <table:table-cell office:value-type="float" office:value="8493375">
            <text:p>8493375</text:p>
          </table:table-cell>
          <table:table-cell office:value-type="float" office:value="7774372.3">
            <text:p>7774372.3</text:p>
          </table:table-cell>
          <table:table-cell office:value-type="float" office:value="10969399.3">
            <text:p>10969399.3</text:p>
          </table:table-cell>
          <table:table-cell office:value-type="float" office:value="22182224.5">
            <text:p>22182224.5</text:p>
          </table:table-cell>
          <table:table-cell office:value-type="float" office:value="8040079.7">
            <text:p>8040079.7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420242.9">
            <text:p>5420242.9</text:p>
          </table:table-cell>
          <table:table-cell office:value-type="float" office:value="18932738.3">
            <text:p>18932738.3</text:p>
          </table:table-cell>
          <table:table-cell office:value-type="float" office:value="7774372.3">
            <text:p>7774372.3</text:p>
          </table:table-cell>
          <table:table-cell office:value-type="float" office:value="10969399.3">
            <text:p>10969399.3</text:p>
          </table:table-cell>
          <table:table-cell office:value-type="float" office:value="46857396.5">
            <text:p>46857396.5</text:p>
          </table:table-cell>
          <table:table-cell office:value-type="float" office:value="16987577">
            <text:p>16987577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779260">
            <text:p>19779260</text:p>
          </table:table-cell>
          <table:table-cell office:value-type="float" office:value="49881919.6">
            <text:p>49881919.6</text:p>
          </table:table-cell>
          <table:table-cell office:value-type="float" office:value="62524617.6">
            <text:p>62524617.6</text:p>
          </table:table-cell>
          <table:table-cell office:value-type="float" office:value="76046228">
            <text:p>76046228</text:p>
          </table:table-cell>
          <table:table-cell office:value-type="float" office:value="98377973.6">
            <text:p>98377973.6</text:p>
          </table:table-cell>
          <table:table-cell office:value-type="float" office:value="38585346.6">
            <text:p>38585346.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4510645.3">
            <text:p>54510645.3</text:p>
          </table:table-cell>
          <table:table-cell office:value-type="float" office:value="175029397.8">
            <text:p>175029397.8</text:p>
          </table:table-cell>
          <table:table-cell office:value-type="float" office:value="62524617.6">
            <text:p>62524617.6</text:p>
          </table:table-cell>
          <table:table-cell office:value-type="float" office:value="76046228">
            <text:p>76046228</text:p>
          </table:table-cell>
          <table:table-cell office:value-type="float" office:value="208443522.7">
            <text:p>208443522.7</text:p>
          </table:table-cell>
          <table:table-cell office:value-type="float" office:value="102473034.2">
            <text:p>102473034.2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7422710.8">
            <text:p>137422710.8</text:p>
          </table:table-cell>
          <table:table-cell office:value-type="float" office:value="936280980.2">
            <text:p>936280980.2</text:p>
          </table:table-cell>
          <table:table-cell office:value-type="float" office:value="301472254.4">
            <text:p>301472254.4</text:p>
          </table:table-cell>
          <table:table-cell office:value-type="float" office:value="356145134.6">
            <text:p>356145134.6</text:p>
          </table:table-cell>
          <table:table-cell office:value-type="float" office:value="437253167.9">
            <text:p>437253167.9</text:p>
          </table:table-cell>
          <table:table-cell office:value-type="float" office:value="232597828.5">
            <text:p>232597828.5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99757887.1">
            <text:p>299757887.1</text:p>
          </table:table-cell>
          <table:table-cell office:value-type="float" office:value="2604773473.6">
            <text:p>2604773473.6</text:p>
          </table:table-cell>
          <table:table-cell office:value-type="float" office:value="301472254.4">
            <text:p>301472254.4</text:p>
          </table:table-cell>
          <table:table-cell office:value-type="float" office:value="356145134.6">
            <text:p>356145134.6</text:p>
          </table:table-cell>
          <table:table-cell office:value-type="float" office:value="929703411.7">
            <text:p>929703411.7</text:p>
          </table:table-cell>
          <table:table-cell office:value-type="float" office:value="501348728.6">
            <text:p>501348728.6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738621151.4">
            <text:p>738621151.4</text:p>
          </table:table-cell>
          <table:table-cell office:value-type="float" office:value="6368113843.3">
            <text:p>6368113843.3</text:p>
          </table:table-cell>
          <table:table-cell office:value-type="float" office:value="1301767073.5">
            <text:p>1301767073.5</text:p>
          </table:table-cell>
          <table:table-cell office:value-type="float" office:value="1539681137.4">
            <text:p>1539681137.4</text:p>
          </table:table-cell>
          <table:table-cell office:value-type="float" office:value="1935232908.5">
            <text:p>1935232908.5</text:p>
          </table:table-cell>
          <table:table-cell office:value-type="float" office:value="1027707994.9">
            <text:p>1027707994.9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621498614.9">
            <text:p>1621498614.9</text:p>
          </table:table-cell>
          <table:table-cell office:value-type="float" office:value="14203038486.3">
            <text:p>14203038486.3</text:p>
          </table:table-cell>
          <table:table-cell office:value-type="float" office:value="1301767073.5">
            <text:p>1301767073.5</text:p>
          </table:table-cell>
          <table:table-cell office:value-type="float" office:value="1539681137.4">
            <text:p>1539681137.4</text:p>
          </table:table-cell>
          <table:table-cell office:value-type="float" office:value="4013949683.9">
            <text:p>4013949683.9</text:p>
          </table:table-cell>
          <table:table-cell office:value-type="float" office:value="2115989356.4">
            <text:p>2115989356.4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348129730.8">
            <text:p>3348129730.8</text:p>
          </table:table-cell>
          <table:table-cell office:value-type="float" office:value="30809906332.3">
            <text:p>30809906332.3</text:p>
          </table:table-cell>
          <table:table-cell office:value-type="float" office:value="5673154463.4">
            <text:p>5673154463.4</text:p>
          </table:table-cell>
          <table:table-cell office:value-type="float" office:value="6637338928">
            <text:p>6637338928</text:p>
          </table:table-cell>
          <table:table-cell office:value-type="float" office:value="8360269636.2">
            <text:p>8360269636.2</text:p>
          </table:table-cell>
          <table:table-cell office:value-type="float" office:value="4424023497.7">
            <text:p>4424023497.7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6988507498.7">
            <text:p>6988507498.7</text:p>
          </table:table-cell>
          <table:table-cell office:value-type="float" office:value="65674777595.7">
            <text:p>65674777595.7</text:p>
          </table:table-cell>
          <table:table-cell office:value-type="float" office:value="5673154463.4">
            <text:p>5673154463.4</text:p>
          </table:table-cell>
          <table:table-cell office:value-type="float" office:value="6637338928">
            <text:p>6637338928</text:p>
          </table:table-cell>
          <table:table-cell office:value-type="float" office:value="17246193786.8">
            <text:p>17246193786.8</text:p>
          </table:table-cell>
          <table:table-cell office:value-type="float" office:value="9113450596">
            <text:p>9113450596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eport for PAPI_TOC_CYC, max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FTW</text:p>
          </table:table-cell>
          <table:table-cell office:value-type="string">
            <text:p>Numerical Recipes</text:p>
          </table:table-cell>
          <table:table-cell office:value-type="string">
            <text:p>Radix-4 FFT</text:p>
          </table:table-cell>
          <table:table-cell office:value-type="string">
            <text:p>Radix-4 FFT, Buffered</text:p>
          </table:table-cell>
          <table:table-cell office:value-type="string">
            <text:p>FFT Radix-2</text:p>
          </table:table-cell>
          <table:table-cell office:value-type="string">
            <text:p>FFT Radix-2, optimized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475">
            <text:p>7475</text:p>
          </table:table-cell>
          <table:table-cell office:value-type="float" office:value="32032">
            <text:p>32032</text:p>
          </table:table-cell>
          <table:table-cell office:value-type="float" office:value="6865">
            <text:p>6865</text:p>
          </table:table-cell>
          <table:table-cell office:value-type="float" office:value="7742">
            <text:p>7742</text:p>
          </table:table-cell>
          <table:table-cell office:value-type="float" office:value="38532">
            <text:p>38532</text:p>
          </table:table-cell>
          <table:table-cell office:value-type="float" office:value="36234">
            <text:p>36234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017">
            <text:p>8017</text:p>
          </table:table-cell>
          <table:table-cell office:value-type="float" office:value="34023">
            <text:p>34023</text:p>
          </table:table-cell>
          <table:table-cell office:value-type="float" office:value="6865">
            <text:p>6865</text:p>
          </table:table-cell>
          <table:table-cell office:value-type="float" office:value="7742">
            <text:p>7742</text:p>
          </table:table-cell>
          <table:table-cell office:value-type="float" office:value="37277">
            <text:p>37277</text:p>
          </table:table-cell>
          <table:table-cell office:value-type="float" office:value="33717">
            <text:p>33717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354">
            <text:p>10354</text:p>
          </table:table-cell>
          <table:table-cell office:value-type="float" office:value="34347">
            <text:p>34347</text:p>
          </table:table-cell>
          <table:table-cell office:value-type="float" office:value="7569">
            <text:p>7569</text:p>
          </table:table-cell>
          <table:table-cell office:value-type="float" office:value="9936">
            <text:p>9936</text:p>
          </table:table-cell>
          <table:table-cell office:value-type="float" office:value="20070">
            <text:p>20070</text:p>
          </table:table-cell>
          <table:table-cell office:value-type="float" office:value="18045">
            <text:p>18045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124">
            <text:p>10124</text:p>
          </table:table-cell>
          <table:table-cell office:value-type="float" office:value="25708">
            <text:p>25708</text:p>
          </table:table-cell>
          <table:table-cell office:value-type="float" office:value="7569">
            <text:p>7569</text:p>
          </table:table-cell>
          <table:table-cell office:value-type="float" office:value="9936">
            <text:p>9936</text:p>
          </table:table-cell>
          <table:table-cell office:value-type="float" office:value="26029">
            <text:p>26029</text:p>
          </table:table-cell>
          <table:table-cell office:value-type="float" office:value="20667">
            <text:p>20667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065">
            <text:p>20065</text:p>
          </table:table-cell>
          <table:table-cell office:value-type="float" office:value="32028">
            <text:p>32028</text:p>
          </table:table-cell>
          <table:table-cell office:value-type="float" office:value="10055">
            <text:p>10055</text:p>
          </table:table-cell>
          <table:table-cell office:value-type="float" office:value="12593">
            <text:p>12593</text:p>
          </table:table-cell>
          <table:table-cell office:value-type="float" office:value="34469">
            <text:p>34469</text:p>
          </table:table-cell>
          <table:table-cell office:value-type="float" office:value="17612">
            <text:p>17612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524">
            <text:p>23524</text:p>
          </table:table-cell>
          <table:table-cell office:value-type="float" office:value="28053">
            <text:p>28053</text:p>
          </table:table-cell>
          <table:table-cell office:value-type="float" office:value="10055">
            <text:p>10055</text:p>
          </table:table-cell>
          <table:table-cell office:value-type="float" office:value="12593">
            <text:p>12593</text:p>
          </table:table-cell>
          <table:table-cell office:value-type="float" office:value="49686">
            <text:p>49686</text:p>
          </table:table-cell>
          <table:table-cell office:value-type="float" office:value="24114">
            <text:p>24114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829">
            <text:p>25829</text:p>
          </table:table-cell>
          <table:table-cell office:value-type="float" office:value="33527">
            <text:p>33527</text:p>
          </table:table-cell>
          <table:table-cell office:value-type="float" office:value="19670">
            <text:p>19670</text:p>
          </table:table-cell>
          <table:table-cell office:value-type="float" office:value="25942">
            <text:p>25942</text:p>
          </table:table-cell>
          <table:table-cell office:value-type="float" office:value="82690">
            <text:p>82690</text:p>
          </table:table-cell>
          <table:table-cell office:value-type="float" office:value="34334">
            <text:p>34334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573">
            <text:p>31573</text:p>
          </table:table-cell>
          <table:table-cell office:value-type="float" office:value="46595">
            <text:p>46595</text:p>
          </table:table-cell>
          <table:table-cell office:value-type="float" office:value="19670">
            <text:p>19670</text:p>
          </table:table-cell>
          <table:table-cell office:value-type="float" office:value="25942">
            <text:p>25942</text:p>
          </table:table-cell>
          <table:table-cell office:value-type="float" office:value="154876">
            <text:p>154876</text:p>
          </table:table-cell>
          <table:table-cell office:value-type="float" office:value="60995">
            <text:p>60995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0513">
            <text:p>40513</text:p>
          </table:table-cell>
          <table:table-cell office:value-type="float" office:value="67544">
            <text:p>67544</text:p>
          </table:table-cell>
          <table:table-cell office:value-type="float" office:value="75424">
            <text:p>75424</text:p>
          </table:table-cell>
          <table:table-cell office:value-type="float" office:value="111168">
            <text:p>111168</text:p>
          </table:table-cell>
          <table:table-cell office:value-type="float" office:value="307261">
            <text:p>307261</text:p>
          </table:table-cell>
          <table:table-cell office:value-type="float" office:value="107936">
            <text:p>107936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9435">
            <text:p>59435</text:p>
          </table:table-cell>
          <table:table-cell office:value-type="float" office:value="135903">
            <text:p>135903</text:p>
          </table:table-cell>
          <table:table-cell office:value-type="float" office:value="75424">
            <text:p>75424</text:p>
          </table:table-cell>
          <table:table-cell office:value-type="float" office:value="111168">
            <text:p>111168</text:p>
          </table:table-cell>
          <table:table-cell office:value-type="float" office:value="620450">
            <text:p>620450</text:p>
          </table:table-cell>
          <table:table-cell office:value-type="float" office:value="216187">
            <text:p>216187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2631">
            <text:p>102631</text:p>
          </table:table-cell>
          <table:table-cell office:value-type="float" office:value="285322">
            <text:p>285322</text:p>
          </table:table-cell>
          <table:table-cell office:value-type="float" office:value="353161">
            <text:p>353161</text:p>
          </table:table-cell>
          <table:table-cell office:value-type="float" office:value="508892">
            <text:p>508892</text:p>
          </table:table-cell>
          <table:table-cell office:value-type="float" office:value="1236223">
            <text:p>1236223</text:p>
          </table:table-cell>
          <table:table-cell office:value-type="float" office:value="446644">
            <text:p>446644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48746">
            <text:p>248746</text:p>
          </table:table-cell>
          <table:table-cell office:value-type="float" office:value="754936">
            <text:p>754936</text:p>
          </table:table-cell>
          <table:table-cell office:value-type="float" office:value="353161">
            <text:p>353161</text:p>
          </table:table-cell>
          <table:table-cell office:value-type="float" office:value="508892">
            <text:p>508892</text:p>
          </table:table-cell>
          <table:table-cell office:value-type="float" office:value="2541102">
            <text:p>2541102</text:p>
          </table:table-cell>
          <table:table-cell office:value-type="float" office:value="909473">
            <text:p>909473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90088">
            <text:p>490088</text:p>
          </table:table-cell>
          <table:table-cell office:value-type="float" office:value="1762507">
            <text:p>1762507</text:p>
          </table:table-cell>
          <table:table-cell office:value-type="float" office:value="1651789">
            <text:p>1651789</text:p>
          </table:table-cell>
          <table:table-cell office:value-type="float" office:value="2421267">
            <text:p>2421267</text:p>
          </table:table-cell>
          <table:table-cell office:value-type="float" office:value="5254912">
            <text:p>5254912</text:p>
          </table:table-cell>
          <table:table-cell office:value-type="float" office:value="1905809">
            <text:p>1905809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46461">
            <text:p>946461</text:p>
          </table:table-cell>
          <table:table-cell office:value-type="float" office:value="3826605">
            <text:p>3826605</text:p>
          </table:table-cell>
          <table:table-cell office:value-type="float" office:value="1651789">
            <text:p>1651789</text:p>
          </table:table-cell>
          <table:table-cell office:value-type="float" office:value="2421267">
            <text:p>2421267</text:p>
          </table:table-cell>
          <table:table-cell office:value-type="float" office:value="10939888">
            <text:p>10939888</text:p>
          </table:table-cell>
          <table:table-cell office:value-type="float" office:value="4019332">
            <text:p>4019332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339645">
            <text:p>2339645</text:p>
          </table:table-cell>
          <table:table-cell office:value-type="float" office:value="8572248">
            <text:p>8572248</text:p>
          </table:table-cell>
          <table:table-cell office:value-type="float" office:value="8702731">
            <text:p>8702731</text:p>
          </table:table-cell>
          <table:table-cell office:value-type="float" office:value="11855347">
            <text:p>11855347</text:p>
          </table:table-cell>
          <table:table-cell office:value-type="float" office:value="22609282">
            <text:p>22609282</text:p>
          </table:table-cell>
          <table:table-cell office:value-type="float" office:value="8255086">
            <text:p>8255086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068765">
            <text:p>6068765</text:p>
          </table:table-cell>
          <table:table-cell office:value-type="float" office:value="19075634">
            <text:p>19075634</text:p>
          </table:table-cell>
          <table:table-cell office:value-type="float" office:value="8702731">
            <text:p>8702731</text:p>
          </table:table-cell>
          <table:table-cell office:value-type="float" office:value="11855347">
            <text:p>11855347</text:p>
          </table:table-cell>
          <table:table-cell office:value-type="float" office:value="47209761">
            <text:p>47209761</text:p>
          </table:table-cell>
          <table:table-cell office:value-type="float" office:value="17534369">
            <text:p>17534369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0337084">
            <text:p>20337084</text:p>
          </table:table-cell>
          <table:table-cell office:value-type="float" office:value="50870749">
            <text:p>50870749</text:p>
          </table:table-cell>
          <table:table-cell office:value-type="float" office:value="62761458">
            <text:p>62761458</text:p>
          </table:table-cell>
          <table:table-cell office:value-type="float" office:value="76350865">
            <text:p>76350865</text:p>
          </table:table-cell>
          <table:table-cell office:value-type="float" office:value="98672256">
            <text:p>98672256</text:p>
          </table:table-cell>
          <table:table-cell office:value-type="float" office:value="41188201">
            <text:p>41188201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5192198">
            <text:p>55192198</text:p>
          </table:table-cell>
          <table:table-cell office:value-type="float" office:value="210049347">
            <text:p>210049347</text:p>
          </table:table-cell>
          <table:table-cell office:value-type="float" office:value="62761458">
            <text:p>62761458</text:p>
          </table:table-cell>
          <table:table-cell office:value-type="float" office:value="76350865">
            <text:p>76350865</text:p>
          </table:table-cell>
          <table:table-cell office:value-type="float" office:value="209485245">
            <text:p>209485245</text:p>
          </table:table-cell>
          <table:table-cell office:value-type="float" office:value="103791028">
            <text:p>103791028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8763387">
            <text:p>138763387</text:p>
          </table:table-cell>
          <table:table-cell office:value-type="float" office:value="976164912">
            <text:p>976164912</text:p>
          </table:table-cell>
          <table:table-cell office:value-type="float" office:value="303734930">
            <text:p>303734930</text:p>
          </table:table-cell>
          <table:table-cell office:value-type="float" office:value="358909252">
            <text:p>358909252</text:p>
          </table:table-cell>
          <table:table-cell office:value-type="float" office:value="439352394">
            <text:p>439352394</text:p>
          </table:table-cell>
          <table:table-cell office:value-type="float" office:value="235418598">
            <text:p>235418598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02574540">
            <text:p>302574540</text:p>
          </table:table-cell>
          <table:table-cell office:value-type="float" office:value="2644817652">
            <text:p>2644817652</text:p>
          </table:table-cell>
          <table:table-cell office:value-type="float" office:value="303734930">
            <text:p>303734930</text:p>
          </table:table-cell>
          <table:table-cell office:value-type="float" office:value="358909252">
            <text:p>358909252</text:p>
          </table:table-cell>
          <table:table-cell office:value-type="float" office:value="934525012">
            <text:p>934525012</text:p>
          </table:table-cell>
          <table:table-cell office:value-type="float" office:value="504417151">
            <text:p>504417151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744416118">
            <text:p>744416118</text:p>
          </table:table-cell>
          <table:table-cell office:value-type="float" office:value="6486110918">
            <text:p>6486110918</text:p>
          </table:table-cell>
          <table:table-cell office:value-type="float" office:value="1308555715">
            <text:p>1308555715</text:p>
          </table:table-cell>
          <table:table-cell office:value-type="float" office:value="1549965409">
            <text:p>1549965409</text:p>
          </table:table-cell>
          <table:table-cell office:value-type="float" office:value="1940374089">
            <text:p>1940374089</text:p>
          </table:table-cell>
          <table:table-cell office:value-type="float" office:value="1040032950">
            <text:p>1040032950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635733246">
            <text:p>1635733246</text:p>
          </table:table-cell>
          <table:table-cell office:value-type="float" office:value="14614946018">
            <text:p>14614946018</text:p>
          </table:table-cell>
          <table:table-cell office:value-type="float" office:value="1308555715">
            <text:p>1308555715</text:p>
          </table:table-cell>
          <table:table-cell office:value-type="float" office:value="1549965409">
            <text:p>1549965409</text:p>
          </table:table-cell>
          <table:table-cell office:value-type="float" office:value="4026169852">
            <text:p>4026169852</text:p>
          </table:table-cell>
          <table:table-cell office:value-type="float" office:value="2133216114">
            <text:p>2133216114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372794779">
            <text:p>3372794779</text:p>
          </table:table-cell>
          <table:table-cell office:value-type="float" office:value="31464182034">
            <text:p>31464182034</text:p>
          </table:table-cell>
          <table:table-cell office:value-type="float" office:value="5704811509">
            <text:p>5704811509</text:p>
          </table:table-cell>
          <table:table-cell office:value-type="float" office:value="6681998356">
            <text:p>6681998356</text:p>
          </table:table-cell>
          <table:table-cell office:value-type="float" office:value="8375056065">
            <text:p>8375056065</text:p>
          </table:table-cell>
          <table:table-cell office:value-type="float" office:value="4463085723">
            <text:p>4463085723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085699053">
            <text:p>7085699053</text:p>
          </table:table-cell>
          <table:table-cell office:value-type="float" office:value="67353856749">
            <text:p>67353856749</text:p>
          </table:table-cell>
          <table:table-cell office:value-type="float" office:value="5704811509">
            <text:p>5704811509</text:p>
          </table:table-cell>
          <table:table-cell office:value-type="float" office:value="6681998356">
            <text:p>6681998356</text:p>
          </table:table-cell>
          <table:table-cell office:value-type="float" office:value="17267571720">
            <text:p>17267571720</text:p>
          </table:table-cell>
          <table:table-cell office:value-type="float" office:value="9126135191">
            <text:p>9126135191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eport for PAPI_TOT_INS, min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FTW</text:p>
          </table:table-cell>
          <table:table-cell office:value-type="string">
            <text:p>Numerical Recipes</text:p>
          </table:table-cell>
          <table:table-cell office:value-type="string">
            <text:p>Radix-4 FFT</text:p>
          </table:table-cell>
          <table:table-cell office:value-type="string">
            <text:p>Radix-4 FFT, Buffered</text:p>
          </table:table-cell>
          <table:table-cell office:value-type="string">
            <text:p>FFT Radix-2</text:p>
          </table:table-cell>
          <table:table-cell office:value-type="string">
            <text:p>FFT Radix-2, optimized</text:p>
          </table:table-cell>
          <table:table-cell>
            <draw:frame table:end-cell-address="Sheet1.S107" table:end-x="0.002in" table:end-y="0.1642in" draw:z-index="2" draw:style-name="gr1" svg:width="10.0839in" svg:height="4.5413in" svg:x="0.0398in" svg:y="0.0394in">
              <draw:object draw:notify-on-update-of-ranges="Sheet1.A83:Sheet1.A83 Sheet1.A84:Sheet1.A107 Sheet1.B83:Sheet1.B83 Sheet1.B84:Sheet1.B107 Sheet1.C83:Sheet1.C83 Sheet1.C84:Sheet1.C107 Sheet1.D83:Sheet1.D83 Sheet1.D84:Sheet1.D107 Sheet1.E83:Sheet1.E83 Sheet1.E84:Sheet1.E107 Sheet1.F83:Sheet1.F83 Sheet1.F84:Sheet1.F107 Sheet1.G83:Sheet1.G83 Sheet1.G84:Sheet1.G107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6">
            <text:p>226</text:p>
          </table:table-cell>
          <table:table-cell office:value-type="float" office:value="1692">
            <text:p>1692</text:p>
          </table:table-cell>
          <table:table-cell office:value-type="float" office:value="614">
            <text:p>614</text:p>
          </table:table-cell>
          <table:table-cell office:value-type="float" office:value="618">
            <text:p>618</text:p>
          </table:table-cell>
          <table:table-cell office:value-type="float" office:value="2392">
            <text:p>2392</text:p>
          </table:table-cell>
          <table:table-cell office:value-type="float" office:value="1839">
            <text:p>1839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6">
            <text:p>266</text:p>
          </table:table-cell>
          <table:table-cell office:value-type="float" office:value="2059">
            <text:p>2059</text:p>
          </table:table-cell>
          <table:table-cell office:value-type="float" office:value="614">
            <text:p>614</text:p>
          </table:table-cell>
          <table:table-cell office:value-type="float" office:value="618">
            <text:p>618</text:p>
          </table:table-cell>
          <table:table-cell office:value-type="float" office:value="3824">
            <text:p>3824</text:p>
          </table:table-cell>
          <table:table-cell office:value-type="float" office:value="2110">
            <text:p>2110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69">
            <text:p>369</text:p>
          </table:table-cell>
          <table:table-cell office:value-type="float" office:value="2635">
            <text:p>2635</text:p>
          </table:table-cell>
          <table:table-cell office:value-type="float" office:value="1333">
            <text:p>1333</text:p>
          </table:table-cell>
          <table:table-cell office:value-type="float" office:value="1674">
            <text:p>1674</text:p>
          </table:table-cell>
          <table:table-cell office:value-type="float" office:value="5795">
            <text:p>5795</text:p>
          </table:table-cell>
          <table:table-cell office:value-type="float" office:value="1633">
            <text:p>1633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57">
            <text:p>657</text:p>
          </table:table-cell>
          <table:table-cell office:value-type="float" office:value="3716">
            <text:p>3716</text:p>
          </table:table-cell>
          <table:table-cell office:value-type="float" office:value="1333">
            <text:p>1333</text:p>
          </table:table-cell>
          <table:table-cell office:value-type="float" office:value="1674">
            <text:p>1674</text:p>
          </table:table-cell>
          <table:table-cell office:value-type="float" office:value="12903">
            <text:p>12903</text:p>
          </table:table-cell>
          <table:table-cell office:value-type="float" office:value="3369">
            <text:p>3369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333">
            <text:p>1333</text:p>
          </table:table-cell>
          <table:table-cell office:value-type="float" office:value="5903">
            <text:p>5903</text:p>
          </table:table-cell>
          <table:table-cell office:value-type="float" office:value="5517">
            <text:p>5517</text:p>
          </table:table-cell>
          <table:table-cell office:value-type="float" office:value="8176">
            <text:p>8176</text:p>
          </table:table-cell>
          <table:table-cell office:value-type="float" office:value="27645">
            <text:p>27645</text:p>
          </table:table-cell>
          <table:table-cell office:value-type="float" office:value="7177">
            <text:p>7177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453">
            <text:p>3453</text:p>
          </table:table-cell>
          <table:table-cell office:value-type="float" office:value="10648">
            <text:p>10648</text:p>
          </table:table-cell>
          <table:table-cell office:value-type="float" office:value="5517">
            <text:p>5517</text:p>
          </table:table-cell>
          <table:table-cell office:value-type="float" office:value="8176">
            <text:p>8176</text:p>
          </table:table-cell>
          <table:table-cell office:value-type="float" office:value="59622">
            <text:p>59622</text:p>
          </table:table-cell>
          <table:table-cell office:value-type="float" office:value="15593">
            <text:p>15593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218">
            <text:p>7218</text:p>
          </table:table-cell>
          <table:table-cell office:value-type="float" office:value="20853">
            <text:p>20853</text:p>
          </table:table-cell>
          <table:table-cell office:value-type="float" office:value="27485">
            <text:p>27485</text:p>
          </table:table-cell>
          <table:table-cell office:value-type="float" office:value="43232">
            <text:p>43232</text:p>
          </table:table-cell>
          <table:table-cell office:value-type="float" office:value="124837">
            <text:p>124837</text:p>
          </table:table-cell>
          <table:table-cell office:value-type="float" office:value="33897">
            <text:p>33897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5589">
            <text:p>15589</text:p>
          </table:table-cell>
          <table:table-cell office:value-type="float" office:value="42974">
            <text:p>42974</text:p>
          </table:table-cell>
          <table:table-cell office:value-type="float" office:value="27485">
            <text:p>27485</text:p>
          </table:table-cell>
          <table:table-cell office:value-type="float" office:value="43232">
            <text:p>43232</text:p>
          </table:table-cell>
          <table:table-cell office:value-type="float" office:value="260191">
            <text:p>260191</text:p>
          </table:table-cell>
          <table:table-cell office:value-type="float" office:value="73449">
            <text:p>73449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5330">
            <text:p>35330</text:p>
          </table:table-cell>
          <table:table-cell office:value-type="float" office:value="90479">
            <text:p>90479</text:p>
          </table:table-cell>
          <table:table-cell office:value-type="float" office:value="136285">
            <text:p>136285</text:p>
          </table:table-cell>
          <table:table-cell office:value-type="float" office:value="219648">
            <text:p>219648</text:p>
          </table:table-cell>
          <table:table-cell office:value-type="float" office:value="540747">
            <text:p>540747</text:p>
          </table:table-cell>
          <table:table-cell office:value-type="float" office:value="158441">
            <text:p>158441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1470">
            <text:p>81470</text:p>
          </table:table-cell>
          <table:table-cell office:value-type="float" office:value="192472">
            <text:p>192472</text:p>
          </table:table-cell>
          <table:table-cell office:value-type="float" office:value="136285">
            <text:p>136285</text:p>
          </table:table-cell>
          <table:table-cell office:value-type="float" office:value="219648">
            <text:p>219648</text:p>
          </table:table-cell>
          <table:table-cell office:value-type="float" office:value="1121576">
            <text:p>1121576</text:p>
          </table:table-cell>
          <table:table-cell office:value-type="float" office:value="340201">
            <text:p>340201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73142">
            <text:p>173142</text:p>
          </table:table-cell>
          <table:table-cell office:value-type="float" office:value="410001">
            <text:p>410001</text:p>
          </table:table-cell>
          <table:table-cell office:value-type="float" office:value="655197">
            <text:p>655197</text:p>
          </table:table-cell>
          <table:table-cell office:value-type="float" office:value="1070080">
            <text:p>1070080</text:p>
          </table:table-cell>
          <table:table-cell office:value-type="float" office:value="2322709">
            <text:p>2322709</text:p>
          </table:table-cell>
          <table:table-cell office:value-type="float" office:value="727273">
            <text:p>727273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81123">
            <text:p>381123</text:p>
          </table:table-cell>
          <table:table-cell office:value-type="float" office:value="872954">
            <text:p>872954</text:p>
          </table:table-cell>
          <table:table-cell office:value-type="float" office:value="655197">
            <text:p>655197</text:p>
          </table:table-cell>
          <table:table-cell office:value-type="float" office:value="1070080">
            <text:p>1070080</text:p>
          </table:table-cell>
          <table:table-cell office:value-type="float" office:value="4790754">
            <text:p>4790754</text:p>
          </table:table-cell>
          <table:table-cell office:value-type="float" office:value="1548521">
            <text:p>1548521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30867">
            <text:p>830867</text:p>
          </table:table-cell>
          <table:table-cell office:value-type="float" office:value="1853699">
            <text:p>1853699</text:p>
          </table:table-cell>
          <table:table-cell office:value-type="float" office:value="3065693">
            <text:p>3065693</text:p>
          </table:table-cell>
          <table:table-cell office:value-type="float" office:value="5050880">
            <text:p>5050880</text:p>
          </table:table-cell>
          <table:table-cell office:value-type="float" office:value="9924393">
            <text:p>9924393</text:p>
          </table:table-cell>
          <table:table-cell office:value-type="float" office:value="3285225">
            <text:p>3285225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779422">
            <text:p>1779422</text:p>
          </table:table-cell>
          <table:table-cell office:value-type="float" office:value="3926380">
            <text:p>3926380</text:p>
          </table:table-cell>
          <table:table-cell office:value-type="float" office:value="3065693">
            <text:p>3065693</text:p>
          </table:table-cell>
          <table:table-cell office:value-type="float" office:value="5050880">
            <text:p>5050880</text:p>
          </table:table-cell>
          <table:table-cell office:value-type="float" office:value="20480148">
            <text:p>20480148</text:p>
          </table:table-cell>
          <table:table-cell office:value-type="float" office:value="6947049">
            <text:p>6947049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839187">
            <text:p>3839187</text:p>
          </table:table-cell>
          <table:table-cell office:value-type="float" office:value="8292118">
            <text:p>8292118</text:p>
          </table:table-cell>
          <table:table-cell office:value-type="float" office:value="14047070">
            <text:p>14047070</text:p>
          </table:table-cell>
          <table:table-cell office:value-type="float" office:value="23290369">
            <text:p>23290369</text:p>
          </table:table-cell>
          <table:table-cell office:value-type="float" office:value="42221863">
            <text:p>42221863</text:p>
          </table:table-cell>
          <table:table-cell office:value-type="float" office:value="14647530">
            <text:p>14647530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237987">
            <text:p>8237987</text:p>
          </table:table-cell>
          <table:table-cell office:value-type="float" office:value="17467264">
            <text:p>17467264</text:p>
          </table:table-cell>
          <table:table-cell office:value-type="float" office:value="14047070">
            <text:p>14047070</text:p>
          </table:table-cell>
          <table:table-cell office:value-type="float" office:value="23290369">
            <text:p>23290369</text:p>
          </table:table-cell>
          <table:table-cell office:value-type="float" office:value="86966440">
            <text:p>86966440</text:p>
          </table:table-cell>
          <table:table-cell office:value-type="float" office:value="30802155">
            <text:p>30802155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7576101">
            <text:p>17576101</text:p>
          </table:table-cell>
          <table:table-cell office:value-type="float" office:value="36700782">
            <text:p>36700782</text:p>
          </table:table-cell>
          <table:table-cell office:value-type="float" office:value="63330150">
            <text:p>63330150</text:p>
          </table:table-cell>
          <table:table-cell office:value-type="float" office:value="105513483">
            <text:p>105513483</text:p>
          </table:table-cell>
          <table:table-cell office:value-type="float" office:value="178978100">
            <text:p>178978100</text:p>
          </table:table-cell>
          <table:table-cell office:value-type="float" office:value="64618734">
            <text:p>64618734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7037403">
            <text:p>37037403</text:p>
          </table:table-cell>
          <table:table-cell office:value-type="float" office:value="76940010">
            <text:p>76940010</text:p>
          </table:table-cell>
          <table:table-cell office:value-type="float" office:value="63330150">
            <text:p>63330150</text:p>
          </table:table-cell>
          <table:table-cell office:value-type="float" office:value="105513483">
            <text:p>105513483</text:p>
          </table:table-cell>
          <table:table-cell office:value-type="float" office:value="368047066">
            <text:p>368047066</text:p>
          </table:table-cell>
          <table:table-cell office:value-type="float" office:value="135266552">
            <text:p>135266552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8562488">
            <text:p>78562488</text:p>
          </table:table-cell>
          <table:table-cell office:value-type="float" office:value="160954573">
            <text:p>160954573</text:p>
          </table:table-cell>
          <table:table-cell office:value-type="float" office:value="281892748">
            <text:p>281892748</text:p>
          </table:table-cell>
          <table:table-cell office:value-type="float" office:value="471466552">
            <text:p>471466552</text:p>
          </table:table-cell>
          <table:table-cell office:value-type="float" office:value="756276920">
            <text:p>756276920</text:p>
          </table:table-cell>
          <table:table-cell office:value-type="float" office:value="282591501">
            <text:p>2825915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6080978">
            <text:p>166080978</text:p>
          </table:table-cell>
          <table:table-cell office:value-type="float" office:value="336067176">
            <text:p>336067176</text:p>
          </table:table-cell>
          <table:table-cell office:value-type="float" office:value="281892748">
            <text:p>281892748</text:p>
          </table:table-cell>
          <table:table-cell office:value-type="float" office:value="471466552">
            <text:p>471466552</text:p>
          </table:table-cell>
          <table:table-cell office:value-type="float" office:value="1552921083">
            <text:p>1552921083</text:p>
          </table:table-cell>
          <table:table-cell office:value-type="float" office:value="589300024">
            <text:p>589300024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49766169">
            <text:p>349766169</text:p>
          </table:table-cell>
          <table:table-cell office:value-type="float" office:value="700442445">
            <text:p>700442445</text:p>
          </table:table-cell>
          <table:table-cell office:value-type="float" office:value="1241864234">
            <text:p>1241864234</text:p>
          </table:table-cell>
          <table:table-cell office:value-type="float" office:value="2083521268">
            <text:p>2083521268</text:p>
          </table:table-cell>
          <table:table-cell office:value-type="float" office:value="3186599937">
            <text:p>3186599937</text:p>
          </table:table-cell>
          <table:table-cell office:value-type="float" office:value="1226834355">
            <text:p>1226834355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729697702">
            <text:p>729697702</text:p>
          </table:table-cell>
          <table:table-cell office:value-type="float" office:value="1457515628">
            <text:p>1457515628</text:p>
          </table:table-cell>
          <table:table-cell office:value-type="float" office:value="1241864234">
            <text:p>1241864234</text:p>
          </table:table-cell>
          <table:table-cell office:value-type="float" office:value="2083521268">
            <text:p>2083521268</text:p>
          </table:table-cell>
          <table:table-cell office:value-type="float" office:value="6534713806">
            <text:p>6534713806</text:p>
          </table:table-cell>
          <table:table-cell office:value-type="float" office:value="2550137401">
            <text:p>2550137401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531200443">
            <text:p>1531200443</text:p>
          </table:table-cell>
          <table:table-cell office:value-type="float" office:value="3028273968">
            <text:p>3028273968</text:p>
          </table:table-cell>
          <table:table-cell office:value-type="float" office:value="5424634593">
            <text:p>5424634593</text:p>
          </table:table-cell>
          <table:table-cell office:value-type="float" office:value="9124709922">
            <text:p>9124709922</text:p>
          </table:table-cell>
          <table:table-cell office:value-type="float" office:value="13392455131">
            <text:p>13392455131</text:p>
          </table:table-cell>
          <table:table-cell office:value-type="float" office:value="5293212582">
            <text:p>5293212582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205699089">
            <text:p>3205699089</text:p>
          </table:table-cell>
          <table:table-cell office:value-type="float" office:value="6283058952">
            <text:p>6283058952</text:p>
          </table:table-cell>
          <table:table-cell office:value-type="float" office:value="5424634593">
            <text:p>5424634593</text:p>
          </table:table-cell>
          <table:table-cell office:value-type="float" office:value="9124709922">
            <text:p>9124709922</text:p>
          </table:table-cell>
          <table:table-cell office:value-type="float" office:value="27430964763">
            <text:p>27430964763</text:p>
          </table:table-cell>
          <table:table-cell office:value-type="float" office:value="10972300951">
            <text:p>10972300951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eport for PAPI_TOT_INS, avg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FTW</text:p>
          </table:table-cell>
          <table:table-cell office:value-type="string">
            <text:p>Numerical Recipes</text:p>
          </table:table-cell>
          <table:table-cell office:value-type="string">
            <text:p>Radix-4 FFT</text:p>
          </table:table-cell>
          <table:table-cell office:value-type="string">
            <text:p>Radix-4 FFT, Buffered</text:p>
          </table:table-cell>
          <table:table-cell office:value-type="string">
            <text:p>FFT Radix-2</text:p>
          </table:table-cell>
          <table:table-cell office:value-type="string">
            <text:p>FFT Radix-2, optimized</text:p>
          </table:table-cell>
          <table:table-cell>
            <draw:frame table:end-cell-address="Sheet1.R134" table:end-x="0.8713in" table:end-y="0.174in" draw:z-index="3" draw:style-name="gr1" svg:width="10.0642in" svg:height="4.5512in" svg:x="0.0398in" svg:y="0.0394in">
              <draw:object draw:notify-on-update-of-ranges="Sheet1.A110:Sheet1.A110 Sheet1.A111:Sheet1.A134 Sheet1.B110:Sheet1.B110 Sheet1.B111:Sheet1.B134 Sheet1.C110:Sheet1.C110 Sheet1.C111:Sheet1.C134 Sheet1.D110:Sheet1.D110 Sheet1.D111:Sheet1.D134 Sheet1.E110:Sheet1.E110 Sheet1.E111:Sheet1.E134 Sheet1.F110:Sheet1.F110 Sheet1.F111:Sheet1.F134 Sheet1.G110:Sheet1.G110 Sheet1.G111:Sheet1.G134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41.3">
            <text:p>441.3</text:p>
          </table:table-cell>
          <table:table-cell office:value-type="float" office:value="1972.8">
            <text:p>1972.8</text:p>
          </table:table-cell>
          <table:table-cell office:value-type="float" office:value="829.2">
            <text:p>829.2</text:p>
          </table:table-cell>
          <table:table-cell office:value-type="float" office:value="833.2">
            <text:p>833.2</text:p>
          </table:table-cell>
          <table:table-cell office:value-type="float" office:value="2842.8">
            <text:p>2842.8</text:p>
          </table:table-cell>
          <table:table-cell office:value-type="float" office:value="2182.4">
            <text:p>2182.4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81.3">
            <text:p>481.3</text:p>
          </table:table-cell>
          <table:table-cell office:value-type="float" office:value="2339.9">
            <text:p>2339.9</text:p>
          </table:table-cell>
          <table:table-cell office:value-type="float" office:value="829.2">
            <text:p>829.2</text:p>
          </table:table-cell>
          <table:table-cell office:value-type="float" office:value="833.2">
            <text:p>833.2</text:p>
          </table:table-cell>
          <table:table-cell office:value-type="float" office:value="4300">
            <text:p>4300</text:p>
          </table:table-cell>
          <table:table-cell office:value-type="float" office:value="2453.4">
            <text:p>2453.4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84.4">
            <text:p>584.4</text:p>
          </table:table-cell>
          <table:table-cell office:value-type="float" office:value="2915.9">
            <text:p>2915.9</text:p>
          </table:table-cell>
          <table:table-cell office:value-type="float" office:value="1548.2">
            <text:p>1548.2</text:p>
          </table:table-cell>
          <table:table-cell office:value-type="float" office:value="1889.2">
            <text:p>1889.2</text:p>
          </table:table-cell>
          <table:table-cell office:value-type="float" office:value="6291.5">
            <text:p>6291.5</text:p>
          </table:table-cell>
          <table:table-cell office:value-type="float" office:value="1975.8">
            <text:p>1975.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72.3">
            <text:p>872.3</text:p>
          </table:table-cell>
          <table:table-cell office:value-type="float" office:value="3996.9">
            <text:p>3996.9</text:p>
          </table:table-cell>
          <table:table-cell office:value-type="float" office:value="1548.2">
            <text:p>1548.2</text:p>
          </table:table-cell>
          <table:table-cell office:value-type="float" office:value="1889.2">
            <text:p>1889.2</text:p>
          </table:table-cell>
          <table:table-cell office:value-type="float" office:value="13394">
            <text:p>13394</text:p>
          </table:table-cell>
          <table:table-cell office:value-type="float" office:value="3711.8">
            <text:p>3711.8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548.5">
            <text:p>1548.5</text:p>
          </table:table-cell>
          <table:table-cell office:value-type="float" office:value="6183.9">
            <text:p>6183.9</text:p>
          </table:table-cell>
          <table:table-cell office:value-type="float" office:value="5732.2">
            <text:p>5732.2</text:p>
          </table:table-cell>
          <table:table-cell office:value-type="float" office:value="8391.2">
            <text:p>8391.2</text:p>
          </table:table-cell>
          <table:table-cell office:value-type="float" office:value="28135.7">
            <text:p>28135.7</text:p>
          </table:table-cell>
          <table:table-cell office:value-type="float" office:value="7519.7">
            <text:p>7519.7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668.6">
            <text:p>3668.6</text:p>
          </table:table-cell>
          <table:table-cell office:value-type="float" office:value="10928.9">
            <text:p>10928.9</text:p>
          </table:table-cell>
          <table:table-cell office:value-type="float" office:value="5732.2">
            <text:p>5732.2</text:p>
          </table:table-cell>
          <table:table-cell office:value-type="float" office:value="8391.2">
            <text:p>8391.2</text:p>
          </table:table-cell>
          <table:table-cell office:value-type="float" office:value="59992.6">
            <text:p>59992.6</text:p>
          </table:table-cell>
          <table:table-cell office:value-type="float" office:value="15935.7">
            <text:p>15935.7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433.6">
            <text:p>7433.6</text:p>
          </table:table-cell>
          <table:table-cell office:value-type="float" office:value="21133.9">
            <text:p>21133.9</text:p>
          </table:table-cell>
          <table:table-cell office:value-type="float" office:value="27700.2">
            <text:p>27700.2</text:p>
          </table:table-cell>
          <table:table-cell office:value-type="float" office:value="43447.2">
            <text:p>43447.2</text:p>
          </table:table-cell>
          <table:table-cell office:value-type="float" office:value="125207.8">
            <text:p>125207.8</text:p>
          </table:table-cell>
          <table:table-cell office:value-type="float" office:value="34239.7">
            <text:p>34239.7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5804.7">
            <text:p>15804.7</text:p>
          </table:table-cell>
          <table:table-cell office:value-type="float" office:value="43254.9">
            <text:p>43254.9</text:p>
          </table:table-cell>
          <table:table-cell office:value-type="float" office:value="27700.2">
            <text:p>27700.2</text:p>
          </table:table-cell>
          <table:table-cell office:value-type="float" office:value="43447.2">
            <text:p>43447.2</text:p>
          </table:table-cell>
          <table:table-cell office:value-type="float" office:value="260561.9">
            <text:p>260561.9</text:p>
          </table:table-cell>
          <table:table-cell office:value-type="float" office:value="73791.8">
            <text:p>73791.8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5545.7">
            <text:p>35545.7</text:p>
          </table:table-cell>
          <table:table-cell office:value-type="float" office:value="90759.9">
            <text:p>90759.9</text:p>
          </table:table-cell>
          <table:table-cell office:value-type="float" office:value="136500.5">
            <text:p>136500.5</text:p>
          </table:table-cell>
          <table:table-cell office:value-type="float" office:value="219863.5">
            <text:p>219863.5</text:p>
          </table:table-cell>
          <table:table-cell office:value-type="float" office:value="541118.4">
            <text:p>541118.4</text:p>
          </table:table-cell>
          <table:table-cell office:value-type="float" office:value="158783.8">
            <text:p>158783.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1686">
            <text:p>81686</text:p>
          </table:table-cell>
          <table:table-cell office:value-type="float" office:value="192752.9">
            <text:p>192752.9</text:p>
          </table:table-cell>
          <table:table-cell office:value-type="float" office:value="136500.5">
            <text:p>136500.5</text:p>
          </table:table-cell>
          <table:table-cell office:value-type="float" office:value="219863.5">
            <text:p>219863.5</text:p>
          </table:table-cell>
          <table:table-cell office:value-type="float" office:value="1121948.5">
            <text:p>1121948.5</text:p>
          </table:table-cell>
          <table:table-cell office:value-type="float" office:value="340544">
            <text:p>340544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73358.4">
            <text:p>173358.4</text:p>
          </table:table-cell>
          <table:table-cell office:value-type="float" office:value="410282">
            <text:p>410282</text:p>
          </table:table-cell>
          <table:table-cell office:value-type="float" office:value="655413.7">
            <text:p>655413.7</text:p>
          </table:table-cell>
          <table:table-cell office:value-type="float" office:value="1070296.9">
            <text:p>1070296.9</text:p>
          </table:table-cell>
          <table:table-cell office:value-type="float" office:value="2323150.5">
            <text:p>2323150.5</text:p>
          </table:table-cell>
          <table:table-cell office:value-type="float" office:value="727616.5">
            <text:p>727616.5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81340.4">
            <text:p>381340.4</text:p>
          </table:table-cell>
          <table:table-cell office:value-type="float" office:value="873235">
            <text:p>873235</text:p>
          </table:table-cell>
          <table:table-cell office:value-type="float" office:value="655413.7">
            <text:p>655413.7</text:p>
          </table:table-cell>
          <table:table-cell office:value-type="float" office:value="1070296.9">
            <text:p>1070296.9</text:p>
          </table:table-cell>
          <table:table-cell office:value-type="float" office:value="4791188.2">
            <text:p>4791188.2</text:p>
          </table:table-cell>
          <table:table-cell office:value-type="float" office:value="1548865.3">
            <text:p>1548865.3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31085.8">
            <text:p>831085.8</text:p>
          </table:table-cell>
          <table:table-cell office:value-type="float" office:value="1853980.2">
            <text:p>1853980.2</text:p>
          </table:table-cell>
          <table:table-cell office:value-type="float" office:value="3065914.8">
            <text:p>3065914.8</text:p>
          </table:table-cell>
          <table:table-cell office:value-type="float" office:value="5051102.1">
            <text:p>5051102.1</text:p>
          </table:table-cell>
          <table:table-cell office:value-type="float" office:value="9924955.6">
            <text:p>9924955.6</text:p>
          </table:table-cell>
          <table:table-cell office:value-type="float" office:value="3285571.2">
            <text:p>3285571.2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779644.3">
            <text:p>1779644.3</text:p>
          </table:table-cell>
          <table:table-cell office:value-type="float" office:value="3926661.3">
            <text:p>3926661.3</text:p>
          </table:table-cell>
          <table:table-cell office:value-type="float" office:value="3065914.8">
            <text:p>3065914.8</text:p>
          </table:table-cell>
          <table:table-cell office:value-type="float" office:value="5051102.1">
            <text:p>5051102.1</text:p>
          </table:table-cell>
          <table:table-cell office:value-type="float" office:value="20480610.6">
            <text:p>20480610.6</text:p>
          </table:table-cell>
          <table:table-cell office:value-type="float" office:value="6947398.7">
            <text:p>6947398.7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839415.9">
            <text:p>3839415.9</text:p>
          </table:table-cell>
          <table:table-cell office:value-type="float" office:value="8292399.1">
            <text:p>8292399.1</text:p>
          </table:table-cell>
          <table:table-cell office:value-type="float" office:value="14047311">
            <text:p>14047311</text:p>
          </table:table-cell>
          <table:table-cell office:value-type="float" office:value="23290611">
            <text:p>23290611</text:p>
          </table:table-cell>
          <table:table-cell office:value-type="float" office:value="42222410.5">
            <text:p>42222410.5</text:p>
          </table:table-cell>
          <table:table-cell office:value-type="float" office:value="14647885.9">
            <text:p>14647885.9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238229.4">
            <text:p>8238229.4</text:p>
          </table:table-cell>
          <table:table-cell office:value-type="float" office:value="17467545.9">
            <text:p>17467545.9</text:p>
          </table:table-cell>
          <table:table-cell office:value-type="float" office:value="14047311">
            <text:p>14047311</text:p>
          </table:table-cell>
          <table:table-cell office:value-type="float" office:value="23290611">
            <text:p>23290611</text:p>
          </table:table-cell>
          <table:table-cell office:value-type="float" office:value="86967147.2">
            <text:p>86967147.2</text:p>
          </table:table-cell>
          <table:table-cell office:value-type="float" office:value="30802523.9">
            <text:p>30802523.9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7576368.9">
            <text:p>17576368.9</text:p>
          </table:table-cell>
          <table:table-cell office:value-type="float" office:value="36701063.8">
            <text:p>36701063.8</text:p>
          </table:table-cell>
          <table:table-cell office:value-type="float" office:value="63330468.8">
            <text:p>63330468.8</text:p>
          </table:table-cell>
          <table:table-cell office:value-type="float" office:value="105513802">
            <text:p>105513802</text:p>
          </table:table-cell>
          <table:table-cell office:value-type="float" office:value="178979096.2">
            <text:p>178979096.2</text:p>
          </table:table-cell>
          <table:table-cell office:value-type="float" office:value="64619129.3">
            <text:p>64619129.3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7037722">
            <text:p>37037722</text:p>
          </table:table-cell>
          <table:table-cell office:value-type="float" office:value="76940294">
            <text:p>76940294</text:p>
          </table:table-cell>
          <table:table-cell office:value-type="float" office:value="63330468.8">
            <text:p>63330468.8</text:p>
          </table:table-cell>
          <table:table-cell office:value-type="float" office:value="105513802">
            <text:p>105513802</text:p>
          </table:table-cell>
          <table:table-cell office:value-type="float" office:value="368048540.5">
            <text:p>368048540.5</text:p>
          </table:table-cell>
          <table:table-cell office:value-type="float" office:value="135266998.6">
            <text:p>135266998.6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8562909.1">
            <text:p>78562909.1</text:p>
          </table:table-cell>
          <table:table-cell office:value-type="float" office:value="160954855.9">
            <text:p>160954855.9</text:p>
          </table:table-cell>
          <table:table-cell office:value-type="float" office:value="281893373.9">
            <text:p>281893373.9</text:p>
          </table:table-cell>
          <table:table-cell office:value-type="float" office:value="471467178.3">
            <text:p>471467178.3</text:p>
          </table:table-cell>
          <table:table-cell office:value-type="float" office:value="756279187.6">
            <text:p>756279187.6</text:p>
          </table:table-cell>
          <table:table-cell office:value-type="float" office:value="282592050.7">
            <text:p>282592050.7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6081604.3">
            <text:p>166081604.3</text:p>
          </table:table-cell>
          <table:table-cell office:value-type="float" office:value="336067460.4">
            <text:p>336067460.4</text:p>
          </table:table-cell>
          <table:table-cell office:value-type="float" office:value="281893373.9">
            <text:p>281893373.9</text:p>
          </table:table-cell>
          <table:table-cell office:value-type="float" office:value="471467178.3">
            <text:p>471467178.3</text:p>
          </table:table-cell>
          <table:table-cell office:value-type="float" office:value="1552924724.6">
            <text:p>1552924724.6</text:p>
          </table:table-cell>
          <table:table-cell office:value-type="float" office:value="589300778.1">
            <text:p>589300778.1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49767205.6">
            <text:p>349767205.6</text:p>
          </table:table-cell>
          <table:table-cell office:value-type="float" office:value="700442742">
            <text:p>700442742</text:p>
          </table:table-cell>
          <table:table-cell office:value-type="float" office:value="1241866091.7">
            <text:p>1241866091.7</text:p>
          </table:table-cell>
          <table:table-cell office:value-type="float" office:value="2083523123.2">
            <text:p>2083523123.2</text:p>
          </table:table-cell>
          <table:table-cell office:value-type="float" office:value="3186603949.2">
            <text:p>3186603949.2</text:p>
          </table:table-cell>
          <table:table-cell office:value-type="float" office:value="1226835518.5">
            <text:p>1226835518.5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729699557.3">
            <text:p>729699557.3</text:p>
          </table:table-cell>
          <table:table-cell office:value-type="float" office:value="1457515964.8">
            <text:p>1457515964.8</text:p>
          </table:table-cell>
          <table:table-cell office:value-type="float" office:value="1241866091.7">
            <text:p>1241866091.7</text:p>
          </table:table-cell>
          <table:table-cell office:value-type="float" office:value="2083523123.2">
            <text:p>2083523123.2</text:p>
          </table:table-cell>
          <table:table-cell office:value-type="float" office:value="6534718642.6">
            <text:p>6534718642.6</text:p>
          </table:table-cell>
          <table:table-cell office:value-type="float" office:value="2550139385">
            <text:p>2550139385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531203936.4">
            <text:p>1531203936.4</text:p>
          </table:table-cell>
          <table:table-cell office:value-type="float" office:value="3028274323.6">
            <text:p>3028274323.6</text:p>
          </table:table-cell>
          <table:table-cell office:value-type="float" office:value="5424641368.9">
            <text:p>5424641368.9</text:p>
          </table:table-cell>
          <table:table-cell office:value-type="float" office:value="9124716694.7">
            <text:p>9124716694.7</text:p>
          </table:table-cell>
          <table:table-cell office:value-type="float" office:value="13392461615.9">
            <text:p>13392461615.9</text:p>
          </table:table-cell>
          <table:table-cell office:value-type="float" office:value="5293216208.1">
            <text:p>5293216208.1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205706270.1">
            <text:p>3205706270.1</text:p>
          </table:table-cell>
          <table:table-cell office:value-type="float" office:value="6283060032.3">
            <text:p>6283060032.3</text:p>
          </table:table-cell>
          <table:table-cell office:value-type="float" office:value="5424641368.9">
            <text:p>5424641368.9</text:p>
          </table:table-cell>
          <table:table-cell office:value-type="float" office:value="9124716694.7">
            <text:p>9124716694.7</text:p>
          </table:table-cell>
          <table:table-cell office:value-type="float" office:value="27430974531.7">
            <text:p>27430974531.7</text:p>
          </table:table-cell>
          <table:table-cell office:value-type="float" office:value="10972307857.9">
            <text:p>10972307857.9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eport for PAPI_TOT_INS, max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FTW</text:p>
          </table:table-cell>
          <table:table-cell office:value-type="string">
            <text:p>Numerical Recipes</text:p>
          </table:table-cell>
          <table:table-cell office:value-type="string">
            <text:p>Radix-4 FFT</text:p>
          </table:table-cell>
          <table:table-cell office:value-type="string">
            <text:p>Radix-4 FFT, Buffered</text:p>
          </table:table-cell>
          <table:table-cell office:value-type="string">
            <text:p>FFT Radix-2</text:p>
          </table:table-cell>
          <table:table-cell office:value-type="string">
            <text:p>FFT Radix-2, optimized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79">
            <text:p>2379</text:p>
          </table:table-cell>
          <table:table-cell office:value-type="float" office:value="4500">
            <text:p>4500</text:p>
          </table:table-cell>
          <table:table-cell office:value-type="float" office:value="2766">
            <text:p>2766</text:p>
          </table:table-cell>
          <table:table-cell office:value-type="float" office:value="2770">
            <text:p>2770</text:p>
          </table:table-cell>
          <table:table-cell office:value-type="float" office:value="6900">
            <text:p>6900</text:p>
          </table:table-cell>
          <table:table-cell office:value-type="float" office:value="5273">
            <text:p>5273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19">
            <text:p>2419</text:p>
          </table:table-cell>
          <table:table-cell office:value-type="float" office:value="4868">
            <text:p>4868</text:p>
          </table:table-cell>
          <table:table-cell office:value-type="float" office:value="2766">
            <text:p>2766</text:p>
          </table:table-cell>
          <table:table-cell office:value-type="float" office:value="2770">
            <text:p>2770</text:p>
          </table:table-cell>
          <table:table-cell office:value-type="float" office:value="8584">
            <text:p>8584</text:p>
          </table:table-cell>
          <table:table-cell office:value-type="float" office:value="5544">
            <text:p>5544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23">
            <text:p>2523</text:p>
          </table:table-cell>
          <table:table-cell office:value-type="float" office:value="5444">
            <text:p>5444</text:p>
          </table:table-cell>
          <table:table-cell office:value-type="float" office:value="3485">
            <text:p>3485</text:p>
          </table:table-cell>
          <table:table-cell office:value-type="float" office:value="3826">
            <text:p>3826</text:p>
          </table:table-cell>
          <table:table-cell office:value-type="float" office:value="10760">
            <text:p>10760</text:p>
          </table:table-cell>
          <table:table-cell office:value-type="float" office:value="5061">
            <text:p>5061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10">
            <text:p>2810</text:p>
          </table:table-cell>
          <table:table-cell office:value-type="float" office:value="6525">
            <text:p>6525</text:p>
          </table:table-cell>
          <table:table-cell office:value-type="float" office:value="3485">
            <text:p>3485</text:p>
          </table:table-cell>
          <table:table-cell office:value-type="float" office:value="3826">
            <text:p>3826</text:p>
          </table:table-cell>
          <table:table-cell office:value-type="float" office:value="17813">
            <text:p>17813</text:p>
          </table:table-cell>
          <table:table-cell office:value-type="float" office:value="6797">
            <text:p>6797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488">
            <text:p>3488</text:p>
          </table:table-cell>
          <table:table-cell office:value-type="float" office:value="8712">
            <text:p>8712</text:p>
          </table:table-cell>
          <table:table-cell office:value-type="float" office:value="7669">
            <text:p>7669</text:p>
          </table:table-cell>
          <table:table-cell office:value-type="float" office:value="10328">
            <text:p>10328</text:p>
          </table:table-cell>
          <table:table-cell office:value-type="float" office:value="32552">
            <text:p>32552</text:p>
          </table:table-cell>
          <table:table-cell office:value-type="float" office:value="10604">
            <text:p>10604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609">
            <text:p>5609</text:p>
          </table:table-cell>
          <table:table-cell office:value-type="float" office:value="13457">
            <text:p>13457</text:p>
          </table:table-cell>
          <table:table-cell office:value-type="float" office:value="7669">
            <text:p>7669</text:p>
          </table:table-cell>
          <table:table-cell office:value-type="float" office:value="10328">
            <text:p>10328</text:p>
          </table:table-cell>
          <table:table-cell office:value-type="float" office:value="63328">
            <text:p>63328</text:p>
          </table:table-cell>
          <table:table-cell office:value-type="float" office:value="19020">
            <text:p>19020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374">
            <text:p>9374</text:p>
          </table:table-cell>
          <table:table-cell office:value-type="float" office:value="23662">
            <text:p>23662</text:p>
          </table:table-cell>
          <table:table-cell office:value-type="float" office:value="29637">
            <text:p>29637</text:p>
          </table:table-cell>
          <table:table-cell office:value-type="float" office:value="45384">
            <text:p>45384</text:p>
          </table:table-cell>
          <table:table-cell office:value-type="float" office:value="128544">
            <text:p>128544</text:p>
          </table:table-cell>
          <table:table-cell office:value-type="float" office:value="37324">
            <text:p>37324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7746">
            <text:p>17746</text:p>
          </table:table-cell>
          <table:table-cell office:value-type="float" office:value="45783">
            <text:p>45783</text:p>
          </table:table-cell>
          <table:table-cell office:value-type="float" office:value="29637">
            <text:p>29637</text:p>
          </table:table-cell>
          <table:table-cell office:value-type="float" office:value="45384">
            <text:p>45384</text:p>
          </table:table-cell>
          <table:table-cell office:value-type="float" office:value="263900">
            <text:p>263900</text:p>
          </table:table-cell>
          <table:table-cell office:value-type="float" office:value="76876">
            <text:p>76876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7487">
            <text:p>37487</text:p>
          </table:table-cell>
          <table:table-cell office:value-type="float" office:value="93288">
            <text:p>93288</text:p>
          </table:table-cell>
          <table:table-cell office:value-type="float" office:value="138440">
            <text:p>138440</text:p>
          </table:table-cell>
          <table:table-cell office:value-type="float" office:value="221803">
            <text:p>221803</text:p>
          </table:table-cell>
          <table:table-cell office:value-type="float" office:value="544461">
            <text:p>544461</text:p>
          </table:table-cell>
          <table:table-cell office:value-type="float" office:value="161869">
            <text:p>161869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3630">
            <text:p>83630</text:p>
          </table:table-cell>
          <table:table-cell office:value-type="float" office:value="195281">
            <text:p>195281</text:p>
          </table:table-cell>
          <table:table-cell office:value-type="float" office:value="138440">
            <text:p>138440</text:p>
          </table:table-cell>
          <table:table-cell office:value-type="float" office:value="221803">
            <text:p>221803</text:p>
          </table:table-cell>
          <table:table-cell office:value-type="float" office:value="1125300">
            <text:p>1125300</text:p>
          </table:table-cell>
          <table:table-cell office:value-type="float" office:value="343631">
            <text:p>343631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75306">
            <text:p>175306</text:p>
          </table:table-cell>
          <table:table-cell office:value-type="float" office:value="412810">
            <text:p>412810</text:p>
          </table:table-cell>
          <table:table-cell office:value-type="float" office:value="657364">
            <text:p>657364</text:p>
          </table:table-cell>
          <table:table-cell office:value-type="float" office:value="1072247">
            <text:p>1072247</text:p>
          </table:table-cell>
          <table:table-cell office:value-type="float" office:value="2327123">
            <text:p>2327123</text:p>
          </table:table-cell>
          <table:table-cell office:value-type="float" office:value="730707">
            <text:p>730707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83296">
            <text:p>383296</text:p>
          </table:table-cell>
          <table:table-cell office:value-type="float" office:value="875763">
            <text:p>875763</text:p>
          </table:table-cell>
          <table:table-cell office:value-type="float" office:value="657364">
            <text:p>657364</text:p>
          </table:table-cell>
          <table:table-cell office:value-type="float" office:value="1072247">
            <text:p>1072247</text:p>
          </table:table-cell>
          <table:table-cell office:value-type="float" office:value="4795092">
            <text:p>4795092</text:p>
          </table:table-cell>
          <table:table-cell office:value-type="float" office:value="1551963">
            <text:p>1551963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33055">
            <text:p>833055</text:p>
          </table:table-cell>
          <table:table-cell office:value-type="float" office:value="1856508">
            <text:p>1856508</text:p>
          </table:table-cell>
          <table:table-cell office:value-type="float" office:value="3067910">
            <text:p>3067910</text:p>
          </table:table-cell>
          <table:table-cell office:value-type="float" office:value="5053098">
            <text:p>5053098</text:p>
          </table:table-cell>
          <table:table-cell office:value-type="float" office:value="9928914">
            <text:p>9928914</text:p>
          </table:table-cell>
          <table:table-cell office:value-type="float" office:value="3288685">
            <text:p>3288685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781643">
            <text:p>1781643</text:p>
          </table:table-cell>
          <table:table-cell office:value-type="float" office:value="3929189">
            <text:p>3929189</text:p>
          </table:table-cell>
          <table:table-cell office:value-type="float" office:value="3067910">
            <text:p>3067910</text:p>
          </table:table-cell>
          <table:table-cell office:value-type="float" office:value="5053098">
            <text:p>5053098</text:p>
          </table:table-cell>
          <table:table-cell office:value-type="float" office:value="20484765">
            <text:p>20484765</text:p>
          </table:table-cell>
          <table:table-cell office:value-type="float" office:value="6950541">
            <text:p>6950541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841473">
            <text:p>3841473</text:p>
          </table:table-cell>
          <table:table-cell office:value-type="float" office:value="8294927">
            <text:p>8294927</text:p>
          </table:table-cell>
          <table:table-cell office:value-type="float" office:value="14049479">
            <text:p>14049479</text:p>
          </table:table-cell>
          <table:table-cell office:value-type="float" office:value="23292779">
            <text:p>23292779</text:p>
          </table:table-cell>
          <table:table-cell office:value-type="float" office:value="42227327">
            <text:p>42227327</text:p>
          </table:table-cell>
          <table:table-cell office:value-type="float" office:value="14651086">
            <text:p>14651086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240402">
            <text:p>8240402</text:p>
          </table:table-cell>
          <table:table-cell office:value-type="float" office:value="17470074">
            <text:p>17470074</text:p>
          </table:table-cell>
          <table:table-cell office:value-type="float" office:value="14049479">
            <text:p>14049479</text:p>
          </table:table-cell>
          <table:table-cell office:value-type="float" office:value="23292779">
            <text:p>23292779</text:p>
          </table:table-cell>
          <table:table-cell office:value-type="float" office:value="86973492">
            <text:p>86973492</text:p>
          </table:table-cell>
          <table:table-cell office:value-type="float" office:value="30805838">
            <text:p>3080583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7578770">
            <text:p>17578770</text:p>
          </table:table-cell>
          <table:table-cell office:value-type="float" office:value="36703592">
            <text:p>36703592</text:p>
          </table:table-cell>
          <table:table-cell office:value-type="float" office:value="63333327">
            <text:p>63333327</text:p>
          </table:table-cell>
          <table:table-cell office:value-type="float" office:value="105516660">
            <text:p>105516660</text:p>
          </table:table-cell>
          <table:table-cell office:value-type="float" office:value="178988020">
            <text:p>178988020</text:p>
          </table:table-cell>
          <table:table-cell office:value-type="float" office:value="64622677">
            <text:p>64622677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7040585">
            <text:p>37040585</text:p>
          </table:table-cell>
          <table:table-cell office:value-type="float" office:value="76942822">
            <text:p>76942822</text:p>
          </table:table-cell>
          <table:table-cell office:value-type="float" office:value="63333327">
            <text:p>63333327</text:p>
          </table:table-cell>
          <table:table-cell office:value-type="float" office:value="105516660">
            <text:p>105516660</text:p>
          </table:table-cell>
          <table:table-cell office:value-type="float" office:value="368061759">
            <text:p>368061759</text:p>
          </table:table-cell>
          <table:table-cell office:value-type="float" office:value="135271007">
            <text:p>135271007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8566691">
            <text:p>78566691</text:p>
          </table:table-cell>
          <table:table-cell office:value-type="float" office:value="160957391">
            <text:p>160957391</text:p>
          </table:table-cell>
          <table:table-cell office:value-type="float" office:value="281898995">
            <text:p>281898995</text:p>
          </table:table-cell>
          <table:table-cell office:value-type="float" office:value="471472805">
            <text:p>471472805</text:p>
          </table:table-cell>
          <table:table-cell office:value-type="float" office:value="756299570">
            <text:p>756299570</text:p>
          </table:table-cell>
          <table:table-cell office:value-type="float" office:value="282596978">
            <text:p>282596978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6087230">
            <text:p>166087230</text:p>
          </table:table-cell>
          <table:table-cell office:value-type="float" office:value="336069993">
            <text:p>336069993</text:p>
          </table:table-cell>
          <table:table-cell office:value-type="float" office:value="281898995">
            <text:p>281898995</text:p>
          </table:table-cell>
          <table:table-cell office:value-type="float" office:value="471472805">
            <text:p>471472805</text:p>
          </table:table-cell>
          <table:table-cell office:value-type="float" office:value="1552957457">
            <text:p>1552957457</text:p>
          </table:table-cell>
          <table:table-cell office:value-type="float" office:value="589307551">
            <text:p>589307551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49776507">
            <text:p>349776507</text:p>
          </table:table-cell>
          <table:table-cell office:value-type="float" office:value="700445285">
            <text:p>700445285</text:p>
          </table:table-cell>
          <table:table-cell office:value-type="float" office:value="1241882782">
            <text:p>1241882782</text:p>
          </table:table-cell>
          <table:table-cell office:value-type="float" office:value="2083539804">
            <text:p>2083539804</text:p>
          </table:table-cell>
          <table:table-cell office:value-type="float" office:value="3186639976">
            <text:p>3186639976</text:p>
          </table:table-cell>
          <table:table-cell office:value-type="float" office:value="1226845979">
            <text:p>1226845979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729716229">
            <text:p>729716229</text:p>
          </table:table-cell>
          <table:table-cell office:value-type="float" office:value="1457518577">
            <text:p>1457518577</text:p>
          </table:table-cell>
          <table:table-cell office:value-type="float" office:value="1241882782">
            <text:p>1241882782</text:p>
          </table:table-cell>
          <table:table-cell office:value-type="float" office:value="2083539804">
            <text:p>2083539804</text:p>
          </table:table-cell>
          <table:table-cell office:value-type="float" office:value="6534762071">
            <text:p>6534762071</text:p>
          </table:table-cell>
          <table:table-cell office:value-type="float" office:value="2550157217">
            <text:p>2550157217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531235333">
            <text:p>1531235333</text:p>
          </table:table-cell>
          <table:table-cell office:value-type="float" office:value="3028276969">
            <text:p>3028276969</text:p>
          </table:table-cell>
          <table:table-cell office:value-type="float" office:value="5424702299">
            <text:p>5424702299</text:p>
          </table:table-cell>
          <table:table-cell office:value-type="float" office:value="9124777606">
            <text:p>9124777606</text:p>
          </table:table-cell>
          <table:table-cell office:value-type="float" office:value="13392519804">
            <text:p>13392519804</text:p>
          </table:table-cell>
          <table:table-cell office:value-type="float" office:value="5293248794">
            <text:p>5293248794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205766692">
            <text:p>3205766692</text:p>
          </table:table-cell>
          <table:table-cell office:value-type="float" office:value="6283062712">
            <text:p>6283062712</text:p>
          </table:table-cell>
          <table:table-cell office:value-type="float" office:value="5424702299">
            <text:p>5424702299</text:p>
          </table:table-cell>
          <table:table-cell office:value-type="float" office:value="9124777606">
            <text:p>9124777606</text:p>
          </table:table-cell>
          <table:table-cell office:value-type="float" office:value="27431062194">
            <text:p>27431062194</text:p>
          </table:table-cell>
          <table:table-cell office:value-type="float" office:value="10972369944">
            <text:p>10972369944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eport for PAPI_FP_OPS, min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FTW</text:p>
          </table:table-cell>
          <table:table-cell office:value-type="string">
            <text:p>Numerical Recipes</text:p>
          </table:table-cell>
          <table:table-cell office:value-type="string">
            <text:p>Radix-4 FFT</text:p>
          </table:table-cell>
          <table:table-cell office:value-type="string">
            <text:p>Radix-4 FFT, Buffered</text:p>
          </table:table-cell>
          <table:table-cell office:value-type="string">
            <text:p>FFT Radix-2</text:p>
          </table:table-cell>
          <table:table-cell office:value-type="string">
            <text:p>FFT Radix-2, optimized</text:p>
          </table:table-cell>
          <table:table-cell>
            <draw:frame table:end-cell-address="Sheet1.S188" table:end-x="0.0118in" table:end-y="0.1642in" draw:z-index="4" draw:style-name="gr1" svg:width="10.0937in" svg:height="4.5417in" svg:x="0.0398in" svg:y="0.0394in">
              <draw:object draw:notify-on-update-of-ranges="Sheet1.A164:Sheet1.A164 Sheet1.A165:Sheet1.A188 Sheet1.B164:Sheet1.B164 Sheet1.B165:Sheet1.B188 Sheet1.C164:Sheet1.C164 Sheet1.C165:Sheet1.C188 Sheet1.D164:Sheet1.D164 Sheet1.D165:Sheet1.D188 Sheet1.E164:Sheet1.E164 Sheet1.E165:Sheet1.E188 Sheet1.F164:Sheet1.F164 Sheet1.F165:Sheet1.F188 Sheet1.G164:Sheet1.G164 Sheet1.G165:Sheet1.G188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93">
            <text:p>793</text:p>
          </table:table-cell>
          <table:table-cell table:number-columns-repeated="2" office:value-type="float" office:value="113">
            <text:p>113</text:p>
          </table:table-cell>
          <table:table-cell office:value-type="float" office:value="816">
            <text:p>816</text:p>
          </table:table-cell>
          <table:table-cell office:value-type="float" office:value="818">
            <text:p>818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892">
            <text:p>892</text:p>
          </table:table-cell>
          <table:table-cell table:number-columns-repeated="2" office:value-type="float" office:value="113">
            <text:p>113</text:p>
          </table:table-cell>
          <table:table-cell office:value-type="float" office:value="858">
            <text:p>858</text:p>
          </table:table-cell>
          <table:table-cell office:value-type="float" office:value="874">
            <text:p>874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6">
            <text:p>56</text:p>
          </table:table-cell>
          <table:table-cell office:value-type="float" office:value="1097">
            <text:p>1097</text:p>
          </table:table-cell>
          <table:table-cell table:number-columns-repeated="2" office:value-type="float" office:value="321">
            <text:p>321</text:p>
          </table:table-cell>
          <table:table-cell office:value-type="float" office:value="282">
            <text:p>282</text:p>
          </table:table-cell>
          <table:table-cell office:value-type="float" office:value="338">
            <text:p>33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8">
            <text:p>168</text:p>
          </table:table-cell>
          <table:table-cell office:value-type="float" office:value="1447">
            <text:p>1447</text:p>
          </table:table-cell>
          <table:table-cell table:number-columns-repeated="2" office:value-type="float" office:value="321">
            <text:p>321</text:p>
          </table:table-cell>
          <table:table-cell office:value-type="float" office:value="645">
            <text:p>645</text:p>
          </table:table-cell>
          <table:table-cell office:value-type="float" office:value="781">
            <text:p>781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60">
            <text:p>460</text:p>
          </table:table-cell>
          <table:table-cell office:value-type="float" office:value="2111">
            <text:p>2111</text:p>
          </table:table-cell>
          <table:table-cell office:value-type="float" office:value="1640">
            <text:p>1640</text:p>
          </table:table-cell>
          <table:table-cell office:value-type="float" office:value="1633">
            <text:p>1633</text:p>
          </table:table-cell>
          <table:table-cell office:value-type="float" office:value="1496">
            <text:p>1496</text:p>
          </table:table-cell>
          <table:table-cell office:value-type="float" office:value="1798">
            <text:p>1798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241">
            <text:p>1241</text:p>
          </table:table-cell>
          <table:table-cell office:value-type="float" office:value="3587">
            <text:p>3587</text:p>
          </table:table-cell>
          <table:table-cell office:value-type="float" office:value="1640">
            <text:p>1640</text:p>
          </table:table-cell>
          <table:table-cell office:value-type="float" office:value="1633">
            <text:p>1633</text:p>
          </table:table-cell>
          <table:table-cell office:value-type="float" office:value="3476">
            <text:p>3476</text:p>
          </table:table-cell>
          <table:table-cell office:value-type="float" office:value="4136">
            <text:p>4136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929">
            <text:p>2929</text:p>
          </table:table-cell>
          <table:table-cell office:value-type="float" office:value="6702">
            <text:p>6702</text:p>
          </table:table-cell>
          <table:table-cell office:value-type="float" office:value="8851">
            <text:p>8851</text:p>
          </table:table-cell>
          <table:table-cell office:value-type="float" office:value="8801">
            <text:p>8801</text:p>
          </table:table-cell>
          <table:table-cell office:value-type="float" office:value="7959">
            <text:p>7959</text:p>
          </table:table-cell>
          <table:table-cell office:value-type="float" office:value="9402">
            <text:p>9402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817">
            <text:p>6817</text:p>
          </table:table-cell>
          <table:table-cell office:value-type="float" office:value="13531">
            <text:p>13531</text:p>
          </table:table-cell>
          <table:table-cell office:value-type="float" office:value="8851">
            <text:p>8851</text:p>
          </table:table-cell>
          <table:table-cell office:value-type="float" office:value="8801">
            <text:p>8801</text:p>
          </table:table-cell>
          <table:table-cell office:value-type="float" office:value="17938">
            <text:p>17938</text:p>
          </table:table-cell>
          <table:table-cell office:value-type="float" office:value="21047">
            <text:p>21047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617">
            <text:p>15617</text:p>
          </table:table-cell>
          <table:table-cell office:value-type="float" office:value="28392">
            <text:p>28392</text:p>
          </table:table-cell>
          <table:table-cell office:value-type="float" office:value="45326">
            <text:p>45326</text:p>
          </table:table-cell>
          <table:table-cell office:value-type="float" office:value="45153">
            <text:p>45153</text:p>
          </table:table-cell>
          <table:table-cell office:value-type="float" office:value="39952">
            <text:p>39952</text:p>
          </table:table-cell>
          <table:table-cell office:value-type="float" office:value="46759">
            <text:p>46759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5982">
            <text:p>35982</text:p>
          </table:table-cell>
          <table:table-cell office:value-type="float" office:value="60696">
            <text:p>60696</text:p>
          </table:table-cell>
          <table:table-cell office:value-type="float" office:value="45326">
            <text:p>45326</text:p>
          </table:table-cell>
          <table:table-cell office:value-type="float" office:value="45153">
            <text:p>45153</text:p>
          </table:table-cell>
          <table:table-cell office:value-type="float" office:value="88058">
            <text:p>88058</text:p>
          </table:table-cell>
          <table:table-cell office:value-type="float" office:value="102477">
            <text:p>102477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9631">
            <text:p>79631</text:p>
          </table:table-cell>
          <table:table-cell office:value-type="float" office:value="130308">
            <text:p>130308</text:p>
          </table:table-cell>
          <table:table-cell office:value-type="float" office:value="221589">
            <text:p>221589</text:p>
          </table:table-cell>
          <table:table-cell office:value-type="float" office:value="221281">
            <text:p>221281</text:p>
          </table:table-cell>
          <table:table-cell office:value-type="float" office:value="192432">
            <text:p>192432</text:p>
          </table:table-cell>
          <table:table-cell office:value-type="float" office:value="222749">
            <text:p>222749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75123">
            <text:p>175123</text:p>
          </table:table-cell>
          <table:table-cell office:value-type="float" office:value="279954">
            <text:p>279954</text:p>
          </table:table-cell>
          <table:table-cell office:value-type="float" office:value="221589">
            <text:p>221589</text:p>
          </table:table-cell>
          <table:table-cell office:value-type="float" office:value="221281">
            <text:p>221281</text:p>
          </table:table-cell>
          <table:table-cell office:value-type="float" office:value="418111">
            <text:p>418111</text:p>
          </table:table-cell>
          <table:table-cell office:value-type="float" office:value="481256">
            <text:p>481256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82017">
            <text:p>382017</text:p>
          </table:table-cell>
          <table:table-cell office:value-type="float" office:value="599598">
            <text:p>599598</text:p>
          </table:table-cell>
          <table:table-cell office:value-type="float" office:value="1049864">
            <text:p>1049864</text:p>
          </table:table-cell>
          <table:table-cell office:value-type="float" office:value="1048673">
            <text:p>1048673</text:p>
          </table:table-cell>
          <table:table-cell office:value-type="float" office:value="901831">
            <text:p>901831</text:p>
          </table:table-cell>
          <table:table-cell office:value-type="float" office:value="1039346">
            <text:p>1039346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37769">
            <text:p>837769</text:p>
          </table:table-cell>
          <table:table-cell office:value-type="float" office:value="1279781">
            <text:p>1279781</text:p>
          </table:table-cell>
          <table:table-cell office:value-type="float" office:value="1049864">
            <text:p>1049864</text:p>
          </table:table-cell>
          <table:table-cell office:value-type="float" office:value="1048673">
            <text:p>1048673</text:p>
          </table:table-cell>
          <table:table-cell office:value-type="float" office:value="1932246">
            <text:p>1932246</text:p>
          </table:table-cell>
          <table:table-cell office:value-type="float" office:value="2218398">
            <text:p>2218398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802583">
            <text:p>1802583</text:p>
          </table:table-cell>
          <table:table-cell office:value-type="float" office:value="2721777">
            <text:p>2721777</text:p>
          </table:table-cell>
          <table:table-cell office:value-type="float" office:value="4854682">
            <text:p>4854682</text:p>
          </table:table-cell>
          <table:table-cell office:value-type="float" office:value="4849768">
            <text:p>4849768</text:p>
          </table:table-cell>
          <table:table-cell office:value-type="float" office:value="4130885">
            <text:p>4130885</text:p>
          </table:table-cell>
          <table:table-cell office:value-type="float" office:value="4745568">
            <text:p>4745568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858788">
            <text:p>3858788</text:p>
          </table:table-cell>
          <table:table-cell office:value-type="float" office:value="5769112">
            <text:p>5769112</text:p>
          </table:table-cell>
          <table:table-cell office:value-type="float" office:value="4854682">
            <text:p>4854682</text:p>
          </table:table-cell>
          <table:table-cell office:value-type="float" office:value="4849768">
            <text:p>4849768</text:p>
          </table:table-cell>
          <table:table-cell office:value-type="float" office:value="8777298">
            <text:p>8777298</text:p>
          </table:table-cell>
          <table:table-cell office:value-type="float" office:value="10079616">
            <text:p>10079616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8225224">
            <text:p>8225224</text:p>
          </table:table-cell>
          <table:table-cell office:value-type="float" office:value="12197178">
            <text:p>12197178</text:p>
          </table:table-cell>
          <table:table-cell office:value-type="float" office:value="22040477">
            <text:p>22040477</text:p>
          </table:table-cell>
          <table:table-cell office:value-type="float" office:value="22020231">
            <text:p>22020231</text:p>
          </table:table-cell>
          <table:table-cell office:value-type="float" office:value="18607419">
            <text:p>18607419</text:p>
          </table:table-cell>
          <table:table-cell office:value-type="float" office:value="21147440">
            <text:p>21147440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631626">
            <text:p>17631626</text:p>
          </table:table-cell>
          <table:table-cell office:value-type="float" office:value="25704745">
            <text:p>25704745</text:p>
          </table:table-cell>
          <table:table-cell office:value-type="float" office:value="22040477">
            <text:p>22040477</text:p>
          </table:table-cell>
          <table:table-cell office:value-type="float" office:value="22020231">
            <text:p>22020231</text:p>
          </table:table-cell>
          <table:table-cell office:value-type="float" office:value="39295251">
            <text:p>39295251</text:p>
          </table:table-cell>
          <table:table-cell office:value-type="float" office:value="44701796">
            <text:p>44701796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7295292">
            <text:p>37295292</text:p>
          </table:table-cell>
          <table:table-cell office:value-type="float" office:value="54028675">
            <text:p>54028675</text:p>
          </table:table-cell>
          <table:table-cell office:value-type="float" office:value="98643694">
            <text:p>98643694</text:p>
          </table:table-cell>
          <table:table-cell office:value-type="float" office:value="98566431">
            <text:p>98566431</text:p>
          </table:table-cell>
          <table:table-cell office:value-type="float" office:value="82825959">
            <text:p>82825959</text:p>
          </table:table-cell>
          <table:table-cell office:value-type="float" office:value="93978573">
            <text:p>93978573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8649244">
            <text:p>78649244</text:p>
          </table:table-cell>
          <table:table-cell office:value-type="float" office:value="113298631">
            <text:p>113298631</text:p>
          </table:table-cell>
          <table:table-cell office:value-type="float" office:value="98643694">
            <text:p>98643694</text:p>
          </table:table-cell>
          <table:table-cell office:value-type="float" office:value="98566431">
            <text:p>98566431</text:p>
          </table:table-cell>
          <table:table-cell office:value-type="float" office:value="174133655">
            <text:p>174133655</text:p>
          </table:table-cell>
          <table:table-cell office:value-type="float" office:value="197779928">
            <text:p>197779928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65421451">
            <text:p>165421451</text:p>
          </table:table-cell>
          <table:table-cell office:value-type="float" office:value="237579173">
            <text:p>237579173</text:p>
          </table:table-cell>
          <table:table-cell office:value-type="float" office:value="436528345">
            <text:p>436528345</text:p>
          </table:table-cell>
          <table:table-cell office:value-type="float" office:value="436208770">
            <text:p>436208770</text:p>
          </table:table-cell>
          <table:table-cell office:value-type="float" office:value="365441185">
            <text:p>365441185</text:p>
          </table:table-cell>
          <table:table-cell office:value-type="float" office:value="413557346">
            <text:p>413557346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49737607">
            <text:p>349737607</text:p>
          </table:table-cell>
          <table:table-cell office:value-type="float" office:value="496096280">
            <text:p>496096280</text:p>
          </table:table-cell>
          <table:table-cell office:value-type="float" office:value="436528345">
            <text:p>436528345</text:p>
          </table:table-cell>
          <table:table-cell office:value-type="float" office:value="436208770">
            <text:p>436208770</text:p>
          </table:table-cell>
          <table:table-cell office:value-type="float" office:value="764159412">
            <text:p>764159412</text:p>
          </table:table-cell>
          <table:table-cell office:value-type="float" office:value="864164405">
            <text:p>864164405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32004979">
            <text:p>732004979</text:p>
          </table:table-cell>
          <table:table-cell office:value-type="float" office:value="1032923162">
            <text:p>1032923162</text:p>
          </table:table-cell>
          <table:table-cell office:value-type="float" office:value="1913716740">
            <text:p>1913716740</text:p>
          </table:table-cell>
          <table:table-cell office:value-type="float" office:value="1912607667">
            <text:p>1912607667</text:p>
          </table:table-cell>
          <table:table-cell office:value-type="float" office:value="1595690938">
            <text:p>1595690938</text:p>
          </table:table-cell>
          <table:table-cell office:value-type="float" office:value="1808795256">
            <text:p>1808795256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528980487">
            <text:p>1528980487</text:p>
          </table:table-cell>
          <table:table-cell office:value-type="float" office:value="2148974402">
            <text:p>2148974402</text:p>
          </table:table-cell>
          <table:table-cell office:value-type="float" office:value="1913716740">
            <text:p>1913716740</text:p>
          </table:table-cell>
          <table:table-cell office:value-type="float" office:value="1912607667">
            <text:p>1912607667</text:p>
          </table:table-cell>
          <table:table-cell office:value-type="float" office:value="3325218068">
            <text:p>3325218068</text:p>
          </table:table-cell>
          <table:table-cell office:value-type="float" office:value="3762578311">
            <text:p>3762578311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eport for PAPI_FP_OPS, avg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FTW</text:p>
          </table:table-cell>
          <table:table-cell office:value-type="string">
            <text:p>Numerical Recipes</text:p>
          </table:table-cell>
          <table:table-cell office:value-type="string">
            <text:p>Radix-4 FFT</text:p>
          </table:table-cell>
          <table:table-cell office:value-type="string">
            <text:p>Radix-4 FFT, Buffered</text:p>
          </table:table-cell>
          <table:table-cell office:value-type="string">
            <text:p>FFT Radix-2</text:p>
          </table:table-cell>
          <table:table-cell office:value-type="string">
            <text:p>FFT Radix-2, optimized</text:p>
          </table:table-cell>
          <table:table-cell>
            <draw:frame table:end-cell-address="Sheet1.R215" table:end-x="0.8315in" table:end-y="0.174in" draw:z-index="5" draw:style-name="gr1" svg:width="10.0244in" svg:height="4.5516in" svg:x="0.0398in" svg:y="0.0394in">
              <draw:object draw:notify-on-update-of-ranges="Sheet1.A191:Sheet1.A191 Sheet1.A192:Sheet1.A215 Sheet1.B191:Sheet1.B191 Sheet1.B192:Sheet1.B215 Sheet1.C191:Sheet1.C191 Sheet1.C192:Sheet1.C215 Sheet1.D191:Sheet1.D191 Sheet1.D192:Sheet1.D215 Sheet1.E191:Sheet1.E191 Sheet1.E192:Sheet1.E215 Sheet1.F191:Sheet1.F191 Sheet1.F192:Sheet1.F215 Sheet1.G191:Sheet1.G191 Sheet1.G192:Sheet1.G215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.1">
            <text:p>6.1</text:p>
          </table:table-cell>
          <table:table-cell office:value-type="float" office:value="805.5">
            <text:p>805.5</text:p>
          </table:table-cell>
          <table:table-cell table:number-columns-repeated="2" office:value-type="float" office:value="114.8">
            <text:p>114.8</text:p>
          </table:table-cell>
          <table:table-cell office:value-type="float" office:value="830.6">
            <text:p>830.6</text:p>
          </table:table-cell>
          <table:table-cell office:value-type="float" office:value="834.3">
            <text:p>834.3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.1">
            <text:p>18.1</text:p>
          </table:table-cell>
          <table:table-cell office:value-type="float" office:value="912.8">
            <text:p>912.8</text:p>
          </table:table-cell>
          <table:table-cell table:number-columns-repeated="2" office:value-type="float" office:value="114.8">
            <text:p>114.8</text:p>
          </table:table-cell>
          <table:table-cell office:value-type="float" office:value="873.2">
            <text:p>873.2</text:p>
          </table:table-cell>
          <table:table-cell office:value-type="float" office:value="889.5">
            <text:p>889.5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7.8">
            <text:p>57.8</text:p>
          </table:table-cell>
          <table:table-cell office:value-type="float" office:value="1120.8">
            <text:p>1120.8</text:p>
          </table:table-cell>
          <table:table-cell office:value-type="float" office:value="323.9">
            <text:p>323.9</text:p>
          </table:table-cell>
          <table:table-cell office:value-type="float" office:value="323.1">
            <text:p>323.1</text:p>
          </table:table-cell>
          <table:table-cell office:value-type="float" office:value="297.8">
            <text:p>297.8</text:p>
          </table:table-cell>
          <table:table-cell office:value-type="float" office:value="349.2">
            <text:p>349.2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70.1">
            <text:p>170.1</text:p>
          </table:table-cell>
          <table:table-cell office:value-type="float" office:value="1466.9">
            <text:p>1466.9</text:p>
          </table:table-cell>
          <table:table-cell office:value-type="float" office:value="323.9">
            <text:p>323.9</text:p>
          </table:table-cell>
          <table:table-cell office:value-type="float" office:value="323.1">
            <text:p>323.1</text:p>
          </table:table-cell>
          <table:table-cell office:value-type="float" office:value="664.7">
            <text:p>664.7</text:p>
          </table:table-cell>
          <table:table-cell office:value-type="float" office:value="795.9">
            <text:p>795.9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61.8">
            <text:p>461.8</text:p>
          </table:table-cell>
          <table:table-cell office:value-type="float" office:value="2142.2">
            <text:p>2142.2</text:p>
          </table:table-cell>
          <table:table-cell office:value-type="float" office:value="1646.5">
            <text:p>1646.5</text:p>
          </table:table-cell>
          <table:table-cell office:value-type="float" office:value="1634.8">
            <text:p>1634.8</text:p>
          </table:table-cell>
          <table:table-cell office:value-type="float" office:value="1511.3">
            <text:p>1511.3</text:p>
          </table:table-cell>
          <table:table-cell office:value-type="float" office:value="1817.6">
            <text:p>1817.6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245.2">
            <text:p>1245.2</text:p>
          </table:table-cell>
          <table:table-cell office:value-type="float" office:value="3604">
            <text:p>3604</text:p>
          </table:table-cell>
          <table:table-cell office:value-type="float" office:value="1646.5">
            <text:p>1646.5</text:p>
          </table:table-cell>
          <table:table-cell office:value-type="float" office:value="1634.8">
            <text:p>1634.8</text:p>
          </table:table-cell>
          <table:table-cell office:value-type="float" office:value="3493.4">
            <text:p>3493.4</text:p>
          </table:table-cell>
          <table:table-cell office:value-type="float" office:value="4153.1">
            <text:p>4153.1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932.1">
            <text:p>2932.1</text:p>
          </table:table-cell>
          <table:table-cell office:value-type="float" office:value="6722.8">
            <text:p>6722.8</text:p>
          </table:table-cell>
          <table:table-cell office:value-type="float" office:value="8854.5">
            <text:p>8854.5</text:p>
          </table:table-cell>
          <table:table-cell office:value-type="float" office:value="8804.1">
            <text:p>8804.1</text:p>
          </table:table-cell>
          <table:table-cell office:value-type="float" office:value="7977">
            <text:p>7977</text:p>
          </table:table-cell>
          <table:table-cell office:value-type="float" office:value="9423.5">
            <text:p>9423.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820.1">
            <text:p>6820.1</text:p>
          </table:table-cell>
          <table:table-cell office:value-type="float" office:value="13557.5">
            <text:p>13557.5</text:p>
          </table:table-cell>
          <table:table-cell office:value-type="float" office:value="8854.5">
            <text:p>8854.5</text:p>
          </table:table-cell>
          <table:table-cell office:value-type="float" office:value="8804.1">
            <text:p>8804.1</text:p>
          </table:table-cell>
          <table:table-cell office:value-type="float" office:value="17959.8">
            <text:p>17959.8</text:p>
          </table:table-cell>
          <table:table-cell office:value-type="float" office:value="21070.7">
            <text:p>21070.7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620.4">
            <text:p>15620.4</text:p>
          </table:table-cell>
          <table:table-cell office:value-type="float" office:value="28422.2">
            <text:p>28422.2</text:p>
          </table:table-cell>
          <table:table-cell office:value-type="float" office:value="45343.3">
            <text:p>45343.3</text:p>
          </table:table-cell>
          <table:table-cell office:value-type="float" office:value="45157.2">
            <text:p>45157.2</text:p>
          </table:table-cell>
          <table:table-cell office:value-type="float" office:value="39976">
            <text:p>39976</text:p>
          </table:table-cell>
          <table:table-cell office:value-type="float" office:value="46775.3">
            <text:p>46775.3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5992.9">
            <text:p>35992.9</text:p>
          </table:table-cell>
          <table:table-cell office:value-type="float" office:value="60722.2">
            <text:p>60722.2</text:p>
          </table:table-cell>
          <table:table-cell office:value-type="float" office:value="45343.3">
            <text:p>45343.3</text:p>
          </table:table-cell>
          <table:table-cell office:value-type="float" office:value="45157.2">
            <text:p>45157.2</text:p>
          </table:table-cell>
          <table:table-cell office:value-type="float" office:value="88121.7">
            <text:p>88121.7</text:p>
          </table:table-cell>
          <table:table-cell office:value-type="float" office:value="102492.5">
            <text:p>102492.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9650.1">
            <text:p>79650.1</text:p>
          </table:table-cell>
          <table:table-cell office:value-type="float" office:value="130339.2">
            <text:p>130339.2</text:p>
          </table:table-cell>
          <table:table-cell office:value-type="float" office:value="221615">
            <text:p>221615</text:p>
          </table:table-cell>
          <table:table-cell office:value-type="float" office:value="221291.4">
            <text:p>221291.4</text:p>
          </table:table-cell>
          <table:table-cell office:value-type="float" office:value="192482.5">
            <text:p>192482.5</text:p>
          </table:table-cell>
          <table:table-cell office:value-type="float" office:value="222836">
            <text:p>222836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75158">
            <text:p>175158</text:p>
          </table:table-cell>
          <table:table-cell office:value-type="float" office:value="279992">
            <text:p>279992</text:p>
          </table:table-cell>
          <table:table-cell office:value-type="float" office:value="221615">
            <text:p>221615</text:p>
          </table:table-cell>
          <table:table-cell office:value-type="float" office:value="221291.4">
            <text:p>221291.4</text:p>
          </table:table-cell>
          <table:table-cell office:value-type="float" office:value="418205.8">
            <text:p>418205.8</text:p>
          </table:table-cell>
          <table:table-cell office:value-type="float" office:value="481360.5">
            <text:p>481360.5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82106.7">
            <text:p>382106.7</text:p>
          </table:table-cell>
          <table:table-cell office:value-type="float" office:value="599647.8">
            <text:p>599647.8</text:p>
          </table:table-cell>
          <table:table-cell office:value-type="float" office:value="1049902.7">
            <text:p>1049902.7</text:p>
          </table:table-cell>
          <table:table-cell office:value-type="float" office:value="1048686.9">
            <text:p>1048686.9</text:p>
          </table:table-cell>
          <table:table-cell office:value-type="float" office:value="902199.3">
            <text:p>902199.3</text:p>
          </table:table-cell>
          <table:table-cell office:value-type="float" office:value="1039760.1">
            <text:p>1039760.1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37878.3">
            <text:p>837878.3</text:p>
          </table:table-cell>
          <table:table-cell office:value-type="float" office:value="1279825.8">
            <text:p>1279825.8</text:p>
          </table:table-cell>
          <table:table-cell office:value-type="float" office:value="1049902.7">
            <text:p>1049902.7</text:p>
          </table:table-cell>
          <table:table-cell office:value-type="float" office:value="1048686.9">
            <text:p>1048686.9</text:p>
          </table:table-cell>
          <table:table-cell office:value-type="float" office:value="1932744.5">
            <text:p>1932744.5</text:p>
          </table:table-cell>
          <table:table-cell office:value-type="float" office:value="2224595.4">
            <text:p>2224595.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802803.2">
            <text:p>1802803.2</text:p>
          </table:table-cell>
          <table:table-cell office:value-type="float" office:value="2727049.6">
            <text:p>2727049.6</text:p>
          </table:table-cell>
          <table:table-cell office:value-type="float" office:value="4854959.9">
            <text:p>4854959.9</text:p>
          </table:table-cell>
          <table:table-cell office:value-type="float" office:value="4849804.8">
            <text:p>4849804.8</text:p>
          </table:table-cell>
          <table:table-cell office:value-type="float" office:value="4131745.5">
            <text:p>4131745.5</text:p>
          </table:table-cell>
          <table:table-cell office:value-type="float" office:value="4750300.3">
            <text:p>4750300.3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859164">
            <text:p>3859164</text:p>
          </table:table-cell>
          <table:table-cell office:value-type="float" office:value="5771257.2">
            <text:p>5771257.2</text:p>
          </table:table-cell>
          <table:table-cell office:value-type="float" office:value="4854959.9">
            <text:p>4854959.9</text:p>
          </table:table-cell>
          <table:table-cell office:value-type="float" office:value="4849804.8">
            <text:p>4849804.8</text:p>
          </table:table-cell>
          <table:table-cell office:value-type="float" office:value="8789183.7">
            <text:p>8789183.7</text:p>
          </table:table-cell>
          <table:table-cell office:value-type="float" office:value="10107389.9">
            <text:p>10107389.9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8225979.2">
            <text:p>8225979.2</text:p>
          </table:table-cell>
          <table:table-cell office:value-type="float" office:value="12273242.3">
            <text:p>12273242.3</text:p>
          </table:table-cell>
          <table:table-cell office:value-type="float" office:value="22042844">
            <text:p>22042844</text:p>
          </table:table-cell>
          <table:table-cell office:value-type="float" office:value="22020364.4">
            <text:p>22020364.4</text:p>
          </table:table-cell>
          <table:table-cell office:value-type="float" office:value="18611256.3">
            <text:p>18611256.3</text:p>
          </table:table-cell>
          <table:table-cell office:value-type="float" office:value="21190309.5">
            <text:p>21190309.5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633099.3">
            <text:p>17633099.3</text:p>
          </table:table-cell>
          <table:table-cell office:value-type="float" office:value="25896859.8">
            <text:p>25896859.8</text:p>
          </table:table-cell>
          <table:table-cell office:value-type="float" office:value="22042844">
            <text:p>22042844</text:p>
          </table:table-cell>
          <table:table-cell office:value-type="float" office:value="22020364.4">
            <text:p>22020364.4</text:p>
          </table:table-cell>
          <table:table-cell office:value-type="float" office:value="39349269.6">
            <text:p>39349269.6</text:p>
          </table:table-cell>
          <table:table-cell office:value-type="float" office:value="44737120.3">
            <text:p>44737120.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7298403.7">
            <text:p>37298403.7</text:p>
          </table:table-cell>
          <table:table-cell office:value-type="float" office:value="54120025.1">
            <text:p>54120025.1</text:p>
          </table:table-cell>
          <table:table-cell office:value-type="float" office:value="98653966.2">
            <text:p>98653966.2</text:p>
          </table:table-cell>
          <table:table-cell office:value-type="float" office:value="98566903.2">
            <text:p>98566903.2</text:p>
          </table:table-cell>
          <table:table-cell office:value-type="float" office:value="82866807">
            <text:p>82866807</text:p>
          </table:table-cell>
          <table:table-cell office:value-type="float" office:value="94158438.3">
            <text:p>94158438.3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8655113">
            <text:p>78655113</text:p>
          </table:table-cell>
          <table:table-cell office:value-type="float" office:value="113772186.5">
            <text:p>113772186.5</text:p>
          </table:table-cell>
          <table:table-cell office:value-type="float" office:value="98653966.2">
            <text:p>98653966.2</text:p>
          </table:table-cell>
          <table:table-cell office:value-type="float" office:value="98566903.2">
            <text:p>98566903.2</text:p>
          </table:table-cell>
          <table:table-cell office:value-type="float" office:value="174214208.8">
            <text:p>174214208.8</text:p>
          </table:table-cell>
          <table:table-cell office:value-type="float" office:value="197995406.4">
            <text:p>197995406.4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65433031.2">
            <text:p>165433031.2</text:p>
          </table:table-cell>
          <table:table-cell office:value-type="float" office:value="238865423.9">
            <text:p>238865423.9</text:p>
          </table:table-cell>
          <table:table-cell office:value-type="float" office:value="436572651.7">
            <text:p>436572651.7</text:p>
          </table:table-cell>
          <table:table-cell office:value-type="float" office:value="436210510.7">
            <text:p>436210510.7</text:p>
          </table:table-cell>
          <table:table-cell office:value-type="float" office:value="365457781.2">
            <text:p>365457781.2</text:p>
          </table:table-cell>
          <table:table-cell office:value-type="float" office:value="414118209.3">
            <text:p>414118209.3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49769242.7">
            <text:p>349769242.7</text:p>
          </table:table-cell>
          <table:table-cell office:value-type="float" office:value="498142172.1">
            <text:p>498142172.1</text:p>
          </table:table-cell>
          <table:table-cell office:value-type="float" office:value="436572651.7">
            <text:p>436572651.7</text:p>
          </table:table-cell>
          <table:table-cell office:value-type="float" office:value="436210510.7">
            <text:p>436210510.7</text:p>
          </table:table-cell>
          <table:table-cell office:value-type="float" office:value="764543417.6">
            <text:p>764543417.6</text:p>
          </table:table-cell>
          <table:table-cell office:value-type="float" office:value="864461923.8">
            <text:p>864461923.8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32064828.7">
            <text:p>732064828.7</text:p>
          </table:table-cell>
          <table:table-cell office:value-type="float" office:value="1036016275">
            <text:p>1036016275</text:p>
          </table:table-cell>
          <table:table-cell office:value-type="float" office:value="1913893208.8">
            <text:p>1913893208.8</text:p>
          </table:table-cell>
          <table:table-cell office:value-type="float" office:value="1912614486.9">
            <text:p>1912614486.9</text:p>
          </table:table-cell>
          <table:table-cell office:value-type="float" office:value="1596482035.9">
            <text:p>1596482035.9</text:p>
          </table:table-cell>
          <table:table-cell office:value-type="float" office:value="1809750754.9">
            <text:p>1809750754.9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529095183.9">
            <text:p>1529095183.9</text:p>
          </table:table-cell>
          <table:table-cell office:value-type="float" office:value="2156358079.7">
            <text:p>2156358079.7</text:p>
          </table:table-cell>
          <table:table-cell office:value-type="float" office:value="1913893208.8">
            <text:p>1913893208.8</text:p>
          </table:table-cell>
          <table:table-cell office:value-type="float" office:value="1912614486.9">
            <text:p>1912614486.9</text:p>
          </table:table-cell>
          <table:table-cell office:value-type="float" office:value="3326445109.8">
            <text:p>3326445109.8</text:p>
          </table:table-cell>
          <table:table-cell office:value-type="float" office:value="3766483686.5">
            <text:p>3766483686.5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eport for PAPI_FP_OPS, max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FTW</text:p>
          </table:table-cell>
          <table:table-cell office:value-type="string">
            <text:p>Numerical Recipes</text:p>
          </table:table-cell>
          <table:table-cell office:value-type="string">
            <text:p>Radix-4 FFT</text:p>
          </table:table-cell>
          <table:table-cell office:value-type="string">
            <text:p>Radix-4 FFT, Buffered</text:p>
          </table:table-cell>
          <table:table-cell office:value-type="string">
            <text:p>FFT Radix-2</text:p>
          </table:table-cell>
          <table:table-cell office:value-type="string">
            <text:p>FFT Radix-2, optimized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908">
            <text:p>908</text:p>
          </table:table-cell>
          <table:table-cell table:number-columns-repeated="2" office:value-type="float" office:value="131">
            <text:p>131</text:p>
          </table:table-cell>
          <table:table-cell office:value-type="float" office:value="953">
            <text:p>953</text:p>
          </table:table-cell>
          <table:table-cell office:value-type="float" office:value="950">
            <text:p>950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1034">
            <text:p>1034</text:p>
          </table:table-cell>
          <table:table-cell table:number-columns-repeated="2" office:value-type="float" office:value="131">
            <text:p>131</text:p>
          </table:table-cell>
          <table:table-cell office:value-type="float" office:value="985">
            <text:p>985</text:p>
          </table:table-cell>
          <table:table-cell office:value-type="float" office:value="988">
            <text:p>988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4">
            <text:p>74</text:p>
          </table:table-cell>
          <table:table-cell office:value-type="float" office:value="1284">
            <text:p>1284</text:p>
          </table:table-cell>
          <table:table-cell office:value-type="float" office:value="341">
            <text:p>341</text:p>
          </table:table-cell>
          <table:table-cell office:value-type="float" office:value="342">
            <text:p>342</text:p>
          </table:table-cell>
          <table:table-cell office:value-type="float" office:value="380">
            <text:p>380</text:p>
          </table:table-cell>
          <table:table-cell office:value-type="float" office:value="410">
            <text:p>410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89">
            <text:p>189</text:p>
          </table:table-cell>
          <table:table-cell office:value-type="float" office:value="1558">
            <text:p>1558</text:p>
          </table:table-cell>
          <table:table-cell office:value-type="float" office:value="341">
            <text:p>341</text:p>
          </table:table-cell>
          <table:table-cell office:value-type="float" office:value="342">
            <text:p>342</text:p>
          </table:table-cell>
          <table:table-cell office:value-type="float" office:value="804">
            <text:p>804</text:p>
          </table:table-cell>
          <table:table-cell office:value-type="float" office:value="871">
            <text:p>871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8">
            <text:p>478</text:p>
          </table:table-cell>
          <table:table-cell office:value-type="float" office:value="2330">
            <text:p>2330</text:p>
          </table:table-cell>
          <table:table-cell office:value-type="float" office:value="1656">
            <text:p>1656</text:p>
          </table:table-cell>
          <table:table-cell office:value-type="float" office:value="1651">
            <text:p>1651</text:p>
          </table:table-cell>
          <table:table-cell office:value-type="float" office:value="1612">
            <text:p>1612</text:p>
          </table:table-cell>
          <table:table-cell office:value-type="float" office:value="1894">
            <text:p>1894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269">
            <text:p>1269</text:p>
          </table:table-cell>
          <table:table-cell office:value-type="float" office:value="3702">
            <text:p>3702</text:p>
          </table:table-cell>
          <table:table-cell office:value-type="float" office:value="1656">
            <text:p>1656</text:p>
          </table:table-cell>
          <table:table-cell office:value-type="float" office:value="1651">
            <text:p>1651</text:p>
          </table:table-cell>
          <table:table-cell office:value-type="float" office:value="3594">
            <text:p>3594</text:p>
          </table:table-cell>
          <table:table-cell office:value-type="float" office:value="4233">
            <text:p>4233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955">
            <text:p>2955</text:p>
          </table:table-cell>
          <table:table-cell office:value-type="float" office:value="6854">
            <text:p>6854</text:p>
          </table:table-cell>
          <table:table-cell office:value-type="float" office:value="8865">
            <text:p>8865</text:p>
          </table:table-cell>
          <table:table-cell office:value-type="float" office:value="8832">
            <text:p>8832</text:p>
          </table:table-cell>
          <table:table-cell office:value-type="float" office:value="8058">
            <text:p>8058</text:p>
          </table:table-cell>
          <table:table-cell office:value-type="float" office:value="9520">
            <text:p>9520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844">
            <text:p>6844</text:p>
          </table:table-cell>
          <table:table-cell office:value-type="float" office:value="13735">
            <text:p>13735</text:p>
          </table:table-cell>
          <table:table-cell office:value-type="float" office:value="8865">
            <text:p>8865</text:p>
          </table:table-cell>
          <table:table-cell office:value-type="float" office:value="8832">
            <text:p>8832</text:p>
          </table:table-cell>
          <table:table-cell office:value-type="float" office:value="18087">
            <text:p>18087</text:p>
          </table:table-cell>
          <table:table-cell office:value-type="float" office:value="21139">
            <text:p>21139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648">
            <text:p>15648</text:p>
          </table:table-cell>
          <table:table-cell office:value-type="float" office:value="28598">
            <text:p>28598</text:p>
          </table:table-cell>
          <table:table-cell office:value-type="float" office:value="45356">
            <text:p>45356</text:p>
          </table:table-cell>
          <table:table-cell office:value-type="float" office:value="45189">
            <text:p>45189</text:p>
          </table:table-cell>
          <table:table-cell office:value-type="float" office:value="40101">
            <text:p>40101</text:p>
          </table:table-cell>
          <table:table-cell office:value-type="float" office:value="46849">
            <text:p>46849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6076">
            <text:p>36076</text:p>
          </table:table-cell>
          <table:table-cell office:value-type="float" office:value="60885">
            <text:p>60885</text:p>
          </table:table-cell>
          <table:table-cell office:value-type="float" office:value="45356">
            <text:p>45356</text:p>
          </table:table-cell>
          <table:table-cell office:value-type="float" office:value="45189">
            <text:p>45189</text:p>
          </table:table-cell>
          <table:table-cell office:value-type="float" office:value="88247">
            <text:p>88247</text:p>
          </table:table-cell>
          <table:table-cell office:value-type="float" office:value="102518">
            <text:p>102518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9784">
            <text:p>79784</text:p>
          </table:table-cell>
          <table:table-cell office:value-type="float" office:value="130497">
            <text:p>130497</text:p>
          </table:table-cell>
          <table:table-cell office:value-type="float" office:value="221752">
            <text:p>221752</text:p>
          </table:table-cell>
          <table:table-cell office:value-type="float" office:value="221379">
            <text:p>221379</text:p>
          </table:table-cell>
          <table:table-cell office:value-type="float" office:value="192732">
            <text:p>192732</text:p>
          </table:table-cell>
          <table:table-cell office:value-type="float" office:value="223144">
            <text:p>223144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75422">
            <text:p>175422</text:p>
          </table:table-cell>
          <table:table-cell office:value-type="float" office:value="280094">
            <text:p>280094</text:p>
          </table:table-cell>
          <table:table-cell office:value-type="float" office:value="221752">
            <text:p>221752</text:p>
          </table:table-cell>
          <table:table-cell office:value-type="float" office:value="221379">
            <text:p>221379</text:p>
          </table:table-cell>
          <table:table-cell office:value-type="float" office:value="418489">
            <text:p>418489</text:p>
          </table:table-cell>
          <table:table-cell office:value-type="float" office:value="481824">
            <text:p>481824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82486">
            <text:p>382486</text:p>
          </table:table-cell>
          <table:table-cell office:value-type="float" office:value="599761">
            <text:p>599761</text:p>
          </table:table-cell>
          <table:table-cell office:value-type="float" office:value="1050064">
            <text:p>1050064</text:p>
          </table:table-cell>
          <table:table-cell office:value-type="float" office:value="1048788">
            <text:p>1048788</text:p>
          </table:table-cell>
          <table:table-cell office:value-type="float" office:value="902508">
            <text:p>902508</text:p>
          </table:table-cell>
          <table:table-cell office:value-type="float" office:value="1042679">
            <text:p>1042679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38606">
            <text:p>838606</text:p>
          </table:table-cell>
          <table:table-cell office:value-type="float" office:value="1279919">
            <text:p>1279919</text:p>
          </table:table-cell>
          <table:table-cell office:value-type="float" office:value="1050064">
            <text:p>1050064</text:p>
          </table:table-cell>
          <table:table-cell office:value-type="float" office:value="1048788">
            <text:p>1048788</text:p>
          </table:table-cell>
          <table:table-cell office:value-type="float" office:value="1936058">
            <text:p>1936058</text:p>
          </table:table-cell>
          <table:table-cell office:value-type="float" office:value="2225858">
            <text:p>2225858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804423">
            <text:p>1804423</text:p>
          </table:table-cell>
          <table:table-cell office:value-type="float" office:value="2772288">
            <text:p>2772288</text:p>
          </table:table-cell>
          <table:table-cell office:value-type="float" office:value="4857141">
            <text:p>4857141</text:p>
          </table:table-cell>
          <table:table-cell office:value-type="float" office:value="4850071">
            <text:p>4850071</text:p>
          </table:table-cell>
          <table:table-cell office:value-type="float" office:value="4134239">
            <text:p>4134239</text:p>
          </table:table-cell>
          <table:table-cell office:value-type="float" office:value="4759587">
            <text:p>4759587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862341">
            <text:p>3862341</text:p>
          </table:table-cell>
          <table:table-cell office:value-type="float" office:value="5771534">
            <text:p>5771534</text:p>
          </table:table-cell>
          <table:table-cell office:value-type="float" office:value="4857141">
            <text:p>4857141</text:p>
          </table:table-cell>
          <table:table-cell office:value-type="float" office:value="4850071">
            <text:p>4850071</text:p>
          </table:table-cell>
          <table:table-cell office:value-type="float" office:value="8796393">
            <text:p>8796393</text:p>
          </table:table-cell>
          <table:table-cell office:value-type="float" office:value="10110955">
            <text:p>10110955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8232064">
            <text:p>8232064</text:p>
          </table:table-cell>
          <table:table-cell office:value-type="float" office:value="12599601">
            <text:p>12599601</text:p>
          </table:table-cell>
          <table:table-cell office:value-type="float" office:value="22063772">
            <text:p>22063772</text:p>
          </table:table-cell>
          <table:table-cell office:value-type="float" office:value="22021324">
            <text:p>22021324</text:p>
          </table:table-cell>
          <table:table-cell office:value-type="float" office:value="18635037">
            <text:p>18635037</text:p>
          </table:table-cell>
          <table:table-cell office:value-type="float" office:value="21238566">
            <text:p>2123856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644886">
            <text:p>17644886</text:p>
          </table:table-cell>
          <table:table-cell office:value-type="float" office:value="26739475">
            <text:p>26739475</text:p>
          </table:table-cell>
          <table:table-cell office:value-type="float" office:value="22063772">
            <text:p>22063772</text:p>
          </table:table-cell>
          <table:table-cell office:value-type="float" office:value="22021324">
            <text:p>22021324</text:p>
          </table:table-cell>
          <table:table-cell office:value-type="float" office:value="39379303">
            <text:p>39379303</text:p>
          </table:table-cell>
          <table:table-cell office:value-type="float" office:value="44780443">
            <text:p>4478044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7324605">
            <text:p>37324605</text:p>
          </table:table-cell>
          <table:table-cell office:value-type="float" office:value="54941056">
            <text:p>54941056</text:p>
          </table:table-cell>
          <table:table-cell office:value-type="float" office:value="98745496">
            <text:p>98745496</text:p>
          </table:table-cell>
          <table:table-cell office:value-type="float" office:value="98570677">
            <text:p>98570677</text:p>
          </table:table-cell>
          <table:table-cell office:value-type="float" office:value="82929355">
            <text:p>82929355</text:p>
          </table:table-cell>
          <table:table-cell office:value-type="float" office:value="94582993">
            <text:p>94582993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8705553">
            <text:p>78705553</text:p>
          </table:table-cell>
          <table:table-cell office:value-type="float" office:value="115525604">
            <text:p>115525604</text:p>
          </table:table-cell>
          <table:table-cell office:value-type="float" office:value="98745496">
            <text:p>98745496</text:p>
          </table:table-cell>
          <table:table-cell office:value-type="float" office:value="98570677">
            <text:p>98570677</text:p>
          </table:table-cell>
          <table:table-cell office:value-type="float" office:value="174351263">
            <text:p>174351263</text:p>
          </table:table-cell>
          <table:table-cell office:value-type="float" office:value="198582204">
            <text:p>198582204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65527828">
            <text:p>165527828</text:p>
          </table:table-cell>
          <table:table-cell office:value-type="float" office:value="239450752">
            <text:p>239450752</text:p>
          </table:table-cell>
          <table:table-cell office:value-type="float" office:value="436969033">
            <text:p>436969033</text:p>
          </table:table-cell>
          <table:table-cell office:value-type="float" office:value="436225328">
            <text:p>436225328</text:p>
          </table:table-cell>
          <table:table-cell office:value-type="float" office:value="365571629">
            <text:p>365571629</text:p>
          </table:table-cell>
          <table:table-cell office:value-type="float" office:value="415103601">
            <text:p>415103601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49997806">
            <text:p>349997806</text:p>
          </table:table-cell>
          <table:table-cell office:value-type="float" office:value="503494930">
            <text:p>503494930</text:p>
          </table:table-cell>
          <table:table-cell office:value-type="float" office:value="436969033">
            <text:p>436969033</text:p>
          </table:table-cell>
          <table:table-cell office:value-type="float" office:value="436225328">
            <text:p>436225328</text:p>
          </table:table-cell>
          <table:table-cell office:value-type="float" office:value="764730820">
            <text:p>764730820</text:p>
          </table:table-cell>
          <table:table-cell office:value-type="float" office:value="865974232">
            <text:p>865974232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32512955">
            <text:p>732512955</text:p>
          </table:table-cell>
          <table:table-cell office:value-type="float" office:value="1039294960">
            <text:p>1039294960</text:p>
          </table:table-cell>
          <table:table-cell office:value-type="float" office:value="1915475051">
            <text:p>1915475051</text:p>
          </table:table-cell>
          <table:table-cell office:value-type="float" office:value="1912673783">
            <text:p>1912673783</text:p>
          </table:table-cell>
          <table:table-cell office:value-type="float" office:value="1596947956">
            <text:p>1596947956</text:p>
          </table:table-cell>
          <table:table-cell office:value-type="float" office:value="1814169048">
            <text:p>1814169048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529990415">
            <text:p>1529990415</text:p>
          </table:table-cell>
          <table:table-cell office:value-type="float" office:value="2162605461">
            <text:p>2162605461</text:p>
          </table:table-cell>
          <table:table-cell office:value-type="float" office:value="1915475051">
            <text:p>1915475051</text:p>
          </table:table-cell>
          <table:table-cell office:value-type="float" office:value="1912673783">
            <text:p>1912673783</text:p>
          </table:table-cell>
          <table:table-cell office:value-type="float" office:value="3327455259">
            <text:p>3327455259</text:p>
          </table:table-cell>
          <table:table-cell office:value-type="float" office:value="3768113428">
            <text:p>3768113428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eport for PAPI_L1_DCM, min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FTW</text:p>
          </table:table-cell>
          <table:table-cell office:value-type="string">
            <text:p>Numerical Recipes</text:p>
          </table:table-cell>
          <table:table-cell office:value-type="string">
            <text:p>Radix-4 FFT</text:p>
          </table:table-cell>
          <table:table-cell office:value-type="string">
            <text:p>Radix-4 FFT, Buffered</text:p>
          </table:table-cell>
          <table:table-cell office:value-type="string">
            <text:p>FFT Radix-2</text:p>
          </table:table-cell>
          <table:table-cell office:value-type="string">
            <text:p>FFT Radix-2, optimized</text:p>
          </table:table-cell>
          <table:table-cell>
            <draw:frame table:end-cell-address="Sheet1.K260" table:end-x="0.1795in" table:end-y="0.0343in" draw:z-index="6" draw:style-name="gr1" svg:width="3.1492in" svg:height="2.7555in" svg:x="0.0398in" svg:y="0.0394in">
              <draw:object draw:notify-on-update-of-ranges="Sheet1.A245:Sheet1.A245 Sheet1.A246:Sheet1.A269 Sheet1.B245:Sheet1.B245 Sheet1.B246:Sheet1.B269 Sheet1.C245:Sheet1.C245 Sheet1.C246:Sheet1.C269 Sheet1.D245:Sheet1.D245 Sheet1.D246:Sheet1.D269 Sheet1.E245:Sheet1.E245 Sheet1.E246:Sheet1.E269 Sheet1.F245:Sheet1.F245 Sheet1.F246:Sheet1.F269 Sheet1.G245:Sheet1.G245 Sheet1.G246:Sheet1.G269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178">
            <text:p>178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6">
            <text:p>286</text:p>
          </table:table-cell>
          <table:table-cell office:value-type="float" office:value="19">
            <text:p>19</text:p>
          </table:table-cell>
          <table:table-cell office:value-type="float" office:value="1112">
            <text:p>1112</text:p>
          </table:table-cell>
          <table:table-cell office:value-type="float" office:value="1160">
            <text:p>1160</text:p>
          </table:table-cell>
          <table:table-cell office:value-type="float" office:value="966">
            <text:p>966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89">
            <text:p>989</text:p>
          </table:table-cell>
          <table:table-cell office:value-type="float" office:value="93">
            <text:p>93</text:p>
          </table:table-cell>
          <table:table-cell office:value-type="float" office:value="1112">
            <text:p>1112</text:p>
          </table:table-cell>
          <table:table-cell office:value-type="float" office:value="1160">
            <text:p>1160</text:p>
          </table:table-cell>
          <table:table-cell office:value-type="float" office:value="2570">
            <text:p>2570</text:p>
          </table:table-cell>
          <table:table-cell office:value-type="float" office:value="468">
            <text:p>468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543">
            <text:p>3543</text:p>
          </table:table-cell>
          <table:table-cell office:value-type="float" office:value="2565">
            <text:p>2565</text:p>
          </table:table-cell>
          <table:table-cell office:value-type="float" office:value="9661">
            <text:p>9661</text:p>
          </table:table-cell>
          <table:table-cell office:value-type="float" office:value="9456">
            <text:p>9456</text:p>
          </table:table-cell>
          <table:table-cell office:value-type="float" office:value="6373">
            <text:p>6373</text:p>
          </table:table-cell>
          <table:table-cell office:value-type="float" office:value="3207">
            <text:p>3207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286">
            <text:p>13286</text:p>
          </table:table-cell>
          <table:table-cell office:value-type="float" office:value="37976">
            <text:p>37976</text:p>
          </table:table-cell>
          <table:table-cell office:value-type="float" office:value="9661">
            <text:p>9661</text:p>
          </table:table-cell>
          <table:table-cell office:value-type="float" office:value="9456">
            <text:p>9456</text:p>
          </table:table-cell>
          <table:table-cell office:value-type="float" office:value="16580">
            <text:p>16580</text:p>
          </table:table-cell>
          <table:table-cell office:value-type="float" office:value="6681">
            <text:p>6681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8752">
            <text:p>28752</text:p>
          </table:table-cell>
          <table:table-cell office:value-type="float" office:value="87170">
            <text:p>87170</text:p>
          </table:table-cell>
          <table:table-cell office:value-type="float" office:value="44965">
            <text:p>44965</text:p>
          </table:table-cell>
          <table:table-cell office:value-type="float" office:value="44565">
            <text:p>44565</text:p>
          </table:table-cell>
          <table:table-cell office:value-type="float" office:value="39406">
            <text:p>39406</text:p>
          </table:table-cell>
          <table:table-cell office:value-type="float" office:value="14896">
            <text:p>14896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9232">
            <text:p>39232</text:p>
          </table:table-cell>
          <table:table-cell office:value-type="float" office:value="195128">
            <text:p>195128</text:p>
          </table:table-cell>
          <table:table-cell office:value-type="float" office:value="44965">
            <text:p>44965</text:p>
          </table:table-cell>
          <table:table-cell office:value-type="float" office:value="44565">
            <text:p>44565</text:p>
          </table:table-cell>
          <table:table-cell office:value-type="float" office:value="92376">
            <text:p>92376</text:p>
          </table:table-cell>
          <table:table-cell office:value-type="float" office:value="32935">
            <text:p>32935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6331">
            <text:p>116331</text:p>
          </table:table-cell>
          <table:table-cell office:value-type="float" office:value="428173">
            <text:p>428173</text:p>
          </table:table-cell>
          <table:table-cell office:value-type="float" office:value="211688">
            <text:p>211688</text:p>
          </table:table-cell>
          <table:table-cell office:value-type="float" office:value="210513">
            <text:p>210513</text:p>
          </table:table-cell>
          <table:table-cell office:value-type="float" office:value="208589">
            <text:p>208589</text:p>
          </table:table-cell>
          <table:table-cell office:value-type="float" office:value="74003">
            <text:p>74003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21259">
            <text:p>321259</text:p>
          </table:table-cell>
          <table:table-cell office:value-type="float" office:value="944507">
            <text:p>944507</text:p>
          </table:table-cell>
          <table:table-cell office:value-type="float" office:value="211688">
            <text:p>211688</text:p>
          </table:table-cell>
          <table:table-cell office:value-type="float" office:value="210513">
            <text:p>210513</text:p>
          </table:table-cell>
          <table:table-cell office:value-type="float" office:value="468330">
            <text:p>468330</text:p>
          </table:table-cell>
          <table:table-cell office:value-type="float" office:value="166640">
            <text:p>166640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84873">
            <text:p>684873</text:p>
          </table:table-cell>
          <table:table-cell office:value-type="float" office:value="2165067">
            <text:p>2165067</text:p>
          </table:table-cell>
          <table:table-cell office:value-type="float" office:value="1029770">
            <text:p>1029770</text:p>
          </table:table-cell>
          <table:table-cell office:value-type="float" office:value="1041226">
            <text:p>1041226</text:p>
          </table:table-cell>
          <table:table-cell office:value-type="float" office:value="1064775">
            <text:p>1064775</text:p>
          </table:table-cell>
          <table:table-cell office:value-type="float" office:value="375271">
            <text:p>375271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45734">
            <text:p>1145734</text:p>
          </table:table-cell>
          <table:table-cell office:value-type="float" office:value="4414813">
            <text:p>4414813</text:p>
          </table:table-cell>
          <table:table-cell office:value-type="float" office:value="1029770">
            <text:p>1029770</text:p>
          </table:table-cell>
          <table:table-cell office:value-type="float" office:value="1041226">
            <text:p>1041226</text:p>
          </table:table-cell>
          <table:table-cell office:value-type="float" office:value="2373372">
            <text:p>2373372</text:p>
          </table:table-cell>
          <table:table-cell office:value-type="float" office:value="852701">
            <text:p>852701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066540">
            <text:p>3066540</text:p>
          </table:table-cell>
          <table:table-cell office:value-type="float" office:value="8977184">
            <text:p>8977184</text:p>
          </table:table-cell>
          <table:table-cell office:value-type="float" office:value="5680197">
            <text:p>5680197</text:p>
          </table:table-cell>
          <table:table-cell office:value-type="float" office:value="5746676">
            <text:p>5746676</text:p>
          </table:table-cell>
          <table:table-cell office:value-type="float" office:value="5310890">
            <text:p>5310890</text:p>
          </table:table-cell>
          <table:table-cell office:value-type="float" office:value="1948839">
            <text:p>1948839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543698">
            <text:p>8543698</text:p>
          </table:table-cell>
          <table:table-cell office:value-type="float" office:value="19237996">
            <text:p>19237996</text:p>
          </table:table-cell>
          <table:table-cell office:value-type="float" office:value="5680197">
            <text:p>5680197</text:p>
          </table:table-cell>
          <table:table-cell office:value-type="float" office:value="5746676">
            <text:p>5746676</text:p>
          </table:table-cell>
          <table:table-cell office:value-type="float" office:value="11755678">
            <text:p>11755678</text:p>
          </table:table-cell>
          <table:table-cell office:value-type="float" office:value="4963625">
            <text:p>4963625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0469882">
            <text:p>20469882</text:p>
          </table:table-cell>
          <table:table-cell office:value-type="float" office:value="56597677">
            <text:p>56597677</text:p>
          </table:table-cell>
          <table:table-cell office:value-type="float" office:value="24582520">
            <text:p>24582520</text:p>
          </table:table-cell>
          <table:table-cell office:value-type="float" office:value="24797521">
            <text:p>24797521</text:p>
          </table:table-cell>
          <table:table-cell office:value-type="float" office:value="25775675">
            <text:p>25775675</text:p>
          </table:table-cell>
          <table:table-cell office:value-type="float" office:value="10207785">
            <text:p>10207785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7095334">
            <text:p>37095334</text:p>
          </table:table-cell>
          <table:table-cell office:value-type="float" office:value="121938895">
            <text:p>121938895</text:p>
          </table:table-cell>
          <table:table-cell office:value-type="float" office:value="24582520">
            <text:p>24582520</text:p>
          </table:table-cell>
          <table:table-cell office:value-type="float" office:value="24797521">
            <text:p>24797521</text:p>
          </table:table-cell>
          <table:table-cell office:value-type="float" office:value="55514870">
            <text:p>55514870</text:p>
          </table:table-cell>
          <table:table-cell office:value-type="float" office:value="21246909">
            <text:p>21246909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85234061">
            <text:p>85234061</text:p>
          </table:table-cell>
          <table:table-cell office:value-type="float" office:value="261364614">
            <text:p>261364614</text:p>
          </table:table-cell>
          <table:table-cell office:value-type="float" office:value="106958581">
            <text:p>106958581</text:p>
          </table:table-cell>
          <table:table-cell office:value-type="float" office:value="107706997">
            <text:p>107706997</text:p>
          </table:table-cell>
          <table:table-cell office:value-type="float" office:value="116770783">
            <text:p>116770783</text:p>
          </table:table-cell>
          <table:table-cell office:value-type="float" office:value="44638825">
            <text:p>44638825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96224573">
            <text:p>196224573</text:p>
          </table:table-cell>
          <table:table-cell office:value-type="float" office:value="559748327">
            <text:p>559748327</text:p>
          </table:table-cell>
          <table:table-cell office:value-type="float" office:value="106958581">
            <text:p>106958581</text:p>
          </table:table-cell>
          <table:table-cell office:value-type="float" office:value="107706997">
            <text:p>107706997</text:p>
          </table:table-cell>
          <table:table-cell office:value-type="float" office:value="245597586">
            <text:p>245597586</text:p>
          </table:table-cell>
          <table:table-cell office:value-type="float" office:value="93544220">
            <text:p>93544220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eport for PAPI_L1_DCM, avg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FTW</text:p>
          </table:table-cell>
          <table:table-cell office:value-type="string">
            <text:p>Numerical Recipes</text:p>
          </table:table-cell>
          <table:table-cell office:value-type="string">
            <text:p>Radix-4 FFT</text:p>
          </table:table-cell>
          <table:table-cell office:value-type="string">
            <text:p>Radix-4 FFT, Buffered</text:p>
          </table:table-cell>
          <table:table-cell office:value-type="string">
            <text:p>FFT Radix-2</text:p>
          </table:table-cell>
          <table:table-cell office:value-type="string">
            <text:p>FFT Radix-2, optimized</text:p>
          </table:table-cell>
          <table:table-cell>
            <draw:frame table:end-cell-address="Sheet1.K287" table:end-x="0.1795in" table:end-y="0.0343in" draw:z-index="7" draw:style-name="gr1" svg:width="3.1492in" svg:height="2.7555in" svg:x="0.0398in" svg:y="0.0394in">
              <draw:object draw:notify-on-update-of-ranges="Sheet1.A272:Sheet1.A272 Sheet1.A273:Sheet1.A296 Sheet1.B272:Sheet1.B272 Sheet1.B273:Sheet1.B296 Sheet1.C272:Sheet1.C272 Sheet1.C273:Sheet1.C296 Sheet1.D272:Sheet1.D272 Sheet1.D273:Sheet1.D296 Sheet1.E272:Sheet1.E272 Sheet1.E273:Sheet1.E296 Sheet1.F272:Sheet1.F272 Sheet1.F273:Sheet1.F296 Sheet1.G272:Sheet1.G272 Sheet1.G273:Sheet1.G296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.7">
            <text:p>6.7</text:p>
          </table:table-cell>
          <table:table-cell office:value-type="float" office:value="11.3">
            <text:p>11.3</text:p>
          </table:table-cell>
          <table:table-cell office:value-type="float" office:value="5.8">
            <text:p>5.8</text:p>
          </table:table-cell>
          <table:table-cell office:value-type="float" office:value="7.7">
            <text:p>7.7</text:p>
          </table:table-cell>
          <table:table-cell office:value-type="float" office:value="16.6">
            <text:p>16.6</text:p>
          </table:table-cell>
          <table:table-cell office:value-type="float" office:value="14.7">
            <text:p>14.7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.9">
            <text:p>6.9</text:p>
          </table:table-cell>
          <table:table-cell office:value-type="float" office:value="11">
            <text:p>11</text:p>
          </table:table-cell>
          <table:table-cell office:value-type="float" office:value="5.8">
            <text:p>5.8</text:p>
          </table:table-cell>
          <table:table-cell office:value-type="float" office:value="7.7">
            <text:p>7.7</text:p>
          </table:table-cell>
          <table:table-cell office:value-type="float" office:value="20.3">
            <text:p>20.3</text:p>
          </table:table-cell>
          <table:table-cell office:value-type="float" office:value="12.8">
            <text:p>12.8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.1">
            <text:p>8.1</text:p>
          </table:table-cell>
          <table:table-cell office:value-type="float" office:value="11.6">
            <text:p>11.6</text:p>
          </table:table-cell>
          <table:table-cell office:value-type="float" office:value="7.7">
            <text:p>7.7</text:p>
          </table:table-cell>
          <table:table-cell office:value-type="float" office:value="8.2">
            <text:p>8.2</text:p>
          </table:table-cell>
          <table:table-cell office:value-type="float" office:value="16.6">
            <text:p>16.6</text:p>
          </table:table-cell>
          <table:table-cell office:value-type="float" office:value="11.8">
            <text:p>11.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.8">
            <text:p>8.8</text:p>
          </table:table-cell>
          <table:table-cell office:value-type="float" office:value="13.1">
            <text:p>13.1</text:p>
          </table:table-cell>
          <table:table-cell office:value-type="float" office:value="7.7">
            <text:p>7.7</text:p>
          </table:table-cell>
          <table:table-cell office:value-type="float" office:value="8.2">
            <text:p>8.2</text:p>
          </table:table-cell>
          <table:table-cell office:value-type="float" office:value="17.9">
            <text:p>17.9</text:p>
          </table:table-cell>
          <table:table-cell office:value-type="float" office:value="11.4">
            <text:p>11.4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.9">
            <text:p>9.9</text:p>
          </table:table-cell>
          <table:table-cell office:value-type="float" office:value="14.3">
            <text:p>14.3</text:p>
          </table:table-cell>
          <table:table-cell office:value-type="float" office:value="12.4">
            <text:p>12.4</text:p>
          </table:table-cell>
          <table:table-cell office:value-type="float" office:value="15.5">
            <text:p>15.5</text:p>
          </table:table-cell>
          <table:table-cell office:value-type="float" office:value="26.3">
            <text:p>26.3</text:p>
          </table:table-cell>
          <table:table-cell office:value-type="float" office:value="12.4">
            <text:p>12.4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4.6">
            <text:p>14.6</text:p>
          </table:table-cell>
          <table:table-cell office:value-type="float" office:value="14.7">
            <text:p>14.7</text:p>
          </table:table-cell>
          <table:table-cell office:value-type="float" office:value="12.4">
            <text:p>12.4</text:p>
          </table:table-cell>
          <table:table-cell office:value-type="float" office:value="15.5">
            <text:p>15.5</text:p>
          </table:table-cell>
          <table:table-cell office:value-type="float" office:value="32">
            <text:p>32</text:p>
          </table:table-cell>
          <table:table-cell office:value-type="float" office:value="16.5">
            <text:p>16.5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14.7">
            <text:p>14.7</text:p>
          </table:table-cell>
          <table:table-cell office:value-type="float" office:value="51.9">
            <text:p>51.9</text:p>
          </table:table-cell>
          <table:table-cell office:value-type="float" office:value="51">
            <text:p>51</text:p>
          </table:table-cell>
          <table:table-cell office:value-type="float" office:value="70.1">
            <text:p>70.1</text:p>
          </table:table-cell>
          <table:table-cell office:value-type="float" office:value="21.4">
            <text:p>21.4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5.2">
            <text:p>65.2</text:p>
          </table:table-cell>
          <table:table-cell office:value-type="float" office:value="19.3">
            <text:p>19.3</text:p>
          </table:table-cell>
          <table:table-cell office:value-type="float" office:value="51.9">
            <text:p>51.9</text:p>
          </table:table-cell>
          <table:table-cell office:value-type="float" office:value="51">
            <text:p>51</text:p>
          </table:table-cell>
          <table:table-cell office:value-type="float" office:value="245.3">
            <text:p>245.3</text:p>
          </table:table-cell>
          <table:table-cell office:value-type="float" office:value="33.2">
            <text:p>33.2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21.7">
            <text:p>321.7</text:p>
          </table:table-cell>
          <table:table-cell office:value-type="float" office:value="40.3">
            <text:p>40.3</text:p>
          </table:table-cell>
          <table:table-cell office:value-type="float" office:value="1152.5">
            <text:p>1152.5</text:p>
          </table:table-cell>
          <table:table-cell office:value-type="float" office:value="1226.5">
            <text:p>1226.5</text:p>
          </table:table-cell>
          <table:table-cell office:value-type="float" office:value="988.5">
            <text:p>988.5</text:p>
          </table:table-cell>
          <table:table-cell office:value-type="float" office:value="64.2">
            <text:p>64.2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03.3">
            <text:p>1003.3</text:p>
          </table:table-cell>
          <table:table-cell office:value-type="float" office:value="128.7">
            <text:p>128.7</text:p>
          </table:table-cell>
          <table:table-cell office:value-type="float" office:value="1152.5">
            <text:p>1152.5</text:p>
          </table:table-cell>
          <table:table-cell office:value-type="float" office:value="1226.5">
            <text:p>1226.5</text:p>
          </table:table-cell>
          <table:table-cell office:value-type="float" office:value="2817.6">
            <text:p>2817.6</text:p>
          </table:table-cell>
          <table:table-cell office:value-type="float" office:value="547.9">
            <text:p>547.9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588.5">
            <text:p>3588.5</text:p>
          </table:table-cell>
          <table:table-cell office:value-type="float" office:value="2691">
            <text:p>2691</text:p>
          </table:table-cell>
          <table:table-cell office:value-type="float" office:value="9901.2">
            <text:p>9901.2</text:p>
          </table:table-cell>
          <table:table-cell office:value-type="float" office:value="9685.4">
            <text:p>9685.4</text:p>
          </table:table-cell>
          <table:table-cell office:value-type="float" office:value="7369.6">
            <text:p>7369.6</text:p>
          </table:table-cell>
          <table:table-cell office:value-type="float" office:value="3334.9">
            <text:p>3334.9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806.8">
            <text:p>13806.8</text:p>
          </table:table-cell>
          <table:table-cell office:value-type="float" office:value="38079.3">
            <text:p>38079.3</text:p>
          </table:table-cell>
          <table:table-cell office:value-type="float" office:value="9901.2">
            <text:p>9901.2</text:p>
          </table:table-cell>
          <table:table-cell office:value-type="float" office:value="9685.4">
            <text:p>9685.4</text:p>
          </table:table-cell>
          <table:table-cell office:value-type="float" office:value="18469.8">
            <text:p>18469.8</text:p>
          </table:table-cell>
          <table:table-cell office:value-type="float" office:value="7121.8">
            <text:p>7121.8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9950.3">
            <text:p>29950.3</text:p>
          </table:table-cell>
          <table:table-cell office:value-type="float" office:value="87356.9">
            <text:p>87356.9</text:p>
          </table:table-cell>
          <table:table-cell office:value-type="float" office:value="45425.6">
            <text:p>45425.6</text:p>
          </table:table-cell>
          <table:table-cell office:value-type="float" office:value="44603.1">
            <text:p>44603.1</text:p>
          </table:table-cell>
          <table:table-cell office:value-type="float" office:value="42644.9">
            <text:p>42644.9</text:p>
          </table:table-cell>
          <table:table-cell office:value-type="float" office:value="15479.2">
            <text:p>15479.2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1670.3">
            <text:p>41670.3</text:p>
          </table:table-cell>
          <table:table-cell office:value-type="float" office:value="195478">
            <text:p>195478</text:p>
          </table:table-cell>
          <table:table-cell office:value-type="float" office:value="45425.6">
            <text:p>45425.6</text:p>
          </table:table-cell>
          <table:table-cell office:value-type="float" office:value="44603.1">
            <text:p>44603.1</text:p>
          </table:table-cell>
          <table:table-cell office:value-type="float" office:value="97826.3">
            <text:p>97826.3</text:p>
          </table:table-cell>
          <table:table-cell office:value-type="float" office:value="34333.8">
            <text:p>34333.8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0932.5">
            <text:p>120932.5</text:p>
          </table:table-cell>
          <table:table-cell office:value-type="float" office:value="428825.6">
            <text:p>428825.6</text:p>
          </table:table-cell>
          <table:table-cell office:value-type="float" office:value="213894.2">
            <text:p>213894.2</text:p>
          </table:table-cell>
          <table:table-cell office:value-type="float" office:value="212227.7">
            <text:p>212227.7</text:p>
          </table:table-cell>
          <table:table-cell office:value-type="float" office:value="225217.2">
            <text:p>225217.2</text:p>
          </table:table-cell>
          <table:table-cell office:value-type="float" office:value="76478.2">
            <text:p>76478.2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33216">
            <text:p>333216</text:p>
          </table:table-cell>
          <table:table-cell office:value-type="float" office:value="945438.8">
            <text:p>945438.8</text:p>
          </table:table-cell>
          <table:table-cell office:value-type="float" office:value="213894.2">
            <text:p>213894.2</text:p>
          </table:table-cell>
          <table:table-cell office:value-type="float" office:value="212227.7">
            <text:p>212227.7</text:p>
          </table:table-cell>
          <table:table-cell office:value-type="float" office:value="517970.3">
            <text:p>517970.3</text:p>
          </table:table-cell>
          <table:table-cell office:value-type="float" office:value="170092.2">
            <text:p>170092.2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93321.5">
            <text:p>693321.5</text:p>
          </table:table-cell>
          <table:table-cell office:value-type="float" office:value="2170431.1">
            <text:p>2170431.1</text:p>
          </table:table-cell>
          <table:table-cell office:value-type="float" office:value="1033145.4">
            <text:p>1033145.4</text:p>
          </table:table-cell>
          <table:table-cell office:value-type="float" office:value="1045212.8">
            <text:p>1045212.8</text:p>
          </table:table-cell>
          <table:table-cell office:value-type="float" office:value="1175434.9">
            <text:p>1175434.9</text:p>
          </table:table-cell>
          <table:table-cell office:value-type="float" office:value="386234.3">
            <text:p>386234.3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73743.3">
            <text:p>1173743.3</text:p>
          </table:table-cell>
          <table:table-cell office:value-type="float" office:value="4463595.5">
            <text:p>4463595.5</text:p>
          </table:table-cell>
          <table:table-cell office:value-type="float" office:value="1033145.4">
            <text:p>1033145.4</text:p>
          </table:table-cell>
          <table:table-cell office:value-type="float" office:value="1045212.8">
            <text:p>1045212.8</text:p>
          </table:table-cell>
          <table:table-cell office:value-type="float" office:value="2618217.9">
            <text:p>2618217.9</text:p>
          </table:table-cell>
          <table:table-cell office:value-type="float" office:value="864524.4">
            <text:p>864524.4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080233.2">
            <text:p>3080233.2</text:p>
          </table:table-cell>
          <table:table-cell office:value-type="float" office:value="9042168.5">
            <text:p>9042168.5</text:p>
          </table:table-cell>
          <table:table-cell office:value-type="float" office:value="5738381.8">
            <text:p>5738381.8</text:p>
          </table:table-cell>
          <table:table-cell office:value-type="float" office:value="5797920.6">
            <text:p>5797920.6</text:p>
          </table:table-cell>
          <table:table-cell office:value-type="float" office:value="5824665.8">
            <text:p>5824665.8</text:p>
          </table:table-cell>
          <table:table-cell office:value-type="float" office:value="1956208.1">
            <text:p>1956208.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605803.8">
            <text:p>8605803.8</text:p>
          </table:table-cell>
          <table:table-cell office:value-type="float" office:value="19297407">
            <text:p>19297407</text:p>
          </table:table-cell>
          <table:table-cell office:value-type="float" office:value="5738381.8">
            <text:p>5738381.8</text:p>
          </table:table-cell>
          <table:table-cell office:value-type="float" office:value="5797920.6">
            <text:p>5797920.6</text:p>
          </table:table-cell>
          <table:table-cell office:value-type="float" office:value="12870526.8">
            <text:p>12870526.8</text:p>
          </table:table-cell>
          <table:table-cell office:value-type="float" office:value="5102307.8">
            <text:p>5102307.8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0765056.2">
            <text:p>20765056.2</text:p>
          </table:table-cell>
          <table:table-cell office:value-type="float" office:value="56609955.4">
            <text:p>56609955.4</text:p>
          </table:table-cell>
          <table:table-cell office:value-type="float" office:value="24806454.3">
            <text:p>24806454.3</text:p>
          </table:table-cell>
          <table:table-cell office:value-type="float" office:value="25050406.9">
            <text:p>25050406.9</text:p>
          </table:table-cell>
          <table:table-cell office:value-type="float" office:value="27102656.6">
            <text:p>27102656.6</text:p>
          </table:table-cell>
          <table:table-cell office:value-type="float" office:value="10489141.9">
            <text:p>10489141.9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7719145.5">
            <text:p>37719145.5</text:p>
          </table:table-cell>
          <table:table-cell office:value-type="float" office:value="122036736.5">
            <text:p>122036736.5</text:p>
          </table:table-cell>
          <table:table-cell office:value-type="float" office:value="24806454.3">
            <text:p>24806454.3</text:p>
          </table:table-cell>
          <table:table-cell office:value-type="float" office:value="25050406.9">
            <text:p>25050406.9</text:p>
          </table:table-cell>
          <table:table-cell office:value-type="float" office:value="57254855">
            <text:p>57254855</text:p>
          </table:table-cell>
          <table:table-cell office:value-type="float" office:value="21661867.1">
            <text:p>21661867.1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86541419.7">
            <text:p>86541419.7</text:p>
          </table:table-cell>
          <table:table-cell office:value-type="float" office:value="261559749.7">
            <text:p>261559749.7</text:p>
          </table:table-cell>
          <table:table-cell office:value-type="float" office:value="107638735.9">
            <text:p>107638735.9</text:p>
          </table:table-cell>
          <table:table-cell office:value-type="float" office:value="108520874.5">
            <text:p>108520874.5</text:p>
          </table:table-cell>
          <table:table-cell office:value-type="float" office:value="119442350.2">
            <text:p>119442350.2</text:p>
          </table:table-cell>
          <table:table-cell office:value-type="float" office:value="45353693.5">
            <text:p>45353693.5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99194017.1">
            <text:p>199194017.1</text:p>
          </table:table-cell>
          <table:table-cell office:value-type="float" office:value="560183836.5">
            <text:p>560183836.5</text:p>
          </table:table-cell>
          <table:table-cell office:value-type="float" office:value="107638735.9">
            <text:p>107638735.9</text:p>
          </table:table-cell>
          <table:table-cell office:value-type="float" office:value="108520874.5">
            <text:p>108520874.5</text:p>
          </table:table-cell>
          <table:table-cell office:value-type="float" office:value="250094644.1">
            <text:p>250094644.1</text:p>
          </table:table-cell>
          <table:table-cell office:value-type="float" office:value="94943721.5">
            <text:p>94943721.5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eport for PAPI_L1_DCM, max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FTW</text:p>
          </table:table-cell>
          <table:table-cell office:value-type="string">
            <text:p>Numerical Recipes</text:p>
          </table:table-cell>
          <table:table-cell office:value-type="string">
            <text:p>Radix-4 FFT</text:p>
          </table:table-cell>
          <table:table-cell office:value-type="string">
            <text:p>Radix-4 FFT, Buffered</text:p>
          </table:table-cell>
          <table:table-cell office:value-type="string">
            <text:p>FFT Radix-2</text:p>
          </table:table-cell>
          <table:table-cell office:value-type="string">
            <text:p>FFT Radix-2, optimized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94">
            <text:p>94</text:p>
          </table:table-cell>
          <table:table-cell office:value-type="float" office:value="52">
            <text:p>52</text:p>
          </table:table-cell>
          <table:table-cell office:value-type="float" office:value="71">
            <text:p>71</text:p>
          </table:table-cell>
          <table:table-cell office:value-type="float" office:value="145">
            <text:p>145</text:p>
          </table:table-cell>
          <table:table-cell office:value-type="float" office:value="123">
            <text:p>123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float" office:value="99">
            <text:p>99</text:p>
          </table:table-cell>
          <table:table-cell office:value-type="float" office:value="52">
            <text:p>52</text:p>
          </table:table-cell>
          <table:table-cell office:value-type="float" office:value="71">
            <text:p>71</text:p>
          </table:table-cell>
          <table:table-cell office:value-type="float" office:value="158">
            <text:p>158</text:p>
          </table:table-cell>
          <table:table-cell office:value-type="float" office:value="116">
            <text:p>116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3">
            <text:p>63</text:p>
          </table:table-cell>
          <table:table-cell office:value-type="float" office:value="106">
            <text:p>106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153">
            <text:p>153</text:p>
          </table:table-cell>
          <table:table-cell office:value-type="float" office:value="102">
            <text:p>102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6">
            <text:p>66</text:p>
          </table:table-cell>
          <table:table-cell office:value-type="float" office:value="117">
            <text:p>117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157">
            <text:p>157</text:p>
          </table:table-cell>
          <table:table-cell office:value-type="float" office:value="104">
            <text:p>104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2">
            <text:p>82</text:p>
          </table:table-cell>
          <table:table-cell office:value-type="float" office:value="117">
            <text:p>117</text:p>
          </table:table-cell>
          <table:table-cell office:value-type="float" office:value="98">
            <text:p>98</text:p>
          </table:table-cell>
          <table:table-cell office:value-type="float" office:value="115">
            <text:p>115</text:p>
          </table:table-cell>
          <table:table-cell office:value-type="float" office:value="201">
            <text:p>201</text:p>
          </table:table-cell>
          <table:table-cell office:value-type="float" office:value="110">
            <text:p>110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8">
            <text:p>108</text:p>
          </table:table-cell>
          <table:table-cell office:value-type="float" office:value="129">
            <text:p>129</text:p>
          </table:table-cell>
          <table:table-cell office:value-type="float" office:value="98">
            <text:p>98</text:p>
          </table:table-cell>
          <table:table-cell office:value-type="float" office:value="115">
            <text:p>115</text:p>
          </table:table-cell>
          <table:table-cell office:value-type="float" office:value="259">
            <text:p>259</text:p>
          </table:table-cell>
          <table:table-cell office:value-type="float" office:value="144">
            <text:p>144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50">
            <text:p>150</text:p>
          </table:table-cell>
          <table:table-cell office:value-type="float" office:value="122">
            <text:p>122</text:p>
          </table:table-cell>
          <table:table-cell office:value-type="float" office:value="244">
            <text:p>244</text:p>
          </table:table-cell>
          <table:table-cell office:value-type="float" office:value="247">
            <text:p>247</text:p>
          </table:table-cell>
          <table:table-cell office:value-type="float" office:value="373">
            <text:p>373</text:p>
          </table:table-cell>
          <table:table-cell office:value-type="float" office:value="170">
            <text:p>170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6">
            <text:p>256</text:p>
          </table:table-cell>
          <table:table-cell office:value-type="float" office:value="138">
            <text:p>138</text:p>
          </table:table-cell>
          <table:table-cell office:value-type="float" office:value="244">
            <text:p>244</text:p>
          </table:table-cell>
          <table:table-cell office:value-type="float" office:value="247">
            <text:p>247</text:p>
          </table:table-cell>
          <table:table-cell office:value-type="float" office:value="561">
            <text:p>561</text:p>
          </table:table-cell>
          <table:table-cell office:value-type="float" office:value="244">
            <text:p>244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81">
            <text:p>481</text:p>
          </table:table-cell>
          <table:table-cell office:value-type="float" office:value="199">
            <text:p>199</text:p>
          </table:table-cell>
          <table:table-cell office:value-type="float" office:value="1414">
            <text:p>1414</text:p>
          </table:table-cell>
          <table:table-cell office:value-type="float" office:value="1595">
            <text:p>1595</text:p>
          </table:table-cell>
          <table:table-cell office:value-type="float" office:value="1111">
            <text:p>1111</text:p>
          </table:table-cell>
          <table:table-cell office:value-type="float" office:value="337">
            <text:p>337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50">
            <text:p>1050</text:p>
          </table:table-cell>
          <table:table-cell office:value-type="float" office:value="383">
            <text:p>383</text:p>
          </table:table-cell>
          <table:table-cell office:value-type="float" office:value="1414">
            <text:p>1414</text:p>
          </table:table-cell>
          <table:table-cell office:value-type="float" office:value="1595">
            <text:p>1595</text:p>
          </table:table-cell>
          <table:table-cell office:value-type="float" office:value="2882">
            <text:p>2882</text:p>
          </table:table-cell>
          <table:table-cell office:value-type="float" office:value="975">
            <text:p>97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772">
            <text:p>3772</text:p>
          </table:table-cell>
          <table:table-cell office:value-type="float" office:value="3378">
            <text:p>3378</text:p>
          </table:table-cell>
          <table:table-cell office:value-type="float" office:value="9945">
            <text:p>9945</text:p>
          </table:table-cell>
          <table:table-cell office:value-type="float" office:value="9727">
            <text:p>9727</text:p>
          </table:table-cell>
          <table:table-cell office:value-type="float" office:value="7513">
            <text:p>7513</text:p>
          </table:table-cell>
          <table:table-cell office:value-type="float" office:value="3379">
            <text:p>3379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909">
            <text:p>13909</text:p>
          </table:table-cell>
          <table:table-cell office:value-type="float" office:value="38275">
            <text:p>38275</text:p>
          </table:table-cell>
          <table:table-cell office:value-type="float" office:value="9945">
            <text:p>9945</text:p>
          </table:table-cell>
          <table:table-cell office:value-type="float" office:value="9727">
            <text:p>9727</text:p>
          </table:table-cell>
          <table:table-cell office:value-type="float" office:value="18751">
            <text:p>18751</text:p>
          </table:table-cell>
          <table:table-cell office:value-type="float" office:value="7192">
            <text:p>7192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0124">
            <text:p>30124</text:p>
          </table:table-cell>
          <table:table-cell office:value-type="float" office:value="87582">
            <text:p>87582</text:p>
          </table:table-cell>
          <table:table-cell office:value-type="float" office:value="45513">
            <text:p>45513</text:p>
          </table:table-cell>
          <table:table-cell office:value-type="float" office:value="44646">
            <text:p>44646</text:p>
          </table:table-cell>
          <table:table-cell office:value-type="float" office:value="44537">
            <text:p>44537</text:p>
          </table:table-cell>
          <table:table-cell office:value-type="float" office:value="15584">
            <text:p>15584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2050">
            <text:p>42050</text:p>
          </table:table-cell>
          <table:table-cell office:value-type="float" office:value="195963">
            <text:p>195963</text:p>
          </table:table-cell>
          <table:table-cell office:value-type="float" office:value="45513">
            <text:p>45513</text:p>
          </table:table-cell>
          <table:table-cell office:value-type="float" office:value="44646">
            <text:p>44646</text:p>
          </table:table-cell>
          <table:table-cell office:value-type="float" office:value="98520">
            <text:p>98520</text:p>
          </table:table-cell>
          <table:table-cell office:value-type="float" office:value="34562">
            <text:p>34562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1517">
            <text:p>121517</text:p>
          </table:table-cell>
          <table:table-cell office:value-type="float" office:value="431626">
            <text:p>431626</text:p>
          </table:table-cell>
          <table:table-cell office:value-type="float" office:value="214300">
            <text:p>214300</text:p>
          </table:table-cell>
          <table:table-cell office:value-type="float" office:value="212563">
            <text:p>212563</text:p>
          </table:table-cell>
          <table:table-cell office:value-type="float" office:value="227268">
            <text:p>227268</text:p>
          </table:table-cell>
          <table:table-cell office:value-type="float" office:value="76835">
            <text:p>76835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35051">
            <text:p>335051</text:p>
          </table:table-cell>
          <table:table-cell office:value-type="float" office:value="946050">
            <text:p>946050</text:p>
          </table:table-cell>
          <table:table-cell office:value-type="float" office:value="214300">
            <text:p>214300</text:p>
          </table:table-cell>
          <table:table-cell office:value-type="float" office:value="212563">
            <text:p>212563</text:p>
          </table:table-cell>
          <table:table-cell office:value-type="float" office:value="523812">
            <text:p>523812</text:p>
          </table:table-cell>
          <table:table-cell office:value-type="float" office:value="170625">
            <text:p>170625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94938">
            <text:p>694938</text:p>
          </table:table-cell>
          <table:table-cell office:value-type="float" office:value="2172812">
            <text:p>2172812</text:p>
          </table:table-cell>
          <table:table-cell office:value-type="float" office:value="1033918">
            <text:p>1033918</text:p>
          </table:table-cell>
          <table:table-cell office:value-type="float" office:value="1045914">
            <text:p>1045914</text:p>
          </table:table-cell>
          <table:table-cell office:value-type="float" office:value="1188092">
            <text:p>1188092</text:p>
          </table:table-cell>
          <table:table-cell office:value-type="float" office:value="387529">
            <text:p>387529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78288">
            <text:p>1178288</text:p>
          </table:table-cell>
          <table:table-cell office:value-type="float" office:value="4479762">
            <text:p>4479762</text:p>
          </table:table-cell>
          <table:table-cell office:value-type="float" office:value="1033918">
            <text:p>1033918</text:p>
          </table:table-cell>
          <table:table-cell office:value-type="float" office:value="1045914">
            <text:p>1045914</text:p>
          </table:table-cell>
          <table:table-cell office:value-type="float" office:value="2646236">
            <text:p>2646236</text:p>
          </table:table-cell>
          <table:table-cell office:value-type="float" office:value="866219">
            <text:p>866219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122053">
            <text:p>3122053</text:p>
          </table:table-cell>
          <table:table-cell office:value-type="float" office:value="9052548">
            <text:p>9052548</text:p>
          </table:table-cell>
          <table:table-cell office:value-type="float" office:value="5745182">
            <text:p>5745182</text:p>
          </table:table-cell>
          <table:table-cell office:value-type="float" office:value="5803815">
            <text:p>5803815</text:p>
          </table:table-cell>
          <table:table-cell office:value-type="float" office:value="5883725">
            <text:p>5883725</text:p>
          </table:table-cell>
          <table:table-cell office:value-type="float" office:value="1999694">
            <text:p>1999694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625130">
            <text:p>8625130</text:p>
          </table:table-cell>
          <table:table-cell office:value-type="float" office:value="19306506">
            <text:p>19306506</text:p>
          </table:table-cell>
          <table:table-cell office:value-type="float" office:value="5745182">
            <text:p>5745182</text:p>
          </table:table-cell>
          <table:table-cell office:value-type="float" office:value="5803815">
            <text:p>5803815</text:p>
          </table:table-cell>
          <table:table-cell office:value-type="float" office:value="12995555">
            <text:p>12995555</text:p>
          </table:table-cell>
          <table:table-cell office:value-type="float" office:value="5118439">
            <text:p>5118439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0813187">
            <text:p>20813187</text:p>
          </table:table-cell>
          <table:table-cell office:value-type="float" office:value="56625918">
            <text:p>56625918</text:p>
          </table:table-cell>
          <table:table-cell office:value-type="float" office:value="24836365">
            <text:p>24836365</text:p>
          </table:table-cell>
          <table:table-cell office:value-type="float" office:value="25079804">
            <text:p>25079804</text:p>
          </table:table-cell>
          <table:table-cell office:value-type="float" office:value="27254136">
            <text:p>27254136</text:p>
          </table:table-cell>
          <table:table-cell office:value-type="float" office:value="10520924">
            <text:p>10520924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7804799">
            <text:p>37804799</text:p>
          </table:table-cell>
          <table:table-cell office:value-type="float" office:value="122111359">
            <text:p>122111359</text:p>
          </table:table-cell>
          <table:table-cell office:value-type="float" office:value="24836365">
            <text:p>24836365</text:p>
          </table:table-cell>
          <table:table-cell office:value-type="float" office:value="25079804">
            <text:p>25079804</text:p>
          </table:table-cell>
          <table:table-cell office:value-type="float" office:value="57467214">
            <text:p>57467214</text:p>
          </table:table-cell>
          <table:table-cell office:value-type="float" office:value="21708762">
            <text:p>21708762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86730564">
            <text:p>86730564</text:p>
          </table:table-cell>
          <table:table-cell office:value-type="float" office:value="261700552">
            <text:p>261700552</text:p>
          </table:table-cell>
          <table:table-cell office:value-type="float" office:value="107716773">
            <text:p>107716773</text:p>
          </table:table-cell>
          <table:table-cell office:value-type="float" office:value="108613658">
            <text:p>108613658</text:p>
          </table:table-cell>
          <table:table-cell office:value-type="float" office:value="119754868">
            <text:p>119754868</text:p>
          </table:table-cell>
          <table:table-cell office:value-type="float" office:value="45435326">
            <text:p>45435326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99568394">
            <text:p>199568394</text:p>
          </table:table-cell>
          <table:table-cell office:value-type="float" office:value="561335363">
            <text:p>561335363</text:p>
          </table:table-cell>
          <table:table-cell office:value-type="float" office:value="107716773">
            <text:p>107716773</text:p>
          </table:table-cell>
          <table:table-cell office:value-type="float" office:value="108613658">
            <text:p>108613658</text:p>
          </table:table-cell>
          <table:table-cell office:value-type="float" office:value="250607666">
            <text:p>250607666</text:p>
          </table:table-cell>
          <table:table-cell office:value-type="float" office:value="95100777">
            <text:p>95100777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26">01/26/2010</text:date>, <text:time>23:01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01-26T23:01:59</dc:date>
    <meta:document-statistic meta:table-count="1" meta:cell-count="2108" meta:object-count="8"/>
    <meta:generator>OpenOffice.org/3.0$Linux OpenOffice.org_project/300m15$Build-9379</meta:generator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pline-order="3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tru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10" style:family="chart">
      <style:chart-properties style:rotation-angle="90"/>
      <style:text-properties fo:font-size="9pt" style:font-size-asian="9pt" style:font-size-complex="9pt"/>
    </style:style>
    <style:style style:name="ch11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2" style:family="chart">
      <style:chart-properties chart:symbol-type="none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3" style:family="chart">
      <style:chart-properties chart:symbol-type="none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4" style:family="chart">
      <style:chart-properties chart:symbol-type="none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5" style:family="chart">
      <style:chart-properties chart:symbol-type="none"/>
      <style:graphic-properties draw:stroke="solid" svg:stroke-width="0.088cm" svg:stroke-color="#7e0021" draw:fill-color="#7e0021"/>
      <style:text-properties fo:font-size="6pt" style:font-size-asian="6pt" style:font-size-complex="6pt"/>
    </style:style>
    <style:style style:name="ch16" style:family="chart">
      <style:chart-properties chart:symbol-type="none"/>
      <style:graphic-properties draw:stroke="solid" svg:stroke-width="0.088cm" svg:stroke-color="#83caff" draw:fill-color="#83caff"/>
      <style:text-properties fo:font-size="6pt" style:font-size-asian="6pt" style:font-size-complex="6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draw:stroke="none" svg:stroke-color="#b3b3b3" draw:fill="solid" draw:fill-color="#cccccc"/>
    </style:style>
  </office:automatic-styles>
  <office:body>
    <office:chart>
      <chart:chart svg:width="25.564cm" svg:height="11.562cm" chart:class="chart:line" chart:style-name="ch1">
        <chart:title svg:x="11.499cm" svg:y="0.232cm" chart:style-name="ch2">
          <text:p>Total Cycles</text:p>
        </chart:title>
        <chart:subtitle svg:x="11.991cm" svg:y="0.983cm" chart:style-name="ch3">
          <text:p>Minimum</text:p>
        </chart:subtitle>
        <chart:legend chart:legend-position="end" svg:x="21.448cm" svg:y="4.583cm" chart:style-name="ch4"/>
        <chart:plot-area chart:style-name="ch5" table:cell-range-address="Sheet1.A2:Sheet1.G26" chart:data-source-has-labels="both" svg:x="0.821cm" svg:y="1.655cm" svg:width="20.117cm" svg:height="9.415cm">
          <chart:axis chart:dimension="x" chart:name="primary-x" chart:style-name="ch6">
            <chart:title svg:x="11.084cm" svg:y="10.737cm" chart:style-name="ch7">
              <text:p>k</text:p>
            </chart:title>
            <chart:categories table:cell-range-address="Sheet1.A3:Sheet1.A26"/>
            <chart:grid chart:style-name="ch8" chart:class="major"/>
          </chart:axis>
          <chart:axis chart:dimension="y" chart:name="primary-y" chart:style-name="ch9">
            <chart:title svg:x="0.512cm" svg:y="6.56cm" chart:style-name="ch10">
              <text:p>Cycles</text:p>
            </chart:title>
            <chart:grid chart:style-name="ch8" chart:class="major"/>
          </chart:axis>
          <chart:series chart:style-name="ch11" chart:values-cell-range-address="Sheet1.B3:Sheet1.B26" chart:label-cell-address="Sheet1.B2:Sheet1.B2" chart:class="chart:line">
            <chart:data-point chart:repeated="24"/>
          </chart:series>
          <chart:series chart:style-name="ch12" chart:values-cell-range-address="Sheet1.C3:Sheet1.C26" chart:label-cell-address="Sheet1.C2:Sheet1.C2" chart:class="chart:line">
            <chart:data-point chart:repeated="24"/>
          </chart:series>
          <chart:series chart:style-name="ch13" chart:values-cell-range-address="Sheet1.D3:Sheet1.D26" chart:label-cell-address="Sheet1.D2:Sheet1.D2" chart:class="chart:line">
            <chart:data-point chart:repeated="24"/>
          </chart:series>
          <chart:series chart:style-name="ch14" chart:values-cell-range-address="Sheet1.E3:Sheet1.E26" chart:label-cell-address="Sheet1.E2:Sheet1.E2" chart:class="chart:line">
            <chart:data-point chart:repeated="24"/>
          </chart:series>
          <chart:series chart:style-name="ch15" chart:values-cell-range-address="Sheet1.F3:Sheet1.F26" chart:label-cell-address="Sheet1.F2:Sheet1.F2" chart:class="chart:line">
            <chart:data-point chart:repeated="24"/>
          </chart:series>
          <chart:series chart:style-name="ch16" chart:values-cell-range-address="Sheet1.G3:Sheet1.G26" chart:label-cell-address="Sheet1.G2:Sheet1.G2" chart:class="chart:line">
            <chart:data-point chart:repeated="2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2:Sheet1.B2">FFTW</text:p>
              </table:table-cell>
              <table:table-cell office:value-type="string">
                <text:p text:id="Sheet1.C2:Sheet1.C2">Numerical Recipes</text:p>
              </table:table-cell>
              <table:table-cell office:value-type="string">
                <text:p text:id="Sheet1.D2:Sheet1.D2">Radix-4 FFT</text:p>
              </table:table-cell>
              <table:table-cell office:value-type="string">
                <text:p text:id="Sheet1.E2:Sheet1.E2">Radix-4 FFT, Buffered</text:p>
              </table:table-cell>
              <table:table-cell office:value-type="string">
                <text:p text:id="Sheet1.F2:Sheet1.F2">FFT Radix-2</text:p>
              </table:table-cell>
              <table:table-cell office:value-type="string">
                <text:p text:id="Sheet1.G2:Sheet1.G2">FFT Radix-2, optimized</text:p>
              </table:table-cell>
            </table:table-row>
          </table:table-header-rows>
          <table:table-rows>
            <table:table-row>
              <table:table-cell office:value-type="string">
                <text:p text:id="Sheet1.A3:Sheet1.A26">1</text:p>
              </table:table-cell>
              <table:table-cell office:value-type="float" office:value="410">
                <text:p text:id="Sheet1.B3:Sheet1.B26">410</text:p>
              </table:table-cell>
              <table:table-cell office:value-type="float" office:value="1849">
                <text:p text:id="Sheet1.C3:Sheet1.C26">1849</text:p>
              </table:table-cell>
              <table:table-cell office:value-type="float" office:value="676">
                <text:p text:id="Sheet1.D3:Sheet1.D26">676</text:p>
              </table:table-cell>
              <table:table-cell office:value-type="float" office:value="692">
                <text:p text:id="Sheet1.E3:Sheet1.E26">692</text:p>
              </table:table-cell>
              <table:table-cell office:value-type="float" office:value="2253">
                <text:p text:id="Sheet1.F3:Sheet1.F26">2253</text:p>
              </table:table-cell>
              <table:table-cell office:value-type="float" office:value="1930">
                <text:p text:id="Sheet1.G3:Sheet1.G26">193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7">
                <text:p>437</text:p>
              </table:table-cell>
              <table:table-cell office:value-type="float" office:value="2036">
                <text:p>2036</text:p>
              </table:table-cell>
              <table:table-cell office:value-type="float" office:value="676">
                <text:p>676</text:p>
              </table:table-cell>
              <table:table-cell office:value-type="float" office:value="692">
                <text:p>692</text:p>
              </table:table-cell>
              <table:table-cell office:value-type="float" office:value="2962">
                <text:p>2962</text:p>
              </table:table-cell>
              <table:table-cell office:value-type="float" office:value="2066">
                <text:p>20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12">
                <text:p>512</text:p>
              </table:table-cell>
              <table:table-cell office:value-type="float" office:value="2532">
                <text:p>2532</text:p>
              </table:table-cell>
              <table:table-cell office:value-type="float" office:value="1026">
                <text:p>1026</text:p>
              </table:table-cell>
              <table:table-cell office:value-type="float" office:value="1168">
                <text:p>1168</text:p>
              </table:table-cell>
              <table:table-cell office:value-type="float" office:value="3297">
                <text:p>3297</text:p>
              </table:table-cell>
              <table:table-cell office:value-type="float" office:value="1417">
                <text:p>14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88">
                <text:p>588</text:p>
              </table:table-cell>
              <table:table-cell office:value-type="float" office:value="3345">
                <text:p>3345</text:p>
              </table:table-cell>
              <table:table-cell office:value-type="float" office:value="1026">
                <text:p>1026</text:p>
              </table:table-cell>
              <table:table-cell office:value-type="float" office:value="1168">
                <text:p>1168</text:p>
              </table:table-cell>
              <table:table-cell office:value-type="float" office:value="7015">
                <text:p>7015</text:p>
              </table:table-cell>
              <table:table-cell office:value-type="float" office:value="2529">
                <text:p>25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49">
                <text:p>949</text:p>
              </table:table-cell>
              <table:table-cell office:value-type="float" office:value="4723">
                <text:p>4723</text:p>
              </table:table-cell>
              <table:table-cell office:value-type="float" office:value="3051">
                <text:p>3051</text:p>
              </table:table-cell>
              <table:table-cell office:value-type="float" office:value="3999">
                <text:p>3999</text:p>
              </table:table-cell>
              <table:table-cell office:value-type="float" office:value="14901">
                <text:p>14901</text:p>
              </table:table-cell>
              <table:table-cell office:value-type="float" office:value="4987">
                <text:p>49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04">
                <text:p>2104</text:p>
              </table:table-cell>
              <table:table-cell office:value-type="float" office:value="7261">
                <text:p>7261</text:p>
              </table:table-cell>
              <table:table-cell office:value-type="float" office:value="3051">
                <text:p>3051</text:p>
              </table:table-cell>
              <table:table-cell office:value-type="float" office:value="3999">
                <text:p>3999</text:p>
              </table:table-cell>
              <table:table-cell office:value-type="float" office:value="31907">
                <text:p>31907</text:p>
              </table:table-cell>
              <table:table-cell office:value-type="float" office:value="9986">
                <text:p>99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52">
                <text:p>3852</text:p>
              </table:table-cell>
              <table:table-cell office:value-type="float" office:value="12176">
                <text:p>12176</text:p>
              </table:table-cell>
              <table:table-cell office:value-type="float" office:value="13426">
                <text:p>13426</text:p>
              </table:table-cell>
              <table:table-cell office:value-type="float" office:value="18853">
                <text:p>18853</text:p>
              </table:table-cell>
              <table:table-cell office:value-type="float" office:value="65638">
                <text:p>65638</text:p>
              </table:table-cell>
              <table:table-cell office:value-type="float" office:value="21133">
                <text:p>211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398">
                <text:p>7398</text:p>
              </table:table-cell>
              <table:table-cell office:value-type="float" office:value="21963">
                <text:p>21963</text:p>
              </table:table-cell>
              <table:table-cell office:value-type="float" office:value="13426">
                <text:p>13426</text:p>
              </table:table-cell>
              <table:table-cell office:value-type="float" office:value="18853">
                <text:p>18853</text:p>
              </table:table-cell>
              <table:table-cell office:value-type="float" office:value="134791">
                <text:p>134791</text:p>
              </table:table-cell>
              <table:table-cell office:value-type="float" office:value="44542">
                <text:p>445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326">
                <text:p>16326</text:p>
              </table:table-cell>
              <table:table-cell office:value-type="float" office:value="46390">
                <text:p>46390</text:p>
              </table:table-cell>
              <table:table-cell office:value-type="float" office:value="66166">
                <text:p>66166</text:p>
              </table:table-cell>
              <table:table-cell office:value-type="float" office:value="95962">
                <text:p>95962</text:p>
              </table:table-cell>
              <table:table-cell office:value-type="float" office:value="281841">
                <text:p>281841</text:p>
              </table:table-cell>
              <table:table-cell office:value-type="float" office:value="94066">
                <text:p>940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109">
                <text:p>36109</text:p>
              </table:table-cell>
              <table:table-cell office:value-type="float" office:value="108154">
                <text:p>108154</text:p>
              </table:table-cell>
              <table:table-cell office:value-type="float" office:value="66166">
                <text:p>66166</text:p>
              </table:table-cell>
              <table:table-cell office:value-type="float" office:value="95962">
                <text:p>95962</text:p>
              </table:table-cell>
              <table:table-cell office:value-type="float" office:value="587475">
                <text:p>587475</text:p>
              </table:table-cell>
              <table:table-cell office:value-type="float" office:value="199123">
                <text:p>1991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1805">
                <text:p>81805</text:p>
              </table:table-cell>
              <table:table-cell office:value-type="float" office:value="260910">
                <text:p>260910</text:p>
              </table:table-cell>
              <table:table-cell office:value-type="float" office:value="330499">
                <text:p>330499</text:p>
              </table:table-cell>
              <table:table-cell office:value-type="float" office:value="477603">
                <text:p>477603</text:p>
              </table:table-cell>
              <table:table-cell office:value-type="float" office:value="1187354">
                <text:p>1187354</text:p>
              </table:table-cell>
              <table:table-cell office:value-type="float" office:value="422756">
                <text:p>4227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5904">
                <text:p>205904</text:p>
              </table:table-cell>
              <table:table-cell office:value-type="float" office:value="731928">
                <text:p>731928</text:p>
              </table:table-cell>
              <table:table-cell office:value-type="float" office:value="330499">
                <text:p>330499</text:p>
              </table:table-cell>
              <table:table-cell office:value-type="float" office:value="477603">
                <text:p>477603</text:p>
              </table:table-cell>
              <table:table-cell office:value-type="float" office:value="2487677">
                <text:p>2487677</text:p>
              </table:table-cell>
              <table:table-cell office:value-type="float" office:value="880448">
                <text:p>8804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2696">
                <text:p>442696</text:p>
              </table:table-cell>
              <table:table-cell office:value-type="float" office:value="1674296">
                <text:p>1674296</text:p>
              </table:table-cell>
              <table:table-cell office:value-type="float" office:value="1542351">
                <text:p>1542351</text:p>
              </table:table-cell>
              <table:table-cell office:value-type="float" office:value="2230951">
                <text:p>2230951</text:p>
              </table:table-cell>
              <table:table-cell office:value-type="float" office:value="5184292">
                <text:p>5184292</text:p>
              </table:table-cell>
              <table:table-cell office:value-type="float" office:value="1830420">
                <text:p>18304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41217">
                <text:p>841217</text:p>
              </table:table-cell>
              <table:table-cell office:value-type="float" office:value="3790711">
                <text:p>3790711</text:p>
              </table:table-cell>
              <table:table-cell office:value-type="float" office:value="1542351">
                <text:p>1542351</text:p>
              </table:table-cell>
              <table:table-cell office:value-type="float" office:value="2230951">
                <text:p>2230951</text:p>
              </table:table-cell>
              <table:table-cell office:value-type="float" office:value="10690287">
                <text:p>10690287</text:p>
              </table:table-cell>
              <table:table-cell office:value-type="float" office:value="3816214">
                <text:p>38162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31578">
                <text:p>2031578</text:p>
              </table:table-cell>
              <table:table-cell office:value-type="float" office:value="8471448">
                <text:p>8471448</text:p>
              </table:table-cell>
              <table:table-cell office:value-type="float" office:value="7540390">
                <text:p>7540390</text:p>
              </table:table-cell>
              <table:table-cell office:value-type="float" office:value="10719158">
                <text:p>10719158</text:p>
              </table:table-cell>
              <table:table-cell office:value-type="float" office:value="22059816">
                <text:p>22059816</text:p>
              </table:table-cell>
              <table:table-cell office:value-type="float" office:value="7985427">
                <text:p>79854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196887">
                <text:p>5196887</text:p>
              </table:table-cell>
              <table:table-cell office:value-type="float" office:value="18899637">
                <text:p>18899637</text:p>
              </table:table-cell>
              <table:table-cell office:value-type="float" office:value="7540390">
                <text:p>7540390</text:p>
              </table:table-cell>
              <table:table-cell office:value-type="float" office:value="10719158">
                <text:p>10719158</text:p>
              </table:table-cell>
              <table:table-cell office:value-type="float" office:value="46670373">
                <text:p>46670373</text:p>
              </table:table-cell>
              <table:table-cell office:value-type="float" office:value="16889590">
                <text:p>1688959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693967">
                <text:p>17693967</text:p>
              </table:table-cell>
              <table:table-cell office:value-type="float" office:value="49584489">
                <text:p>49584489</text:p>
              </table:table-cell>
              <table:table-cell office:value-type="float" office:value="62467228">
                <text:p>62467228</text:p>
              </table:table-cell>
              <table:table-cell office:value-type="float" office:value="75978037">
                <text:p>75978037</text:p>
              </table:table-cell>
              <table:table-cell office:value-type="float" office:value="98152788">
                <text:p>98152788</text:p>
              </table:table-cell>
              <table:table-cell office:value-type="float" office:value="37968676">
                <text:p>379686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9074777">
                <text:p>49074777</text:p>
              </table:table-cell>
              <table:table-cell office:value-type="float" office:value="168964086">
                <text:p>168964086</text:p>
              </table:table-cell>
              <table:table-cell office:value-type="float" office:value="62467228">
                <text:p>62467228</text:p>
              </table:table-cell>
              <table:table-cell office:value-type="float" office:value="75978037">
                <text:p>75978037</text:p>
              </table:table-cell>
              <table:table-cell office:value-type="float" office:value="204979373">
                <text:p>204979373</text:p>
              </table:table-cell>
              <table:table-cell office:value-type="float" office:value="101516275">
                <text:p>1015162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6065366">
                <text:p>126065366</text:p>
              </table:table-cell>
              <table:table-cell office:value-type="float" office:value="931589742">
                <text:p>931589742</text:p>
              </table:table-cell>
              <table:table-cell office:value-type="float" office:value="301111702">
                <text:p>301111702</text:p>
              </table:table-cell>
              <table:table-cell office:value-type="float" office:value="355770269">
                <text:p>355770269</text:p>
              </table:table-cell>
              <table:table-cell office:value-type="float" office:value="428841799">
                <text:p>428841799</text:p>
              </table:table-cell>
              <table:table-cell office:value-type="float" office:value="231254602">
                <text:p>2312546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5679214">
                <text:p>275679214</text:p>
              </table:table-cell>
              <table:table-cell office:value-type="float" office:value="2598895553">
                <text:p>2598895553</text:p>
              </table:table-cell>
              <table:table-cell office:value-type="float" office:value="301111702">
                <text:p>301111702</text:p>
              </table:table-cell>
              <table:table-cell office:value-type="float" office:value="355770269">
                <text:p>355770269</text:p>
              </table:table-cell>
              <table:table-cell office:value-type="float" office:value="902327567">
                <text:p>902327567</text:p>
              </table:table-cell>
              <table:table-cell office:value-type="float" office:value="499869875">
                <text:p>4998698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91158045">
                <text:p>691158045</text:p>
              </table:table-cell>
              <table:table-cell office:value-type="float" office:value="6264246993">
                <text:p>6264246993</text:p>
              </table:table-cell>
              <table:table-cell office:value-type="float" office:value="1300857658">
                <text:p>1300857658</text:p>
              </table:table-cell>
              <table:table-cell office:value-type="float" office:value="1538237078">
                <text:p>1538237078</text:p>
              </table:table-cell>
              <table:table-cell office:value-type="float" office:value="1905294998">
                <text:p>1905294998</text:p>
              </table:table-cell>
              <table:table-cell office:value-type="float" office:value="1022117000">
                <text:p>10221170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19534603">
                <text:p>1519534603</text:p>
              </table:table-cell>
              <table:table-cell office:value-type="float" office:value="13921200839">
                <text:p>13921200839</text:p>
              </table:table-cell>
              <table:table-cell office:value-type="float" office:value="1300857658">
                <text:p>1300857658</text:p>
              </table:table-cell>
              <table:table-cell office:value-type="float" office:value="1538237078">
                <text:p>1538237078</text:p>
              </table:table-cell>
              <table:table-cell office:value-type="float" office:value="3967540512">
                <text:p>3967540512</text:p>
              </table:table-cell>
              <table:table-cell office:value-type="float" office:value="2111785826">
                <text:p>21117858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39918501">
                <text:p>3139918501</text:p>
              </table:table-cell>
              <table:table-cell office:value-type="float" office:value="30420910852">
                <text:p>30420910852</text:p>
              </table:table-cell>
              <table:table-cell office:value-type="float" office:value="5668450301">
                <text:p>5668450301</text:p>
              </table:table-cell>
              <table:table-cell office:value-type="float" office:value="6631601626">
                <text:p>6631601626</text:p>
              </table:table-cell>
              <table:table-cell office:value-type="float" office:value="8284965161">
                <text:p>8284965161</text:p>
              </table:table-cell>
              <table:table-cell office:value-type="float" office:value="4417202335">
                <text:p>44172023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553652442">
                <text:p>6553652442</text:p>
              </table:table-cell>
              <table:table-cell office:value-type="float" office:value="61729266766">
                <text:p>61729266766</text:p>
              </table:table-cell>
              <table:table-cell office:value-type="float" office:value="5668450301">
                <text:p>5668450301</text:p>
              </table:table-cell>
              <table:table-cell office:value-type="float" office:value="6631601626">
                <text:p>6631601626</text:p>
              </table:table-cell>
              <table:table-cell office:value-type="float" office:value="17114391209">
                <text:p>17114391209</text:p>
              </table:table-cell>
              <table:table-cell office:value-type="float" office:value="9084838709">
                <text:p>90848387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pline-order="3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tru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10" style:family="chart">
      <style:chart-properties style:rotation-angle="90"/>
      <style:text-properties fo:font-size="9pt" style:font-size-asian="9pt" style:font-size-complex="9pt"/>
    </style:style>
    <style:style style:name="ch11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2" style:family="chart">
      <style:chart-properties chart:symbol-type="none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3" style:family="chart">
      <style:chart-properties chart:symbol-type="none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4" style:family="chart">
      <style:chart-properties chart:symbol-type="none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5" style:family="chart">
      <style:chart-properties chart:symbol-type="none"/>
      <style:graphic-properties draw:stroke="solid" svg:stroke-width="0.088cm" svg:stroke-color="#7e0021" draw:fill-color="#7e0021"/>
      <style:text-properties fo:font-size="6pt" style:font-size-asian="6pt" style:font-size-complex="6pt"/>
    </style:style>
    <style:style style:name="ch16" style:family="chart">
      <style:chart-properties chart:symbol-type="none"/>
      <style:graphic-properties draw:stroke="solid" svg:stroke-width="0.088cm" svg:stroke-color="#83caff" draw:fill-color="#83caff"/>
      <style:text-properties fo:font-size="6pt" style:font-size-asian="6pt" style:font-size-complex="6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draw:stroke="none" svg:stroke-color="#b3b3b3" draw:fill="solid" draw:fill-color="#cccccc"/>
    </style:style>
  </office:automatic-styles>
  <office:body>
    <office:chart>
      <chart:chart svg:width="25.464cm" svg:height="11.454cm" chart:class="chart:line" chart:style-name="ch1">
        <chart:title svg:x="11.449cm" svg:y="0.23cm" chart:style-name="ch2">
          <text:p>Total Cycles</text:p>
        </chart:title>
        <chart:subtitle svg:x="12.019cm" svg:y="0.979cm" chart:style-name="ch3">
          <text:p>Average</text:p>
        </chart:subtitle>
        <chart:legend chart:legend-position="end" svg:x="21.35cm" svg:y="4.529cm" chart:style-name="ch4"/>
        <chart:plot-area chart:style-name="ch5" table:cell-range-address="Sheet1.A29:Sheet1.G53" chart:data-source-has-labels="both" svg:x="0.817cm" svg:y="1.649cm" svg:width="20.025cm" svg:height="9.319cm">
          <chart:axis chart:dimension="x" chart:name="primary-x" chart:style-name="ch6">
            <chart:title svg:x="11.034cm" svg:y="10.633cm" chart:style-name="ch7">
              <text:p>k</text:p>
            </chart:title>
            <chart:categories table:cell-range-address="Sheet1.A30:Sheet1.A53"/>
            <chart:grid chart:style-name="ch8" chart:class="major"/>
          </chart:axis>
          <chart:axis chart:dimension="y" chart:name="primary-y" chart:style-name="ch9">
            <chart:title svg:x="0.51cm" svg:y="6.506cm" chart:style-name="ch10">
              <text:p>Cycles</text:p>
            </chart:title>
            <chart:grid chart:style-name="ch8" chart:class="major"/>
          </chart:axis>
          <chart:series chart:style-name="ch11" chart:values-cell-range-address="Sheet1.B30:Sheet1.B53" chart:label-cell-address="Sheet1.B29:Sheet1.B29" chart:class="chart:line">
            <chart:data-point chart:repeated="24"/>
          </chart:series>
          <chart:series chart:style-name="ch12" chart:values-cell-range-address="Sheet1.C30:Sheet1.C53" chart:label-cell-address="Sheet1.C29:Sheet1.C29" chart:class="chart:line">
            <chart:data-point chart:repeated="24"/>
          </chart:series>
          <chart:series chart:style-name="ch13" chart:values-cell-range-address="Sheet1.D30:Sheet1.D53" chart:label-cell-address="Sheet1.D29:Sheet1.D29" chart:class="chart:line">
            <chart:data-point chart:repeated="24"/>
          </chart:series>
          <chart:series chart:style-name="ch14" chart:values-cell-range-address="Sheet1.E30:Sheet1.E53" chart:label-cell-address="Sheet1.E29:Sheet1.E29" chart:class="chart:line">
            <chart:data-point chart:repeated="24"/>
          </chart:series>
          <chart:series chart:style-name="ch15" chart:values-cell-range-address="Sheet1.F30:Sheet1.F53" chart:label-cell-address="Sheet1.F29:Sheet1.F29" chart:class="chart:line">
            <chart:data-point chart:repeated="24"/>
          </chart:series>
          <chart:series chart:style-name="ch16" chart:values-cell-range-address="Sheet1.G30:Sheet1.G53" chart:label-cell-address="Sheet1.G29:Sheet1.G29" chart:class="chart:line">
            <chart:data-point chart:repeated="2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29:Sheet1.B29">FFTW</text:p>
              </table:table-cell>
              <table:table-cell office:value-type="string">
                <text:p text:id="Sheet1.C29:Sheet1.C29">Numerical Recipes</text:p>
              </table:table-cell>
              <table:table-cell office:value-type="string">
                <text:p text:id="Sheet1.D29:Sheet1.D29">Radix-4 FFT</text:p>
              </table:table-cell>
              <table:table-cell office:value-type="string">
                <text:p text:id="Sheet1.E29:Sheet1.E29">Radix-4 FFT, Buffered</text:p>
              </table:table-cell>
              <table:table-cell office:value-type="string">
                <text:p text:id="Sheet1.F29:Sheet1.F29">FFT Radix-2</text:p>
              </table:table-cell>
              <table:table-cell office:value-type="string">
                <text:p text:id="Sheet1.G29:Sheet1.G29">FFT Radix-2, optimized</text:p>
              </table:table-cell>
            </table:table-row>
          </table:table-header-rows>
          <table:table-rows>
            <table:table-row>
              <table:table-cell office:value-type="string">
                <text:p text:id="Sheet1.A30:Sheet1.A53">1</text:p>
              </table:table-cell>
              <table:table-cell office:value-type="float" office:value="1195">
                <text:p text:id="Sheet1.B30:Sheet1.B53">1195</text:p>
              </table:table-cell>
              <table:table-cell office:value-type="float" office:value="4963.9">
                <text:p text:id="Sheet1.C30:Sheet1.C53">4963.9</text:p>
              </table:table-cell>
              <table:table-cell office:value-type="float" office:value="1329">
                <text:p text:id="Sheet1.D30:Sheet1.D53">1329</text:p>
              </table:table-cell>
              <table:table-cell office:value-type="float" office:value="1437.7">
                <text:p text:id="Sheet1.E30:Sheet1.E53">1437.7</text:p>
              </table:table-cell>
              <table:table-cell office:value-type="float" office:value="6113.5">
                <text:p text:id="Sheet1.F30:Sheet1.F53">6113.5</text:p>
              </table:table-cell>
              <table:table-cell office:value-type="float" office:value="5500.5">
                <text:p text:id="Sheet1.G30:Sheet1.G53">5500.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67.5">
                <text:p>1267.5</text:p>
              </table:table-cell>
              <table:table-cell office:value-type="float" office:value="5347.9">
                <text:p>5347.9</text:p>
              </table:table-cell>
              <table:table-cell office:value-type="float" office:value="1329">
                <text:p>1329</text:p>
              </table:table-cell>
              <table:table-cell office:value-type="float" office:value="1437.7">
                <text:p>1437.7</text:p>
              </table:table-cell>
              <table:table-cell office:value-type="float" office:value="6543.7">
                <text:p>6543.7</text:p>
              </table:table-cell>
              <table:table-cell office:value-type="float" office:value="5380.2">
                <text:p>538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58.5">
                <text:p>1558.5</text:p>
              </table:table-cell>
              <table:table-cell office:value-type="float" office:value="5835.6">
                <text:p>5835.6</text:p>
              </table:table-cell>
              <table:table-cell office:value-type="float" office:value="1744">
                <text:p>1744</text:p>
              </table:table-cell>
              <table:table-cell office:value-type="float" office:value="2136.9">
                <text:p>2136.9</text:p>
              </table:table-cell>
              <table:table-cell office:value-type="float" office:value="5135.7">
                <text:p>5135.7</text:p>
              </table:table-cell>
              <table:table-cell office:value-type="float" office:value="3137.9">
                <text:p>3137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95.2">
                <text:p>1595.2</text:p>
              </table:table-cell>
              <table:table-cell office:value-type="float" office:value="5688.9">
                <text:p>5688.9</text:p>
              </table:table-cell>
              <table:table-cell office:value-type="float" office:value="1744">
                <text:p>1744</text:p>
              </table:table-cell>
              <table:table-cell office:value-type="float" office:value="2136.9">
                <text:p>2136.9</text:p>
              </table:table-cell>
              <table:table-cell office:value-type="float" office:value="9175.7">
                <text:p>9175.7</text:p>
              </table:table-cell>
              <table:table-cell office:value-type="float" office:value="4434">
                <text:p>44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54.9">
                <text:p>2954.9</text:p>
              </table:table-cell>
              <table:table-cell office:value-type="float" office:value="7593.9">
                <text:p>7593.9</text:p>
              </table:table-cell>
              <table:table-cell office:value-type="float" office:value="3803.3">
                <text:p>3803.3</text:p>
              </table:table-cell>
              <table:table-cell office:value-type="float" office:value="4929.9">
                <text:p>4929.9</text:p>
              </table:table-cell>
              <table:table-cell office:value-type="float" office:value="16991.2">
                <text:p>16991.2</text:p>
              </table:table-cell>
              <table:table-cell office:value-type="float" office:value="6360.3">
                <text:p>6360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94.1">
                <text:p>4394.1</text:p>
              </table:table-cell>
              <table:table-cell office:value-type="float" office:value="9486.2">
                <text:p>9486.2</text:p>
              </table:table-cell>
              <table:table-cell office:value-type="float" office:value="3803.3">
                <text:p>3803.3</text:p>
              </table:table-cell>
              <table:table-cell office:value-type="float" office:value="4929.9">
                <text:p>4929.9</text:p>
              </table:table-cell>
              <table:table-cell office:value-type="float" office:value="34037.8">
                <text:p>34037.8</text:p>
              </table:table-cell>
              <table:table-cell office:value-type="float" office:value="11501.2">
                <text:p>11501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00.1">
                <text:p>6200.1</text:p>
              </table:table-cell>
              <table:table-cell office:value-type="float" office:value="14446.2">
                <text:p>14446.2</text:p>
              </table:table-cell>
              <table:table-cell office:value-type="float" office:value="14142">
                <text:p>14142</text:p>
              </table:table-cell>
              <table:table-cell office:value-type="float" office:value="19670.6">
                <text:p>19670.6</text:p>
              </table:table-cell>
              <table:table-cell office:value-type="float" office:value="67689.8">
                <text:p>67689.8</text:p>
              </table:table-cell>
              <table:table-cell office:value-type="float" office:value="22548.2">
                <text:p>22548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981.7">
                <text:p>9981.7</text:p>
              </table:table-cell>
              <table:table-cell office:value-type="float" office:value="24563.1">
                <text:p>24563.1</text:p>
              </table:table-cell>
              <table:table-cell office:value-type="float" office:value="14142">
                <text:p>14142</text:p>
              </table:table-cell>
              <table:table-cell office:value-type="float" office:value="19670.6">
                <text:p>19670.6</text:p>
              </table:table-cell>
              <table:table-cell office:value-type="float" office:value="137135.8">
                <text:p>137135.8</text:p>
              </table:table-cell>
              <table:table-cell office:value-type="float" office:value="46387.4">
                <text:p>46387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001.4">
                <text:p>19001.4</text:p>
              </table:table-cell>
              <table:table-cell office:value-type="float" office:value="48652.5">
                <text:p>48652.5</text:p>
              </table:table-cell>
              <table:table-cell office:value-type="float" office:value="67251.8">
                <text:p>67251.8</text:p>
              </table:table-cell>
              <table:table-cell office:value-type="float" office:value="97752.2">
                <text:p>97752.2</text:p>
              </table:table-cell>
              <table:table-cell office:value-type="float" office:value="284571.6">
                <text:p>284571.6</text:p>
              </table:table-cell>
              <table:table-cell office:value-type="float" office:value="95593.7">
                <text:p>95593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619.8">
                <text:p>38619.8</text:p>
              </table:table-cell>
              <table:table-cell office:value-type="float" office:value="111214">
                <text:p>111214</text:p>
              </table:table-cell>
              <table:table-cell office:value-type="float" office:value="67251.8">
                <text:p>67251.8</text:p>
              </table:table-cell>
              <table:table-cell office:value-type="float" office:value="97752.2">
                <text:p>97752.2</text:p>
              </table:table-cell>
              <table:table-cell office:value-type="float" office:value="591449.6">
                <text:p>591449.6</text:p>
              </table:table-cell>
              <table:table-cell office:value-type="float" office:value="201173.6">
                <text:p>201173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4271.9">
                <text:p>84271.9</text:p>
              </table:table-cell>
              <table:table-cell office:value-type="float" office:value="263654.9">
                <text:p>263654.9</text:p>
              </table:table-cell>
              <table:table-cell office:value-type="float" office:value="333034.5">
                <text:p>333034.5</text:p>
              </table:table-cell>
              <table:table-cell office:value-type="float" office:value="481678.7">
                <text:p>481678.7</text:p>
              </table:table-cell>
              <table:table-cell office:value-type="float" office:value="1192932.2">
                <text:p>1192932.2</text:p>
              </table:table-cell>
              <table:table-cell office:value-type="float" office:value="425936.2">
                <text:p>425936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0737.3">
                <text:p>210737.3</text:p>
              </table:table-cell>
              <table:table-cell office:value-type="float" office:value="735595.7">
                <text:p>735595.7</text:p>
              </table:table-cell>
              <table:table-cell office:value-type="float" office:value="333034.5">
                <text:p>333034.5</text:p>
              </table:table-cell>
              <table:table-cell office:value-type="float" office:value="481678.7">
                <text:p>481678.7</text:p>
              </table:table-cell>
              <table:table-cell office:value-type="float" office:value="2497089.6">
                <text:p>2497089.6</text:p>
              </table:table-cell>
              <table:table-cell office:value-type="float" office:value="883673.7">
                <text:p>883673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8139.9">
                <text:p>448139.9</text:p>
              </table:table-cell>
              <table:table-cell office:value-type="float" office:value="1687559.4">
                <text:p>1687559.4</text:p>
              </table:table-cell>
              <table:table-cell office:value-type="float" office:value="1554617.6">
                <text:p>1554617.6</text:p>
              </table:table-cell>
              <table:table-cell office:value-type="float" office:value="2252943.6">
                <text:p>2252943.6</text:p>
              </table:table-cell>
              <table:table-cell office:value-type="float" office:value="5203887.8">
                <text:p>5203887.8</text:p>
              </table:table-cell>
              <table:table-cell office:value-type="float" office:value="1838543.1">
                <text:p>1838543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53577.1">
                <text:p>853577.1</text:p>
              </table:table-cell>
              <table:table-cell office:value-type="float" office:value="3798723.3">
                <text:p>3798723.3</text:p>
              </table:table-cell>
              <table:table-cell office:value-type="float" office:value="1554617.6">
                <text:p>1554617.6</text:p>
              </table:table-cell>
              <table:table-cell office:value-type="float" office:value="2252943.6">
                <text:p>2252943.6</text:p>
              </table:table-cell>
              <table:table-cell office:value-type="float" office:value="10725814.2">
                <text:p>10725814.2</text:p>
              </table:table-cell>
              <table:table-cell office:value-type="float" office:value="3877386.9">
                <text:p>3877386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75061.2">
                <text:p>2075061.2</text:p>
              </table:table-cell>
              <table:table-cell office:value-type="float" office:value="8493375">
                <text:p>8493375</text:p>
              </table:table-cell>
              <table:table-cell office:value-type="float" office:value="7774372.3">
                <text:p>7774372.3</text:p>
              </table:table-cell>
              <table:table-cell office:value-type="float" office:value="10969399.3">
                <text:p>10969399.3</text:p>
              </table:table-cell>
              <table:table-cell office:value-type="float" office:value="22182224.5">
                <text:p>22182224.5</text:p>
              </table:table-cell>
              <table:table-cell office:value-type="float" office:value="8040079.7">
                <text:p>8040079.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420242.9">
                <text:p>5420242.9</text:p>
              </table:table-cell>
              <table:table-cell office:value-type="float" office:value="18932738.3">
                <text:p>18932738.3</text:p>
              </table:table-cell>
              <table:table-cell office:value-type="float" office:value="7774372.3">
                <text:p>7774372.3</text:p>
              </table:table-cell>
              <table:table-cell office:value-type="float" office:value="10969399.3">
                <text:p>10969399.3</text:p>
              </table:table-cell>
              <table:table-cell office:value-type="float" office:value="46857396.5">
                <text:p>46857396.5</text:p>
              </table:table-cell>
              <table:table-cell office:value-type="float" office:value="16987577">
                <text:p>169875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779260">
                <text:p>19779260</text:p>
              </table:table-cell>
              <table:table-cell office:value-type="float" office:value="49881919.6">
                <text:p>49881919.6</text:p>
              </table:table-cell>
              <table:table-cell office:value-type="float" office:value="62524617.6">
                <text:p>62524617.6</text:p>
              </table:table-cell>
              <table:table-cell office:value-type="float" office:value="76046228">
                <text:p>76046228</text:p>
              </table:table-cell>
              <table:table-cell office:value-type="float" office:value="98377973.6">
                <text:p>98377973.6</text:p>
              </table:table-cell>
              <table:table-cell office:value-type="float" office:value="38585346.6">
                <text:p>38585346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510645.3">
                <text:p>54510645.3</text:p>
              </table:table-cell>
              <table:table-cell office:value-type="float" office:value="175029397.8">
                <text:p>175029397.8</text:p>
              </table:table-cell>
              <table:table-cell office:value-type="float" office:value="62524617.6">
                <text:p>62524617.6</text:p>
              </table:table-cell>
              <table:table-cell office:value-type="float" office:value="76046228">
                <text:p>76046228</text:p>
              </table:table-cell>
              <table:table-cell office:value-type="float" office:value="208443522.7">
                <text:p>208443522.7</text:p>
              </table:table-cell>
              <table:table-cell office:value-type="float" office:value="102473034.2">
                <text:p>102473034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7422710.8">
                <text:p>137422710.8</text:p>
              </table:table-cell>
              <table:table-cell office:value-type="float" office:value="936280980.2">
                <text:p>936280980.2</text:p>
              </table:table-cell>
              <table:table-cell office:value-type="float" office:value="301472254.4">
                <text:p>301472254.4</text:p>
              </table:table-cell>
              <table:table-cell office:value-type="float" office:value="356145134.6">
                <text:p>356145134.6</text:p>
              </table:table-cell>
              <table:table-cell office:value-type="float" office:value="437253167.9">
                <text:p>437253167.9</text:p>
              </table:table-cell>
              <table:table-cell office:value-type="float" office:value="232597828.5">
                <text:p>232597828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9757887.1">
                <text:p>299757887.1</text:p>
              </table:table-cell>
              <table:table-cell office:value-type="float" office:value="2604773473.6">
                <text:p>2604773473.6</text:p>
              </table:table-cell>
              <table:table-cell office:value-type="float" office:value="301472254.4">
                <text:p>301472254.4</text:p>
              </table:table-cell>
              <table:table-cell office:value-type="float" office:value="356145134.6">
                <text:p>356145134.6</text:p>
              </table:table-cell>
              <table:table-cell office:value-type="float" office:value="929703411.7">
                <text:p>929703411.7</text:p>
              </table:table-cell>
              <table:table-cell office:value-type="float" office:value="501348728.6">
                <text:p>501348728.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38621151.4">
                <text:p>738621151.4</text:p>
              </table:table-cell>
              <table:table-cell office:value-type="float" office:value="6368113843.3">
                <text:p>6368113843.3</text:p>
              </table:table-cell>
              <table:table-cell office:value-type="float" office:value="1301767073.5">
                <text:p>1301767073.5</text:p>
              </table:table-cell>
              <table:table-cell office:value-type="float" office:value="1539681137.4">
                <text:p>1539681137.4</text:p>
              </table:table-cell>
              <table:table-cell office:value-type="float" office:value="1935232908.5">
                <text:p>1935232908.5</text:p>
              </table:table-cell>
              <table:table-cell office:value-type="float" office:value="1027707994.9">
                <text:p>1027707994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21498614.9">
                <text:p>1621498614.9</text:p>
              </table:table-cell>
              <table:table-cell office:value-type="float" office:value="14203038486.3">
                <text:p>14203038486.3</text:p>
              </table:table-cell>
              <table:table-cell office:value-type="float" office:value="1301767073.5">
                <text:p>1301767073.5</text:p>
              </table:table-cell>
              <table:table-cell office:value-type="float" office:value="1539681137.4">
                <text:p>1539681137.4</text:p>
              </table:table-cell>
              <table:table-cell office:value-type="float" office:value="4013949683.9">
                <text:p>4013949683.9</text:p>
              </table:table-cell>
              <table:table-cell office:value-type="float" office:value="2115989356.4">
                <text:p>2115989356.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348129730.8">
                <text:p>3348129730.8</text:p>
              </table:table-cell>
              <table:table-cell office:value-type="float" office:value="30809906332.3">
                <text:p>30809906332.3</text:p>
              </table:table-cell>
              <table:table-cell office:value-type="float" office:value="5673154463.4">
                <text:p>5673154463.4</text:p>
              </table:table-cell>
              <table:table-cell office:value-type="float" office:value="6637338928">
                <text:p>6637338928</text:p>
              </table:table-cell>
              <table:table-cell office:value-type="float" office:value="8360269636.2">
                <text:p>8360269636.2</text:p>
              </table:table-cell>
              <table:table-cell office:value-type="float" office:value="4424023497.7">
                <text:p>4424023497.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988507498.7">
                <text:p>6988507498.7</text:p>
              </table:table-cell>
              <table:table-cell office:value-type="float" office:value="65674777595.7">
                <text:p>65674777595.7</text:p>
              </table:table-cell>
              <table:table-cell office:value-type="float" office:value="5673154463.4">
                <text:p>5673154463.4</text:p>
              </table:table-cell>
              <table:table-cell office:value-type="float" office:value="6637338928">
                <text:p>6637338928</text:p>
              </table:table-cell>
              <table:table-cell office:value-type="float" office:value="17246193786.8">
                <text:p>17246193786.8</text:p>
              </table:table-cell>
              <table:table-cell office:value-type="float" office:value="9113450596">
                <text:p>91134505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pline-order="3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tru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10" style:family="chart">
      <style:chart-properties style:rotation-angle="90"/>
      <style:text-properties fo:font-size="9pt" style:font-size-asian="9pt" style:font-size-complex="9pt"/>
    </style:style>
    <style:style style:name="ch11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2" style:family="chart">
      <style:chart-properties chart:symbol-type="none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3" style:family="chart">
      <style:chart-properties chart:symbol-type="none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4" style:family="chart">
      <style:chart-properties chart:symbol-type="none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5" style:family="chart">
      <style:chart-properties chart:symbol-type="none"/>
      <style:graphic-properties draw:stroke="solid" svg:stroke-width="0.088cm" svg:stroke-color="#7e0021" draw:fill-color="#7e0021"/>
      <style:text-properties fo:font-size="6pt" style:font-size-asian="6pt" style:font-size-complex="6pt"/>
    </style:style>
    <style:style style:name="ch16" style:family="chart">
      <style:chart-properties chart:symbol-type="none"/>
      <style:graphic-properties draw:stroke="solid" svg:stroke-width="0.088cm" svg:stroke-color="#83caff" draw:fill-color="#83caff"/>
      <style:text-properties fo:font-size="6pt" style:font-size-asian="6pt" style:font-size-complex="6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draw:stroke="none" svg:stroke-color="#b3b3b3" draw:fill="solid" draw:fill-color="#cccccc"/>
    </style:style>
  </office:automatic-styles>
  <office:body>
    <office:chart>
      <chart:chart svg:width="25.614cm" svg:height="11.536cm" chart:class="chart:line" chart:style-name="ch1">
        <chart:title svg:x="11.031cm" svg:y="0.231cm" chart:style-name="ch2">
          <text:p>Total Instructions</text:p>
        </chart:title>
        <chart:subtitle svg:x="12.016cm" svg:y="0.981cm" chart:style-name="ch3">
          <text:p>Minimum</text:p>
        </chart:subtitle>
        <chart:legend chart:legend-position="end" svg:x="21.497cm" svg:y="4.57cm" chart:style-name="ch4"/>
        <chart:plot-area chart:style-name="ch5" table:cell-range-address="Sheet1.A83:Sheet1.G107" chart:data-source-has-labels="both" svg:x="0.823cm" svg:y="1.652cm" svg:width="20.163cm" svg:height="9.395cm">
          <chart:axis chart:dimension="x" chart:name="primary-x" chart:style-name="ch6">
            <chart:title svg:x="11.109cm" svg:y="10.713cm" chart:style-name="ch7">
              <text:p>k</text:p>
            </chart:title>
            <chart:categories table:cell-range-address="Sheet1.A84:Sheet1.A107"/>
            <chart:grid chart:style-name="ch8" chart:class="major"/>
          </chart:axis>
          <chart:axis chart:dimension="y" chart:name="primary-y" chart:style-name="ch9">
            <chart:title svg:x="0.513cm" svg:y="6.871cm" chart:style-name="ch10">
              <text:p>Instructions</text:p>
            </chart:title>
            <chart:grid chart:style-name="ch8" chart:class="major"/>
          </chart:axis>
          <chart:series chart:style-name="ch11" chart:values-cell-range-address="Sheet1.B84:Sheet1.B107" chart:label-cell-address="Sheet1.B83:Sheet1.B83" chart:class="chart:line">
            <chart:data-point chart:repeated="24"/>
          </chart:series>
          <chart:series chart:style-name="ch12" chart:values-cell-range-address="Sheet1.C84:Sheet1.C107" chart:label-cell-address="Sheet1.C83:Sheet1.C83" chart:class="chart:line">
            <chart:data-point chart:repeated="24"/>
          </chart:series>
          <chart:series chart:style-name="ch13" chart:values-cell-range-address="Sheet1.D84:Sheet1.D107" chart:label-cell-address="Sheet1.D83:Sheet1.D83" chart:class="chart:line">
            <chart:data-point chart:repeated="24"/>
          </chart:series>
          <chart:series chart:style-name="ch14" chart:values-cell-range-address="Sheet1.E84:Sheet1.E107" chart:label-cell-address="Sheet1.E83:Sheet1.E83" chart:class="chart:line">
            <chart:data-point chart:repeated="24"/>
          </chart:series>
          <chart:series chart:style-name="ch15" chart:values-cell-range-address="Sheet1.F84:Sheet1.F107" chart:label-cell-address="Sheet1.F83:Sheet1.F83" chart:class="chart:line">
            <chart:data-point chart:repeated="24"/>
          </chart:series>
          <chart:series chart:style-name="ch16" chart:values-cell-range-address="Sheet1.G84:Sheet1.G107" chart:label-cell-address="Sheet1.G83:Sheet1.G83" chart:class="chart:line">
            <chart:data-point chart:repeated="2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83:Sheet1.B83">FFTW</text:p>
              </table:table-cell>
              <table:table-cell office:value-type="string">
                <text:p text:id="Sheet1.C83:Sheet1.C83">Numerical Recipes</text:p>
              </table:table-cell>
              <table:table-cell office:value-type="string">
                <text:p text:id="Sheet1.D83:Sheet1.D83">Radix-4 FFT</text:p>
              </table:table-cell>
              <table:table-cell office:value-type="string">
                <text:p text:id="Sheet1.E83:Sheet1.E83">Radix-4 FFT, Buffered</text:p>
              </table:table-cell>
              <table:table-cell office:value-type="string">
                <text:p text:id="Sheet1.F83:Sheet1.F83">FFT Radix-2</text:p>
              </table:table-cell>
              <table:table-cell office:value-type="string">
                <text:p text:id="Sheet1.G83:Sheet1.G83">FFT Radix-2, optimized</text:p>
              </table:table-cell>
            </table:table-row>
          </table:table-header-rows>
          <table:table-rows>
            <table:table-row>
              <table:table-cell office:value-type="string">
                <text:p text:id="Sheet1.A84:Sheet1.A107">1</text:p>
              </table:table-cell>
              <table:table-cell office:value-type="float" office:value="226">
                <text:p text:id="Sheet1.B84:Sheet1.B107">226</text:p>
              </table:table-cell>
              <table:table-cell office:value-type="float" office:value="1692">
                <text:p text:id="Sheet1.C84:Sheet1.C107">1692</text:p>
              </table:table-cell>
              <table:table-cell office:value-type="float" office:value="614">
                <text:p text:id="Sheet1.D84:Sheet1.D107">614</text:p>
              </table:table-cell>
              <table:table-cell office:value-type="float" office:value="618">
                <text:p text:id="Sheet1.E84:Sheet1.E107">618</text:p>
              </table:table-cell>
              <table:table-cell office:value-type="float" office:value="2392">
                <text:p text:id="Sheet1.F84:Sheet1.F107">2392</text:p>
              </table:table-cell>
              <table:table-cell office:value-type="float" office:value="1839">
                <text:p text:id="Sheet1.G84:Sheet1.G107">183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6">
                <text:p>266</text:p>
              </table:table-cell>
              <table:table-cell office:value-type="float" office:value="2059">
                <text:p>2059</text:p>
              </table:table-cell>
              <table:table-cell office:value-type="float" office:value="614">
                <text:p>614</text:p>
              </table:table-cell>
              <table:table-cell office:value-type="float" office:value="618">
                <text:p>618</text:p>
              </table:table-cell>
              <table:table-cell office:value-type="float" office:value="3824">
                <text:p>3824</text:p>
              </table:table-cell>
              <table:table-cell office:value-type="float" office:value="2110">
                <text:p>21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9">
                <text:p>369</text:p>
              </table:table-cell>
              <table:table-cell office:value-type="float" office:value="2635">
                <text:p>2635</text:p>
              </table:table-cell>
              <table:table-cell office:value-type="float" office:value="1333">
                <text:p>1333</text:p>
              </table:table-cell>
              <table:table-cell office:value-type="float" office:value="1674">
                <text:p>1674</text:p>
              </table:table-cell>
              <table:table-cell office:value-type="float" office:value="5795">
                <text:p>5795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7">
                <text:p>657</text:p>
              </table:table-cell>
              <table:table-cell office:value-type="float" office:value="3716">
                <text:p>3716</text:p>
              </table:table-cell>
              <table:table-cell office:value-type="float" office:value="1333">
                <text:p>1333</text:p>
              </table:table-cell>
              <table:table-cell office:value-type="float" office:value="1674">
                <text:p>1674</text:p>
              </table:table-cell>
              <table:table-cell office:value-type="float" office:value="12903">
                <text:p>12903</text:p>
              </table:table-cell>
              <table:table-cell office:value-type="float" office:value="3369">
                <text:p>33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33">
                <text:p>1333</text:p>
              </table:table-cell>
              <table:table-cell office:value-type="float" office:value="5903">
                <text:p>5903</text:p>
              </table:table-cell>
              <table:table-cell office:value-type="float" office:value="5517">
                <text:p>5517</text:p>
              </table:table-cell>
              <table:table-cell office:value-type="float" office:value="8176">
                <text:p>8176</text:p>
              </table:table-cell>
              <table:table-cell office:value-type="float" office:value="27645">
                <text:p>27645</text:p>
              </table:table-cell>
              <table:table-cell office:value-type="float" office:value="7177">
                <text:p>71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53">
                <text:p>3453</text:p>
              </table:table-cell>
              <table:table-cell office:value-type="float" office:value="10648">
                <text:p>10648</text:p>
              </table:table-cell>
              <table:table-cell office:value-type="float" office:value="5517">
                <text:p>5517</text:p>
              </table:table-cell>
              <table:table-cell office:value-type="float" office:value="8176">
                <text:p>8176</text:p>
              </table:table-cell>
              <table:table-cell office:value-type="float" office:value="59622">
                <text:p>59622</text:p>
              </table:table-cell>
              <table:table-cell office:value-type="float" office:value="15593">
                <text:p>155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218">
                <text:p>7218</text:p>
              </table:table-cell>
              <table:table-cell office:value-type="float" office:value="20853">
                <text:p>20853</text:p>
              </table:table-cell>
              <table:table-cell office:value-type="float" office:value="27485">
                <text:p>27485</text:p>
              </table:table-cell>
              <table:table-cell office:value-type="float" office:value="43232">
                <text:p>43232</text:p>
              </table:table-cell>
              <table:table-cell office:value-type="float" office:value="124837">
                <text:p>124837</text:p>
              </table:table-cell>
              <table:table-cell office:value-type="float" office:value="33897">
                <text:p>338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589">
                <text:p>15589</text:p>
              </table:table-cell>
              <table:table-cell office:value-type="float" office:value="42974">
                <text:p>42974</text:p>
              </table:table-cell>
              <table:table-cell office:value-type="float" office:value="27485">
                <text:p>27485</text:p>
              </table:table-cell>
              <table:table-cell office:value-type="float" office:value="43232">
                <text:p>43232</text:p>
              </table:table-cell>
              <table:table-cell office:value-type="float" office:value="260191">
                <text:p>260191</text:p>
              </table:table-cell>
              <table:table-cell office:value-type="float" office:value="73449">
                <text:p>734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330">
                <text:p>35330</text:p>
              </table:table-cell>
              <table:table-cell office:value-type="float" office:value="90479">
                <text:p>90479</text:p>
              </table:table-cell>
              <table:table-cell office:value-type="float" office:value="136285">
                <text:p>136285</text:p>
              </table:table-cell>
              <table:table-cell office:value-type="float" office:value="219648">
                <text:p>219648</text:p>
              </table:table-cell>
              <table:table-cell office:value-type="float" office:value="540747">
                <text:p>540747</text:p>
              </table:table-cell>
              <table:table-cell office:value-type="float" office:value="158441">
                <text:p>1584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1470">
                <text:p>81470</text:p>
              </table:table-cell>
              <table:table-cell office:value-type="float" office:value="192472">
                <text:p>192472</text:p>
              </table:table-cell>
              <table:table-cell office:value-type="float" office:value="136285">
                <text:p>136285</text:p>
              </table:table-cell>
              <table:table-cell office:value-type="float" office:value="219648">
                <text:p>219648</text:p>
              </table:table-cell>
              <table:table-cell office:value-type="float" office:value="1121576">
                <text:p>1121576</text:p>
              </table:table-cell>
              <table:table-cell office:value-type="float" office:value="340201">
                <text:p>3402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3142">
                <text:p>173142</text:p>
              </table:table-cell>
              <table:table-cell office:value-type="float" office:value="410001">
                <text:p>410001</text:p>
              </table:table-cell>
              <table:table-cell office:value-type="float" office:value="655197">
                <text:p>655197</text:p>
              </table:table-cell>
              <table:table-cell office:value-type="float" office:value="1070080">
                <text:p>1070080</text:p>
              </table:table-cell>
              <table:table-cell office:value-type="float" office:value="2322709">
                <text:p>2322709</text:p>
              </table:table-cell>
              <table:table-cell office:value-type="float" office:value="727273">
                <text:p>7272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81123">
                <text:p>381123</text:p>
              </table:table-cell>
              <table:table-cell office:value-type="float" office:value="872954">
                <text:p>872954</text:p>
              </table:table-cell>
              <table:table-cell office:value-type="float" office:value="655197">
                <text:p>655197</text:p>
              </table:table-cell>
              <table:table-cell office:value-type="float" office:value="1070080">
                <text:p>1070080</text:p>
              </table:table-cell>
              <table:table-cell office:value-type="float" office:value="4790754">
                <text:p>4790754</text:p>
              </table:table-cell>
              <table:table-cell office:value-type="float" office:value="1548521">
                <text:p>15485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30867">
                <text:p>830867</text:p>
              </table:table-cell>
              <table:table-cell office:value-type="float" office:value="1853699">
                <text:p>1853699</text:p>
              </table:table-cell>
              <table:table-cell office:value-type="float" office:value="3065693">
                <text:p>3065693</text:p>
              </table:table-cell>
              <table:table-cell office:value-type="float" office:value="5050880">
                <text:p>5050880</text:p>
              </table:table-cell>
              <table:table-cell office:value-type="float" office:value="9924393">
                <text:p>9924393</text:p>
              </table:table-cell>
              <table:table-cell office:value-type="float" office:value="3285225">
                <text:p>32852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79422">
                <text:p>1779422</text:p>
              </table:table-cell>
              <table:table-cell office:value-type="float" office:value="3926380">
                <text:p>3926380</text:p>
              </table:table-cell>
              <table:table-cell office:value-type="float" office:value="3065693">
                <text:p>3065693</text:p>
              </table:table-cell>
              <table:table-cell office:value-type="float" office:value="5050880">
                <text:p>5050880</text:p>
              </table:table-cell>
              <table:table-cell office:value-type="float" office:value="20480148">
                <text:p>20480148</text:p>
              </table:table-cell>
              <table:table-cell office:value-type="float" office:value="6947049">
                <text:p>69470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839187">
                <text:p>3839187</text:p>
              </table:table-cell>
              <table:table-cell office:value-type="float" office:value="8292118">
                <text:p>8292118</text:p>
              </table:table-cell>
              <table:table-cell office:value-type="float" office:value="14047070">
                <text:p>14047070</text:p>
              </table:table-cell>
              <table:table-cell office:value-type="float" office:value="23290369">
                <text:p>23290369</text:p>
              </table:table-cell>
              <table:table-cell office:value-type="float" office:value="42221863">
                <text:p>42221863</text:p>
              </table:table-cell>
              <table:table-cell office:value-type="float" office:value="14647530">
                <text:p>1464753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237987">
                <text:p>8237987</text:p>
              </table:table-cell>
              <table:table-cell office:value-type="float" office:value="17467264">
                <text:p>17467264</text:p>
              </table:table-cell>
              <table:table-cell office:value-type="float" office:value="14047070">
                <text:p>14047070</text:p>
              </table:table-cell>
              <table:table-cell office:value-type="float" office:value="23290369">
                <text:p>23290369</text:p>
              </table:table-cell>
              <table:table-cell office:value-type="float" office:value="86966440">
                <text:p>86966440</text:p>
              </table:table-cell>
              <table:table-cell office:value-type="float" office:value="30802155">
                <text:p>308021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576101">
                <text:p>17576101</text:p>
              </table:table-cell>
              <table:table-cell office:value-type="float" office:value="36700782">
                <text:p>36700782</text:p>
              </table:table-cell>
              <table:table-cell office:value-type="float" office:value="63330150">
                <text:p>63330150</text:p>
              </table:table-cell>
              <table:table-cell office:value-type="float" office:value="105513483">
                <text:p>105513483</text:p>
              </table:table-cell>
              <table:table-cell office:value-type="float" office:value="178978100">
                <text:p>178978100</text:p>
              </table:table-cell>
              <table:table-cell office:value-type="float" office:value="64618734">
                <text:p>646187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7037403">
                <text:p>37037403</text:p>
              </table:table-cell>
              <table:table-cell office:value-type="float" office:value="76940010">
                <text:p>76940010</text:p>
              </table:table-cell>
              <table:table-cell office:value-type="float" office:value="63330150">
                <text:p>63330150</text:p>
              </table:table-cell>
              <table:table-cell office:value-type="float" office:value="105513483">
                <text:p>105513483</text:p>
              </table:table-cell>
              <table:table-cell office:value-type="float" office:value="368047066">
                <text:p>368047066</text:p>
              </table:table-cell>
              <table:table-cell office:value-type="float" office:value="135266552">
                <text:p>1352665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8562488">
                <text:p>78562488</text:p>
              </table:table-cell>
              <table:table-cell office:value-type="float" office:value="160954573">
                <text:p>160954573</text:p>
              </table:table-cell>
              <table:table-cell office:value-type="float" office:value="281892748">
                <text:p>281892748</text:p>
              </table:table-cell>
              <table:table-cell office:value-type="float" office:value="471466552">
                <text:p>471466552</text:p>
              </table:table-cell>
              <table:table-cell office:value-type="float" office:value="756276920">
                <text:p>756276920</text:p>
              </table:table-cell>
              <table:table-cell office:value-type="float" office:value="282591501">
                <text:p>2825915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6080978">
                <text:p>166080978</text:p>
              </table:table-cell>
              <table:table-cell office:value-type="float" office:value="336067176">
                <text:p>336067176</text:p>
              </table:table-cell>
              <table:table-cell office:value-type="float" office:value="281892748">
                <text:p>281892748</text:p>
              </table:table-cell>
              <table:table-cell office:value-type="float" office:value="471466552">
                <text:p>471466552</text:p>
              </table:table-cell>
              <table:table-cell office:value-type="float" office:value="1552921083">
                <text:p>1552921083</text:p>
              </table:table-cell>
              <table:table-cell office:value-type="float" office:value="589300024">
                <text:p>5893000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49766169">
                <text:p>349766169</text:p>
              </table:table-cell>
              <table:table-cell office:value-type="float" office:value="700442445">
                <text:p>700442445</text:p>
              </table:table-cell>
              <table:table-cell office:value-type="float" office:value="1241864234">
                <text:p>1241864234</text:p>
              </table:table-cell>
              <table:table-cell office:value-type="float" office:value="2083521268">
                <text:p>2083521268</text:p>
              </table:table-cell>
              <table:table-cell office:value-type="float" office:value="3186599937">
                <text:p>3186599937</text:p>
              </table:table-cell>
              <table:table-cell office:value-type="float" office:value="1226834355">
                <text:p>12268343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29697702">
                <text:p>729697702</text:p>
              </table:table-cell>
              <table:table-cell office:value-type="float" office:value="1457515628">
                <text:p>1457515628</text:p>
              </table:table-cell>
              <table:table-cell office:value-type="float" office:value="1241864234">
                <text:p>1241864234</text:p>
              </table:table-cell>
              <table:table-cell office:value-type="float" office:value="2083521268">
                <text:p>2083521268</text:p>
              </table:table-cell>
              <table:table-cell office:value-type="float" office:value="6534713806">
                <text:p>6534713806</text:p>
              </table:table-cell>
              <table:table-cell office:value-type="float" office:value="2550137401">
                <text:p>25501374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31200443">
                <text:p>1531200443</text:p>
              </table:table-cell>
              <table:table-cell office:value-type="float" office:value="3028273968">
                <text:p>3028273968</text:p>
              </table:table-cell>
              <table:table-cell office:value-type="float" office:value="5424634593">
                <text:p>5424634593</text:p>
              </table:table-cell>
              <table:table-cell office:value-type="float" office:value="9124709922">
                <text:p>9124709922</text:p>
              </table:table-cell>
              <table:table-cell office:value-type="float" office:value="13392455131">
                <text:p>13392455131</text:p>
              </table:table-cell>
              <table:table-cell office:value-type="float" office:value="5293212582">
                <text:p>52932125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205699089">
                <text:p>3205699089</text:p>
              </table:table-cell>
              <table:table-cell office:value-type="float" office:value="6283058952">
                <text:p>6283058952</text:p>
              </table:table-cell>
              <table:table-cell office:value-type="float" office:value="5424634593">
                <text:p>5424634593</text:p>
              </table:table-cell>
              <table:table-cell office:value-type="float" office:value="9124709922">
                <text:p>9124709922</text:p>
              </table:table-cell>
              <table:table-cell office:value-type="float" office:value="27430964763">
                <text:p>27430964763</text:p>
              </table:table-cell>
              <table:table-cell office:value-type="float" office:value="10972300951">
                <text:p>1097230095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pline-order="3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tru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10" style:family="chart">
      <style:chart-properties style:rotation-angle="90"/>
      <style:text-properties fo:font-size="9pt" style:font-size-asian="9pt" style:font-size-complex="9pt"/>
    </style:style>
    <style:style style:name="ch11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2" style:family="chart">
      <style:chart-properties chart:symbol-type="none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3" style:family="chart">
      <style:chart-properties chart:symbol-type="none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4" style:family="chart">
      <style:chart-properties chart:symbol-type="none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5" style:family="chart">
      <style:chart-properties chart:symbol-type="none"/>
      <style:graphic-properties draw:stroke="solid" svg:stroke-width="0.088cm" svg:stroke-color="#7e0021" draw:fill-color="#7e0021"/>
      <style:text-properties fo:font-size="6pt" style:font-size-asian="6pt" style:font-size-complex="6pt"/>
    </style:style>
    <style:style style:name="ch16" style:family="chart">
      <style:chart-properties chart:symbol-type="none"/>
      <style:graphic-properties draw:stroke="solid" svg:stroke-width="0.088cm" svg:stroke-color="#83caff" draw:fill-color="#83caff"/>
      <style:text-properties fo:font-size="6pt" style:font-size-asian="6pt" style:font-size-complex="6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draw:stroke="none" svg:stroke-color="#b3b3b3" draw:fill="solid" draw:fill-color="#cccccc"/>
    </style:style>
  </office:automatic-styles>
  <office:body>
    <office:chart>
      <chart:chart svg:width="25.564cm" svg:height="11.561cm" chart:class="chart:line" chart:style-name="ch1">
        <chart:title svg:x="11.006cm" svg:y="0.232cm" chart:style-name="ch2">
          <text:p>Total Instructions</text:p>
        </chart:title>
        <chart:subtitle svg:x="12.069cm" svg:y="0.983cm" chart:style-name="ch3">
          <text:p>Average</text:p>
        </chart:subtitle>
        <chart:legend chart:legend-position="end" svg:x="21.448cm" svg:y="4.582cm" chart:style-name="ch4"/>
        <chart:plot-area chart:style-name="ch5" table:cell-range-address="Sheet1.A110:Sheet1.G134" chart:data-source-has-labels="both" svg:x="0.821cm" svg:y="1.655cm" svg:width="20.117cm" svg:height="9.414cm">
          <chart:axis chart:dimension="x" chart:name="primary-x" chart:style-name="ch6">
            <chart:title svg:x="11.084cm" svg:y="10.736cm" chart:style-name="ch7">
              <text:p>k</text:p>
            </chart:title>
            <chart:categories table:cell-range-address="Sheet1.A111:Sheet1.A134"/>
            <chart:grid chart:style-name="ch8" chart:class="major"/>
          </chart:axis>
          <chart:axis chart:dimension="y" chart:name="primary-y" chart:style-name="ch9">
            <chart:title svg:x="0.512cm" svg:y="6.883cm" chart:style-name="ch10">
              <text:p>Instructions</text:p>
            </chart:title>
            <chart:grid chart:style-name="ch8" chart:class="major"/>
          </chart:axis>
          <chart:series chart:style-name="ch11" chart:values-cell-range-address="Sheet1.B111:Sheet1.B134" chart:label-cell-address="Sheet1.B110:Sheet1.B110" chart:class="chart:line">
            <chart:data-point chart:repeated="24"/>
          </chart:series>
          <chart:series chart:style-name="ch12" chart:values-cell-range-address="Sheet1.C111:Sheet1.C134" chart:label-cell-address="Sheet1.C110:Sheet1.C110" chart:class="chart:line">
            <chart:data-point chart:repeated="24"/>
          </chart:series>
          <chart:series chart:style-name="ch13" chart:values-cell-range-address="Sheet1.D111:Sheet1.D134" chart:label-cell-address="Sheet1.D110:Sheet1.D110" chart:class="chart:line">
            <chart:data-point chart:repeated="24"/>
          </chart:series>
          <chart:series chart:style-name="ch14" chart:values-cell-range-address="Sheet1.E111:Sheet1.E134" chart:label-cell-address="Sheet1.E110:Sheet1.E110" chart:class="chart:line">
            <chart:data-point chart:repeated="24"/>
          </chart:series>
          <chart:series chart:style-name="ch15" chart:values-cell-range-address="Sheet1.F111:Sheet1.F134" chart:label-cell-address="Sheet1.F110:Sheet1.F110" chart:class="chart:line">
            <chart:data-point chart:repeated="24"/>
          </chart:series>
          <chart:series chart:style-name="ch16" chart:values-cell-range-address="Sheet1.G111:Sheet1.G134" chart:label-cell-address="Sheet1.G110:Sheet1.G110" chart:class="chart:line">
            <chart:data-point chart:repeated="2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110:Sheet1.B110">FFTW</text:p>
              </table:table-cell>
              <table:table-cell office:value-type="string">
                <text:p text:id="Sheet1.C110:Sheet1.C110">Numerical Recipes</text:p>
              </table:table-cell>
              <table:table-cell office:value-type="string">
                <text:p text:id="Sheet1.D110:Sheet1.D110">Radix-4 FFT</text:p>
              </table:table-cell>
              <table:table-cell office:value-type="string">
                <text:p text:id="Sheet1.E110:Sheet1.E110">Radix-4 FFT, Buffered</text:p>
              </table:table-cell>
              <table:table-cell office:value-type="string">
                <text:p text:id="Sheet1.F110:Sheet1.F110">FFT Radix-2</text:p>
              </table:table-cell>
              <table:table-cell office:value-type="string">
                <text:p text:id="Sheet1.G110:Sheet1.G110">FFT Radix-2, optimized</text:p>
              </table:table-cell>
            </table:table-row>
          </table:table-header-rows>
          <table:table-rows>
            <table:table-row>
              <table:table-cell office:value-type="string">
                <text:p text:id="Sheet1.A111:Sheet1.A134">1</text:p>
              </table:table-cell>
              <table:table-cell office:value-type="float" office:value="441.3">
                <text:p text:id="Sheet1.B111:Sheet1.B134">441.3</text:p>
              </table:table-cell>
              <table:table-cell office:value-type="float" office:value="1972.8">
                <text:p text:id="Sheet1.C111:Sheet1.C134">1972.8</text:p>
              </table:table-cell>
              <table:table-cell office:value-type="float" office:value="829.2">
                <text:p text:id="Sheet1.D111:Sheet1.D134">829.2</text:p>
              </table:table-cell>
              <table:table-cell office:value-type="float" office:value="833.2">
                <text:p text:id="Sheet1.E111:Sheet1.E134">833.2</text:p>
              </table:table-cell>
              <table:table-cell office:value-type="float" office:value="2842.8">
                <text:p text:id="Sheet1.F111:Sheet1.F134">2842.8</text:p>
              </table:table-cell>
              <table:table-cell office:value-type="float" office:value="2182.4">
                <text:p text:id="Sheet1.G111:Sheet1.G134">2182.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81.3">
                <text:p>481.3</text:p>
              </table:table-cell>
              <table:table-cell office:value-type="float" office:value="2339.9">
                <text:p>2339.9</text:p>
              </table:table-cell>
              <table:table-cell office:value-type="float" office:value="829.2">
                <text:p>829.2</text:p>
              </table:table-cell>
              <table:table-cell office:value-type="float" office:value="833.2">
                <text:p>833.2</text:p>
              </table:table-cell>
              <table:table-cell office:value-type="float" office:value="4300">
                <text:p>4300</text:p>
              </table:table-cell>
              <table:table-cell office:value-type="float" office:value="2453.4">
                <text:p>2453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84.4">
                <text:p>584.4</text:p>
              </table:table-cell>
              <table:table-cell office:value-type="float" office:value="2915.9">
                <text:p>2915.9</text:p>
              </table:table-cell>
              <table:table-cell office:value-type="float" office:value="1548.2">
                <text:p>1548.2</text:p>
              </table:table-cell>
              <table:table-cell office:value-type="float" office:value="1889.2">
                <text:p>1889.2</text:p>
              </table:table-cell>
              <table:table-cell office:value-type="float" office:value="6291.5">
                <text:p>6291.5</text:p>
              </table:table-cell>
              <table:table-cell office:value-type="float" office:value="1975.8">
                <text:p>1975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72.3">
                <text:p>872.3</text:p>
              </table:table-cell>
              <table:table-cell office:value-type="float" office:value="3996.9">
                <text:p>3996.9</text:p>
              </table:table-cell>
              <table:table-cell office:value-type="float" office:value="1548.2">
                <text:p>1548.2</text:p>
              </table:table-cell>
              <table:table-cell office:value-type="float" office:value="1889.2">
                <text:p>1889.2</text:p>
              </table:table-cell>
              <table:table-cell office:value-type="float" office:value="13394">
                <text:p>13394</text:p>
              </table:table-cell>
              <table:table-cell office:value-type="float" office:value="3711.8">
                <text:p>3711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48.5">
                <text:p>1548.5</text:p>
              </table:table-cell>
              <table:table-cell office:value-type="float" office:value="6183.9">
                <text:p>6183.9</text:p>
              </table:table-cell>
              <table:table-cell office:value-type="float" office:value="5732.2">
                <text:p>5732.2</text:p>
              </table:table-cell>
              <table:table-cell office:value-type="float" office:value="8391.2">
                <text:p>8391.2</text:p>
              </table:table-cell>
              <table:table-cell office:value-type="float" office:value="28135.7">
                <text:p>28135.7</text:p>
              </table:table-cell>
              <table:table-cell office:value-type="float" office:value="7519.7">
                <text:p>7519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68.6">
                <text:p>3668.6</text:p>
              </table:table-cell>
              <table:table-cell office:value-type="float" office:value="10928.9">
                <text:p>10928.9</text:p>
              </table:table-cell>
              <table:table-cell office:value-type="float" office:value="5732.2">
                <text:p>5732.2</text:p>
              </table:table-cell>
              <table:table-cell office:value-type="float" office:value="8391.2">
                <text:p>8391.2</text:p>
              </table:table-cell>
              <table:table-cell office:value-type="float" office:value="59992.6">
                <text:p>59992.6</text:p>
              </table:table-cell>
              <table:table-cell office:value-type="float" office:value="15935.7">
                <text:p>15935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433.6">
                <text:p>7433.6</text:p>
              </table:table-cell>
              <table:table-cell office:value-type="float" office:value="21133.9">
                <text:p>21133.9</text:p>
              </table:table-cell>
              <table:table-cell office:value-type="float" office:value="27700.2">
                <text:p>27700.2</text:p>
              </table:table-cell>
              <table:table-cell office:value-type="float" office:value="43447.2">
                <text:p>43447.2</text:p>
              </table:table-cell>
              <table:table-cell office:value-type="float" office:value="125207.8">
                <text:p>125207.8</text:p>
              </table:table-cell>
              <table:table-cell office:value-type="float" office:value="34239.7">
                <text:p>34239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804.7">
                <text:p>15804.7</text:p>
              </table:table-cell>
              <table:table-cell office:value-type="float" office:value="43254.9">
                <text:p>43254.9</text:p>
              </table:table-cell>
              <table:table-cell office:value-type="float" office:value="27700.2">
                <text:p>27700.2</text:p>
              </table:table-cell>
              <table:table-cell office:value-type="float" office:value="43447.2">
                <text:p>43447.2</text:p>
              </table:table-cell>
              <table:table-cell office:value-type="float" office:value="260561.9">
                <text:p>260561.9</text:p>
              </table:table-cell>
              <table:table-cell office:value-type="float" office:value="73791.8">
                <text:p>73791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545.7">
                <text:p>35545.7</text:p>
              </table:table-cell>
              <table:table-cell office:value-type="float" office:value="90759.9">
                <text:p>90759.9</text:p>
              </table:table-cell>
              <table:table-cell office:value-type="float" office:value="136500.5">
                <text:p>136500.5</text:p>
              </table:table-cell>
              <table:table-cell office:value-type="float" office:value="219863.5">
                <text:p>219863.5</text:p>
              </table:table-cell>
              <table:table-cell office:value-type="float" office:value="541118.4">
                <text:p>541118.4</text:p>
              </table:table-cell>
              <table:table-cell office:value-type="float" office:value="158783.8">
                <text:p>158783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1686">
                <text:p>81686</text:p>
              </table:table-cell>
              <table:table-cell office:value-type="float" office:value="192752.9">
                <text:p>192752.9</text:p>
              </table:table-cell>
              <table:table-cell office:value-type="float" office:value="136500.5">
                <text:p>136500.5</text:p>
              </table:table-cell>
              <table:table-cell office:value-type="float" office:value="219863.5">
                <text:p>219863.5</text:p>
              </table:table-cell>
              <table:table-cell office:value-type="float" office:value="1121948.5">
                <text:p>1121948.5</text:p>
              </table:table-cell>
              <table:table-cell office:value-type="float" office:value="340544">
                <text:p>3405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3358.4">
                <text:p>173358.4</text:p>
              </table:table-cell>
              <table:table-cell office:value-type="float" office:value="410282">
                <text:p>410282</text:p>
              </table:table-cell>
              <table:table-cell office:value-type="float" office:value="655413.7">
                <text:p>655413.7</text:p>
              </table:table-cell>
              <table:table-cell office:value-type="float" office:value="1070296.9">
                <text:p>1070296.9</text:p>
              </table:table-cell>
              <table:table-cell office:value-type="float" office:value="2323150.5">
                <text:p>2323150.5</text:p>
              </table:table-cell>
              <table:table-cell office:value-type="float" office:value="727616.5">
                <text:p>727616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81340.4">
                <text:p>381340.4</text:p>
              </table:table-cell>
              <table:table-cell office:value-type="float" office:value="873235">
                <text:p>873235</text:p>
              </table:table-cell>
              <table:table-cell office:value-type="float" office:value="655413.7">
                <text:p>655413.7</text:p>
              </table:table-cell>
              <table:table-cell office:value-type="float" office:value="1070296.9">
                <text:p>1070296.9</text:p>
              </table:table-cell>
              <table:table-cell office:value-type="float" office:value="4791188.2">
                <text:p>4791188.2</text:p>
              </table:table-cell>
              <table:table-cell office:value-type="float" office:value="1548865.3">
                <text:p>1548865.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31085.8">
                <text:p>831085.8</text:p>
              </table:table-cell>
              <table:table-cell office:value-type="float" office:value="1853980.2">
                <text:p>1853980.2</text:p>
              </table:table-cell>
              <table:table-cell office:value-type="float" office:value="3065914.8">
                <text:p>3065914.8</text:p>
              </table:table-cell>
              <table:table-cell office:value-type="float" office:value="5051102.1">
                <text:p>5051102.1</text:p>
              </table:table-cell>
              <table:table-cell office:value-type="float" office:value="9924955.6">
                <text:p>9924955.6</text:p>
              </table:table-cell>
              <table:table-cell office:value-type="float" office:value="3285571.2">
                <text:p>3285571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79644.3">
                <text:p>1779644.3</text:p>
              </table:table-cell>
              <table:table-cell office:value-type="float" office:value="3926661.3">
                <text:p>3926661.3</text:p>
              </table:table-cell>
              <table:table-cell office:value-type="float" office:value="3065914.8">
                <text:p>3065914.8</text:p>
              </table:table-cell>
              <table:table-cell office:value-type="float" office:value="5051102.1">
                <text:p>5051102.1</text:p>
              </table:table-cell>
              <table:table-cell office:value-type="float" office:value="20480610.6">
                <text:p>20480610.6</text:p>
              </table:table-cell>
              <table:table-cell office:value-type="float" office:value="6947398.7">
                <text:p>6947398.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839415.9">
                <text:p>3839415.9</text:p>
              </table:table-cell>
              <table:table-cell office:value-type="float" office:value="8292399.1">
                <text:p>8292399.1</text:p>
              </table:table-cell>
              <table:table-cell office:value-type="float" office:value="14047311">
                <text:p>14047311</text:p>
              </table:table-cell>
              <table:table-cell office:value-type="float" office:value="23290611">
                <text:p>23290611</text:p>
              </table:table-cell>
              <table:table-cell office:value-type="float" office:value="42222410.5">
                <text:p>42222410.5</text:p>
              </table:table-cell>
              <table:table-cell office:value-type="float" office:value="14647885.9">
                <text:p>14647885.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238229.4">
                <text:p>8238229.4</text:p>
              </table:table-cell>
              <table:table-cell office:value-type="float" office:value="17467545.9">
                <text:p>17467545.9</text:p>
              </table:table-cell>
              <table:table-cell office:value-type="float" office:value="14047311">
                <text:p>14047311</text:p>
              </table:table-cell>
              <table:table-cell office:value-type="float" office:value="23290611">
                <text:p>23290611</text:p>
              </table:table-cell>
              <table:table-cell office:value-type="float" office:value="86967147.2">
                <text:p>86967147.2</text:p>
              </table:table-cell>
              <table:table-cell office:value-type="float" office:value="30802523.9">
                <text:p>30802523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576368.9">
                <text:p>17576368.9</text:p>
              </table:table-cell>
              <table:table-cell office:value-type="float" office:value="36701063.8">
                <text:p>36701063.8</text:p>
              </table:table-cell>
              <table:table-cell office:value-type="float" office:value="63330468.8">
                <text:p>63330468.8</text:p>
              </table:table-cell>
              <table:table-cell office:value-type="float" office:value="105513802">
                <text:p>105513802</text:p>
              </table:table-cell>
              <table:table-cell office:value-type="float" office:value="178979096.2">
                <text:p>178979096.2</text:p>
              </table:table-cell>
              <table:table-cell office:value-type="float" office:value="64619129.3">
                <text:p>64619129.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7037722">
                <text:p>37037722</text:p>
              </table:table-cell>
              <table:table-cell office:value-type="float" office:value="76940294">
                <text:p>76940294</text:p>
              </table:table-cell>
              <table:table-cell office:value-type="float" office:value="63330468.8">
                <text:p>63330468.8</text:p>
              </table:table-cell>
              <table:table-cell office:value-type="float" office:value="105513802">
                <text:p>105513802</text:p>
              </table:table-cell>
              <table:table-cell office:value-type="float" office:value="368048540.5">
                <text:p>368048540.5</text:p>
              </table:table-cell>
              <table:table-cell office:value-type="float" office:value="135266998.6">
                <text:p>135266998.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8562909.1">
                <text:p>78562909.1</text:p>
              </table:table-cell>
              <table:table-cell office:value-type="float" office:value="160954855.9">
                <text:p>160954855.9</text:p>
              </table:table-cell>
              <table:table-cell office:value-type="float" office:value="281893373.9">
                <text:p>281893373.9</text:p>
              </table:table-cell>
              <table:table-cell office:value-type="float" office:value="471467178.3">
                <text:p>471467178.3</text:p>
              </table:table-cell>
              <table:table-cell office:value-type="float" office:value="756279187.6">
                <text:p>756279187.6</text:p>
              </table:table-cell>
              <table:table-cell office:value-type="float" office:value="282592050.7">
                <text:p>282592050.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6081604.3">
                <text:p>166081604.3</text:p>
              </table:table-cell>
              <table:table-cell office:value-type="float" office:value="336067460.4">
                <text:p>336067460.4</text:p>
              </table:table-cell>
              <table:table-cell office:value-type="float" office:value="281893373.9">
                <text:p>281893373.9</text:p>
              </table:table-cell>
              <table:table-cell office:value-type="float" office:value="471467178.3">
                <text:p>471467178.3</text:p>
              </table:table-cell>
              <table:table-cell office:value-type="float" office:value="1552924724.6">
                <text:p>1552924724.6</text:p>
              </table:table-cell>
              <table:table-cell office:value-type="float" office:value="589300778.1">
                <text:p>589300778.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49767205.6">
                <text:p>349767205.6</text:p>
              </table:table-cell>
              <table:table-cell office:value-type="float" office:value="700442742">
                <text:p>700442742</text:p>
              </table:table-cell>
              <table:table-cell office:value-type="float" office:value="1241866091.7">
                <text:p>1241866091.7</text:p>
              </table:table-cell>
              <table:table-cell office:value-type="float" office:value="2083523123.2">
                <text:p>2083523123.2</text:p>
              </table:table-cell>
              <table:table-cell office:value-type="float" office:value="3186603949.2">
                <text:p>3186603949.2</text:p>
              </table:table-cell>
              <table:table-cell office:value-type="float" office:value="1226835518.5">
                <text:p>1226835518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29699557.3">
                <text:p>729699557.3</text:p>
              </table:table-cell>
              <table:table-cell office:value-type="float" office:value="1457515964.8">
                <text:p>1457515964.8</text:p>
              </table:table-cell>
              <table:table-cell office:value-type="float" office:value="1241866091.7">
                <text:p>1241866091.7</text:p>
              </table:table-cell>
              <table:table-cell office:value-type="float" office:value="2083523123.2">
                <text:p>2083523123.2</text:p>
              </table:table-cell>
              <table:table-cell office:value-type="float" office:value="6534718642.6">
                <text:p>6534718642.6</text:p>
              </table:table-cell>
              <table:table-cell office:value-type="float" office:value="2550139385">
                <text:p>25501393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31203936.4">
                <text:p>1531203936.4</text:p>
              </table:table-cell>
              <table:table-cell office:value-type="float" office:value="3028274323.6">
                <text:p>3028274323.6</text:p>
              </table:table-cell>
              <table:table-cell office:value-type="float" office:value="5424641368.9">
                <text:p>5424641368.9</text:p>
              </table:table-cell>
              <table:table-cell office:value-type="float" office:value="9124716694.7">
                <text:p>9124716694.7</text:p>
              </table:table-cell>
              <table:table-cell office:value-type="float" office:value="13392461615.9">
                <text:p>13392461615.9</text:p>
              </table:table-cell>
              <table:table-cell office:value-type="float" office:value="5293216208.1">
                <text:p>5293216208.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205706270.1">
                <text:p>3205706270.1</text:p>
              </table:table-cell>
              <table:table-cell office:value-type="float" office:value="6283060032.3">
                <text:p>6283060032.3</text:p>
              </table:table-cell>
              <table:table-cell office:value-type="float" office:value="5424641368.9">
                <text:p>5424641368.9</text:p>
              </table:table-cell>
              <table:table-cell office:value-type="float" office:value="9124716694.7">
                <text:p>9124716694.7</text:p>
              </table:table-cell>
              <table:table-cell office:value-type="float" office:value="27430974531.7">
                <text:p>27430974531.7</text:p>
              </table:table-cell>
              <table:table-cell office:value-type="float" office:value="10972307857.9">
                <text:p>10972307857.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pline-order="3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tru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10" style:family="chart">
      <style:chart-properties style:rotation-angle="90"/>
      <style:text-properties fo:font-size="9pt" style:font-size-asian="9pt" style:font-size-complex="9pt"/>
    </style:style>
    <style:style style:name="ch11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2" style:family="chart">
      <style:chart-properties chart:symbol-type="none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3" style:family="chart">
      <style:chart-properties chart:symbol-type="none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4" style:family="chart">
      <style:chart-properties chart:symbol-type="none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5" style:family="chart">
      <style:chart-properties chart:symbol-type="none"/>
      <style:graphic-properties draw:stroke="solid" svg:stroke-width="0.088cm" svg:stroke-color="#7e0021" draw:fill-color="#7e0021"/>
      <style:text-properties fo:font-size="6pt" style:font-size-asian="6pt" style:font-size-complex="6pt"/>
    </style:style>
    <style:style style:name="ch16" style:family="chart">
      <style:chart-properties chart:symbol-type="none"/>
      <style:graphic-properties draw:stroke="solid" svg:stroke-width="0.088cm" svg:stroke-color="#83caff" draw:fill-color="#83caff"/>
      <style:text-properties fo:font-size="6pt" style:font-size-asian="6pt" style:font-size-complex="6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draw:stroke="none" svg:stroke-color="#b3b3b3" draw:fill="solid" draw:fill-color="#cccccc"/>
    </style:style>
  </office:automatic-styles>
  <office:body>
    <office:chart>
      <chart:chart svg:width="25.639cm" svg:height="11.537cm" chart:class="chart:line" chart:style-name="ch1">
        <chart:title svg:x="10.071cm" svg:y="0.231cm" chart:style-name="ch2">
          <text:p>Floating Points Operations</text:p>
        </chart:title>
        <chart:subtitle svg:x="12.028cm" svg:y="0.981cm" chart:style-name="ch3">
          <text:p>Minimum</text:p>
        </chart:subtitle>
        <chart:legend chart:legend-position="end" svg:x="21.522cm" svg:y="4.57cm" chart:style-name="ch4"/>
        <chart:plot-area chart:style-name="ch5" table:cell-range-address="Sheet1.A164:Sheet1.G188" chart:data-source-has-labels="both" svg:x="0.823cm" svg:y="1.652cm" svg:width="20.188cm" svg:height="9.396cm">
          <chart:axis chart:dimension="x" chart:name="primary-x" chart:style-name="ch6">
            <chart:title svg:x="11.121cm" svg:y="10.714cm" chart:style-name="ch7">
              <text:p>k</text:p>
            </chart:title>
            <chart:categories table:cell-range-address="Sheet1.A165:Sheet1.A188"/>
            <chart:grid chart:style-name="ch8" chart:class="major"/>
          </chart:axis>
          <chart:axis chart:dimension="y" chart:name="primary-y" chart:style-name="ch9">
            <chart:title svg:x="0.513cm" svg:y="7.856cm" chart:style-name="ch10">
              <text:p>Floating Point Operations</text:p>
            </chart:title>
            <chart:grid chart:style-name="ch8" chart:class="major"/>
          </chart:axis>
          <chart:series chart:style-name="ch11" chart:values-cell-range-address="Sheet1.B165:Sheet1.B188" chart:label-cell-address="Sheet1.B164:Sheet1.B164" chart:class="chart:line">
            <chart:data-point chart:repeated="24"/>
          </chart:series>
          <chart:series chart:style-name="ch12" chart:values-cell-range-address="Sheet1.C165:Sheet1.C188" chart:label-cell-address="Sheet1.C164:Sheet1.C164" chart:class="chart:line">
            <chart:data-point chart:repeated="24"/>
          </chart:series>
          <chart:series chart:style-name="ch13" chart:values-cell-range-address="Sheet1.D165:Sheet1.D188" chart:label-cell-address="Sheet1.D164:Sheet1.D164" chart:class="chart:line">
            <chart:data-point chart:repeated="24"/>
          </chart:series>
          <chart:series chart:style-name="ch14" chart:values-cell-range-address="Sheet1.E165:Sheet1.E188" chart:label-cell-address="Sheet1.E164:Sheet1.E164" chart:class="chart:line">
            <chart:data-point chart:repeated="24"/>
          </chart:series>
          <chart:series chart:style-name="ch15" chart:values-cell-range-address="Sheet1.F165:Sheet1.F188" chart:label-cell-address="Sheet1.F164:Sheet1.F164" chart:class="chart:line">
            <chart:data-point chart:repeated="24"/>
          </chart:series>
          <chart:series chart:style-name="ch16" chart:values-cell-range-address="Sheet1.G165:Sheet1.G188" chart:label-cell-address="Sheet1.G164:Sheet1.G164" chart:class="chart:line">
            <chart:data-point chart:repeated="2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164:Sheet1.B164">FFTW</text:p>
              </table:table-cell>
              <table:table-cell office:value-type="string">
                <text:p text:id="Sheet1.C164:Sheet1.C164">Numerical Recipes</text:p>
              </table:table-cell>
              <table:table-cell office:value-type="string">
                <text:p text:id="Sheet1.D164:Sheet1.D164">Radix-4 FFT</text:p>
              </table:table-cell>
              <table:table-cell office:value-type="string">
                <text:p text:id="Sheet1.E164:Sheet1.E164">Radix-4 FFT, Buffered</text:p>
              </table:table-cell>
              <table:table-cell office:value-type="string">
                <text:p text:id="Sheet1.F164:Sheet1.F164">FFT Radix-2</text:p>
              </table:table-cell>
              <table:table-cell office:value-type="string">
                <text:p text:id="Sheet1.G164:Sheet1.G164">FFT Radix-2, optimized</text:p>
              </table:table-cell>
            </table:table-row>
          </table:table-header-rows>
          <table:table-rows>
            <table:table-row>
              <table:table-cell office:value-type="string">
                <text:p text:id="Sheet1.A165:Sheet1.A188">1</text:p>
              </table:table-cell>
              <table:table-cell office:value-type="float" office:value="4">
                <text:p text:id="Sheet1.B165:Sheet1.B188">4</text:p>
              </table:table-cell>
              <table:table-cell office:value-type="float" office:value="793">
                <text:p text:id="Sheet1.C165:Sheet1.C188">793</text:p>
              </table:table-cell>
              <table:table-cell office:value-type="float" office:value="113">
                <text:p text:id="Sheet1.D165:Sheet1.D188">113</text:p>
              </table:table-cell>
              <table:table-cell office:value-type="float" office:value="113">
                <text:p text:id="Sheet1.E165:Sheet1.E188">113</text:p>
              </table:table-cell>
              <table:table-cell office:value-type="float" office:value="816">
                <text:p text:id="Sheet1.F165:Sheet1.F188">816</text:p>
              </table:table-cell>
              <table:table-cell office:value-type="float" office:value="818">
                <text:p text:id="Sheet1.G165:Sheet1.G188">81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892">
                <text:p>892</text:p>
              </table:table-cell>
              <table:table-cell office:value-type="float" office:value="113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858">
                <text:p>858</text:p>
              </table:table-cell>
              <table:table-cell office:value-type="float" office:value="874">
                <text:p>8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6">
                <text:p>56</text:p>
              </table:table-cell>
              <table:table-cell office:value-type="float" office:value="1097">
                <text:p>1097</text:p>
              </table:table-cell>
              <table:table-cell office:value-type="float" office:value="321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282">
                <text:p>282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8">
                <text:p>168</text:p>
              </table:table-cell>
              <table:table-cell office:value-type="float" office:value="1447">
                <text:p>1447</text:p>
              </table:table-cell>
              <table:table-cell office:value-type="float" office:value="321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645">
                <text:p>645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60">
                <text:p>460</text:p>
              </table:table-cell>
              <table:table-cell office:value-type="float" office:value="2111">
                <text:p>2111</text:p>
              </table:table-cell>
              <table:table-cell office:value-type="float" office:value="1640">
                <text:p>1640</text:p>
              </table:table-cell>
              <table:table-cell office:value-type="float" office:value="1633">
                <text:p>1633</text:p>
              </table:table-cell>
              <table:table-cell office:value-type="float" office:value="1496">
                <text:p>1496</text:p>
              </table:table-cell>
              <table:table-cell office:value-type="float" office:value="1798">
                <text:p>17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41">
                <text:p>1241</text:p>
              </table:table-cell>
              <table:table-cell office:value-type="float" office:value="3587">
                <text:p>3587</text:p>
              </table:table-cell>
              <table:table-cell office:value-type="float" office:value="1640">
                <text:p>1640</text:p>
              </table:table-cell>
              <table:table-cell office:value-type="float" office:value="1633">
                <text:p>1633</text:p>
              </table:table-cell>
              <table:table-cell office:value-type="float" office:value="3476">
                <text:p>3476</text:p>
              </table:table-cell>
              <table:table-cell office:value-type="float" office:value="4136">
                <text:p>41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29">
                <text:p>2929</text:p>
              </table:table-cell>
              <table:table-cell office:value-type="float" office:value="6702">
                <text:p>6702</text:p>
              </table:table-cell>
              <table:table-cell office:value-type="float" office:value="8851">
                <text:p>8851</text:p>
              </table:table-cell>
              <table:table-cell office:value-type="float" office:value="8801">
                <text:p>8801</text:p>
              </table:table-cell>
              <table:table-cell office:value-type="float" office:value="7959">
                <text:p>7959</text:p>
              </table:table-cell>
              <table:table-cell office:value-type="float" office:value="9402">
                <text:p>94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817">
                <text:p>6817</text:p>
              </table:table-cell>
              <table:table-cell office:value-type="float" office:value="13531">
                <text:p>13531</text:p>
              </table:table-cell>
              <table:table-cell office:value-type="float" office:value="8851">
                <text:p>8851</text:p>
              </table:table-cell>
              <table:table-cell office:value-type="float" office:value="8801">
                <text:p>8801</text:p>
              </table:table-cell>
              <table:table-cell office:value-type="float" office:value="17938">
                <text:p>17938</text:p>
              </table:table-cell>
              <table:table-cell office:value-type="float" office:value="21047">
                <text:p>210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617">
                <text:p>15617</text:p>
              </table:table-cell>
              <table:table-cell office:value-type="float" office:value="28392">
                <text:p>28392</text:p>
              </table:table-cell>
              <table:table-cell office:value-type="float" office:value="45326">
                <text:p>45326</text:p>
              </table:table-cell>
              <table:table-cell office:value-type="float" office:value="45153">
                <text:p>45153</text:p>
              </table:table-cell>
              <table:table-cell office:value-type="float" office:value="39952">
                <text:p>39952</text:p>
              </table:table-cell>
              <table:table-cell office:value-type="float" office:value="46759">
                <text:p>467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982">
                <text:p>35982</text:p>
              </table:table-cell>
              <table:table-cell office:value-type="float" office:value="60696">
                <text:p>60696</text:p>
              </table:table-cell>
              <table:table-cell office:value-type="float" office:value="45326">
                <text:p>45326</text:p>
              </table:table-cell>
              <table:table-cell office:value-type="float" office:value="45153">
                <text:p>45153</text:p>
              </table:table-cell>
              <table:table-cell office:value-type="float" office:value="88058">
                <text:p>88058</text:p>
              </table:table-cell>
              <table:table-cell office:value-type="float" office:value="102477">
                <text:p>1024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9631">
                <text:p>79631</text:p>
              </table:table-cell>
              <table:table-cell office:value-type="float" office:value="130308">
                <text:p>130308</text:p>
              </table:table-cell>
              <table:table-cell office:value-type="float" office:value="221589">
                <text:p>221589</text:p>
              </table:table-cell>
              <table:table-cell office:value-type="float" office:value="221281">
                <text:p>221281</text:p>
              </table:table-cell>
              <table:table-cell office:value-type="float" office:value="192432">
                <text:p>192432</text:p>
              </table:table-cell>
              <table:table-cell office:value-type="float" office:value="222749">
                <text:p>2227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5123">
                <text:p>175123</text:p>
              </table:table-cell>
              <table:table-cell office:value-type="float" office:value="279954">
                <text:p>279954</text:p>
              </table:table-cell>
              <table:table-cell office:value-type="float" office:value="221589">
                <text:p>221589</text:p>
              </table:table-cell>
              <table:table-cell office:value-type="float" office:value="221281">
                <text:p>221281</text:p>
              </table:table-cell>
              <table:table-cell office:value-type="float" office:value="418111">
                <text:p>418111</text:p>
              </table:table-cell>
              <table:table-cell office:value-type="float" office:value="481256">
                <text:p>4812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82017">
                <text:p>382017</text:p>
              </table:table-cell>
              <table:table-cell office:value-type="float" office:value="599598">
                <text:p>599598</text:p>
              </table:table-cell>
              <table:table-cell office:value-type="float" office:value="1049864">
                <text:p>1049864</text:p>
              </table:table-cell>
              <table:table-cell office:value-type="float" office:value="1048673">
                <text:p>1048673</text:p>
              </table:table-cell>
              <table:table-cell office:value-type="float" office:value="901831">
                <text:p>901831</text:p>
              </table:table-cell>
              <table:table-cell office:value-type="float" office:value="1039346">
                <text:p>10393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37769">
                <text:p>837769</text:p>
              </table:table-cell>
              <table:table-cell office:value-type="float" office:value="1279781">
                <text:p>1279781</text:p>
              </table:table-cell>
              <table:table-cell office:value-type="float" office:value="1049864">
                <text:p>1049864</text:p>
              </table:table-cell>
              <table:table-cell office:value-type="float" office:value="1048673">
                <text:p>1048673</text:p>
              </table:table-cell>
              <table:table-cell office:value-type="float" office:value="1932246">
                <text:p>1932246</text:p>
              </table:table-cell>
              <table:table-cell office:value-type="float" office:value="2218398">
                <text:p>22183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02583">
                <text:p>1802583</text:p>
              </table:table-cell>
              <table:table-cell office:value-type="float" office:value="2721777">
                <text:p>2721777</text:p>
              </table:table-cell>
              <table:table-cell office:value-type="float" office:value="4854682">
                <text:p>4854682</text:p>
              </table:table-cell>
              <table:table-cell office:value-type="float" office:value="4849768">
                <text:p>4849768</text:p>
              </table:table-cell>
              <table:table-cell office:value-type="float" office:value="4130885">
                <text:p>4130885</text:p>
              </table:table-cell>
              <table:table-cell office:value-type="float" office:value="4745568">
                <text:p>47455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858788">
                <text:p>3858788</text:p>
              </table:table-cell>
              <table:table-cell office:value-type="float" office:value="5769112">
                <text:p>5769112</text:p>
              </table:table-cell>
              <table:table-cell office:value-type="float" office:value="4854682">
                <text:p>4854682</text:p>
              </table:table-cell>
              <table:table-cell office:value-type="float" office:value="4849768">
                <text:p>4849768</text:p>
              </table:table-cell>
              <table:table-cell office:value-type="float" office:value="8777298">
                <text:p>8777298</text:p>
              </table:table-cell>
              <table:table-cell office:value-type="float" office:value="10079616">
                <text:p>100796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225224">
                <text:p>8225224</text:p>
              </table:table-cell>
              <table:table-cell office:value-type="float" office:value="12197178">
                <text:p>12197178</text:p>
              </table:table-cell>
              <table:table-cell office:value-type="float" office:value="22040477">
                <text:p>22040477</text:p>
              </table:table-cell>
              <table:table-cell office:value-type="float" office:value="22020231">
                <text:p>22020231</text:p>
              </table:table-cell>
              <table:table-cell office:value-type="float" office:value="18607419">
                <text:p>18607419</text:p>
              </table:table-cell>
              <table:table-cell office:value-type="float" office:value="21147440">
                <text:p>2114744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631626">
                <text:p>17631626</text:p>
              </table:table-cell>
              <table:table-cell office:value-type="float" office:value="25704745">
                <text:p>25704745</text:p>
              </table:table-cell>
              <table:table-cell office:value-type="float" office:value="22040477">
                <text:p>22040477</text:p>
              </table:table-cell>
              <table:table-cell office:value-type="float" office:value="22020231">
                <text:p>22020231</text:p>
              </table:table-cell>
              <table:table-cell office:value-type="float" office:value="39295251">
                <text:p>39295251</text:p>
              </table:table-cell>
              <table:table-cell office:value-type="float" office:value="44701796">
                <text:p>447017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295292">
                <text:p>37295292</text:p>
              </table:table-cell>
              <table:table-cell office:value-type="float" office:value="54028675">
                <text:p>54028675</text:p>
              </table:table-cell>
              <table:table-cell office:value-type="float" office:value="98643694">
                <text:p>98643694</text:p>
              </table:table-cell>
              <table:table-cell office:value-type="float" office:value="98566431">
                <text:p>98566431</text:p>
              </table:table-cell>
              <table:table-cell office:value-type="float" office:value="82825959">
                <text:p>82825959</text:p>
              </table:table-cell>
              <table:table-cell office:value-type="float" office:value="93978573">
                <text:p>939785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8649244">
                <text:p>78649244</text:p>
              </table:table-cell>
              <table:table-cell office:value-type="float" office:value="113298631">
                <text:p>113298631</text:p>
              </table:table-cell>
              <table:table-cell office:value-type="float" office:value="98643694">
                <text:p>98643694</text:p>
              </table:table-cell>
              <table:table-cell office:value-type="float" office:value="98566431">
                <text:p>98566431</text:p>
              </table:table-cell>
              <table:table-cell office:value-type="float" office:value="174133655">
                <text:p>174133655</text:p>
              </table:table-cell>
              <table:table-cell office:value-type="float" office:value="197779928">
                <text:p>1977799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5421451">
                <text:p>165421451</text:p>
              </table:table-cell>
              <table:table-cell office:value-type="float" office:value="237579173">
                <text:p>237579173</text:p>
              </table:table-cell>
              <table:table-cell office:value-type="float" office:value="436528345">
                <text:p>436528345</text:p>
              </table:table-cell>
              <table:table-cell office:value-type="float" office:value="436208770">
                <text:p>436208770</text:p>
              </table:table-cell>
              <table:table-cell office:value-type="float" office:value="365441185">
                <text:p>365441185</text:p>
              </table:table-cell>
              <table:table-cell office:value-type="float" office:value="413557346">
                <text:p>4135573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49737607">
                <text:p>349737607</text:p>
              </table:table-cell>
              <table:table-cell office:value-type="float" office:value="496096280">
                <text:p>496096280</text:p>
              </table:table-cell>
              <table:table-cell office:value-type="float" office:value="436528345">
                <text:p>436528345</text:p>
              </table:table-cell>
              <table:table-cell office:value-type="float" office:value="436208770">
                <text:p>436208770</text:p>
              </table:table-cell>
              <table:table-cell office:value-type="float" office:value="764159412">
                <text:p>764159412</text:p>
              </table:table-cell>
              <table:table-cell office:value-type="float" office:value="864164405">
                <text:p>8641644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32004979">
                <text:p>732004979</text:p>
              </table:table-cell>
              <table:table-cell office:value-type="float" office:value="1032923162">
                <text:p>1032923162</text:p>
              </table:table-cell>
              <table:table-cell office:value-type="float" office:value="1913716740">
                <text:p>1913716740</text:p>
              </table:table-cell>
              <table:table-cell office:value-type="float" office:value="1912607667">
                <text:p>1912607667</text:p>
              </table:table-cell>
              <table:table-cell office:value-type="float" office:value="1595690938">
                <text:p>1595690938</text:p>
              </table:table-cell>
              <table:table-cell office:value-type="float" office:value="1808795256">
                <text:p>18087952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28980487">
                <text:p>1528980487</text:p>
              </table:table-cell>
              <table:table-cell office:value-type="float" office:value="2148974402">
                <text:p>2148974402</text:p>
              </table:table-cell>
              <table:table-cell office:value-type="float" office:value="1913716740">
                <text:p>1913716740</text:p>
              </table:table-cell>
              <table:table-cell office:value-type="float" office:value="1912607667">
                <text:p>1912607667</text:p>
              </table:table-cell>
              <table:table-cell office:value-type="float" office:value="3325218068">
                <text:p>3325218068</text:p>
              </table:table-cell>
              <table:table-cell office:value-type="float" office:value="3762578311">
                <text:p>376257831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pline-order="3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tru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10" style:family="chart">
      <style:chart-properties style:rotation-angle="90"/>
      <style:text-properties fo:font-size="9pt" style:font-size-asian="9pt" style:font-size-complex="9pt"/>
    </style:style>
    <style:style style:name="ch11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2" style:family="chart">
      <style:chart-properties chart:symbol-type="none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3" style:family="chart">
      <style:chart-properties chart:symbol-type="none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4" style:family="chart">
      <style:chart-properties chart:symbol-type="none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5" style:family="chart">
      <style:chart-properties chart:symbol-type="none"/>
      <style:graphic-properties draw:stroke="solid" svg:stroke-width="0.088cm" svg:stroke-color="#7e0021" draw:fill-color="#7e0021"/>
      <style:text-properties fo:font-size="6pt" style:font-size-asian="6pt" style:font-size-complex="6pt"/>
    </style:style>
    <style:style style:name="ch16" style:family="chart">
      <style:chart-properties chart:symbol-type="none"/>
      <style:graphic-properties draw:stroke="solid" svg:stroke-width="0.088cm" svg:stroke-color="#83caff" draw:fill-color="#83caff"/>
      <style:text-properties fo:font-size="6pt" style:font-size-asian="6pt" style:font-size-complex="6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draw:stroke="none" svg:stroke-color="#b3b3b3" draw:fill="solid" draw:fill-color="#cccccc"/>
    </style:style>
  </office:automatic-styles>
  <office:body>
    <office:chart>
      <chart:chart svg:width="25.463cm" svg:height="11.562cm" chart:class="chart:line" chart:style-name="ch1">
        <chart:title svg:x="9.983cm" svg:y="0.232cm" chart:style-name="ch2">
          <text:p>Floating Points Operations</text:p>
        </chart:title>
        <chart:subtitle svg:x="12.018cm" svg:y="0.983cm" chart:style-name="ch3">
          <text:p>Average</text:p>
        </chart:subtitle>
        <chart:legend chart:legend-position="end" svg:x="21.349cm" svg:y="4.583cm" chart:style-name="ch4"/>
        <chart:plot-area chart:style-name="ch5" table:cell-range-address="Sheet1.A191:Sheet1.G215" chart:data-source-has-labels="both" svg:x="0.817cm" svg:y="1.655cm" svg:width="20.024cm" svg:height="9.415cm">
          <chart:axis chart:dimension="x" chart:name="primary-x" chart:style-name="ch6">
            <chart:title svg:x="11.033cm" svg:y="10.737cm" chart:style-name="ch7">
              <text:p>k</text:p>
            </chart:title>
            <chart:categories table:cell-range-address="Sheet1.A192:Sheet1.A215"/>
            <chart:grid chart:style-name="ch8" chart:class="major"/>
          </chart:axis>
          <chart:axis chart:dimension="y" chart:name="primary-y" chart:style-name="ch9">
            <chart:title svg:x="0.51cm" svg:y="7.946cm" chart:style-name="ch10">
              <text:p>Floating Points Operations</text:p>
            </chart:title>
            <chart:grid chart:style-name="ch8" chart:class="major"/>
          </chart:axis>
          <chart:series chart:style-name="ch11" chart:values-cell-range-address="Sheet1.B192:Sheet1.B215" chart:label-cell-address="Sheet1.B191:Sheet1.B191" chart:class="chart:line">
            <chart:data-point chart:repeated="24"/>
          </chart:series>
          <chart:series chart:style-name="ch12" chart:values-cell-range-address="Sheet1.C192:Sheet1.C215" chart:label-cell-address="Sheet1.C191:Sheet1.C191" chart:class="chart:line">
            <chart:data-point chart:repeated="24"/>
          </chart:series>
          <chart:series chart:style-name="ch13" chart:values-cell-range-address="Sheet1.D192:Sheet1.D215" chart:label-cell-address="Sheet1.D191:Sheet1.D191" chart:class="chart:line">
            <chart:data-point chart:repeated="24"/>
          </chart:series>
          <chart:series chart:style-name="ch14" chart:values-cell-range-address="Sheet1.E192:Sheet1.E215" chart:label-cell-address="Sheet1.E191:Sheet1.E191" chart:class="chart:line">
            <chart:data-point chart:repeated="24"/>
          </chart:series>
          <chart:series chart:style-name="ch15" chart:values-cell-range-address="Sheet1.F192:Sheet1.F215" chart:label-cell-address="Sheet1.F191:Sheet1.F191" chart:class="chart:line">
            <chart:data-point chart:repeated="24"/>
          </chart:series>
          <chart:series chart:style-name="ch16" chart:values-cell-range-address="Sheet1.G192:Sheet1.G215" chart:label-cell-address="Sheet1.G191:Sheet1.G191" chart:class="chart:line">
            <chart:data-point chart:repeated="2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191:Sheet1.B191">FFTW</text:p>
              </table:table-cell>
              <table:table-cell office:value-type="string">
                <text:p text:id="Sheet1.C191:Sheet1.C191">Numerical Recipes</text:p>
              </table:table-cell>
              <table:table-cell office:value-type="string">
                <text:p text:id="Sheet1.D191:Sheet1.D191">Radix-4 FFT</text:p>
              </table:table-cell>
              <table:table-cell office:value-type="string">
                <text:p text:id="Sheet1.E191:Sheet1.E191">Radix-4 FFT, Buffered</text:p>
              </table:table-cell>
              <table:table-cell office:value-type="string">
                <text:p text:id="Sheet1.F191:Sheet1.F191">FFT Radix-2</text:p>
              </table:table-cell>
              <table:table-cell office:value-type="string">
                <text:p text:id="Sheet1.G191:Sheet1.G191">FFT Radix-2, optimized</text:p>
              </table:table-cell>
            </table:table-row>
          </table:table-header-rows>
          <table:table-rows>
            <table:table-row>
              <table:table-cell office:value-type="string">
                <text:p text:id="Sheet1.A192:Sheet1.A215">1</text:p>
              </table:table-cell>
              <table:table-cell office:value-type="float" office:value="6.1">
                <text:p text:id="Sheet1.B192:Sheet1.B215">6.1</text:p>
              </table:table-cell>
              <table:table-cell office:value-type="float" office:value="805.5">
                <text:p text:id="Sheet1.C192:Sheet1.C215">805.5</text:p>
              </table:table-cell>
              <table:table-cell office:value-type="float" office:value="114.8">
                <text:p text:id="Sheet1.D192:Sheet1.D215">114.8</text:p>
              </table:table-cell>
              <table:table-cell office:value-type="float" office:value="114.8">
                <text:p text:id="Sheet1.E192:Sheet1.E215">114.8</text:p>
              </table:table-cell>
              <table:table-cell office:value-type="float" office:value="830.6">
                <text:p text:id="Sheet1.F192:Sheet1.F215">830.6</text:p>
              </table:table-cell>
              <table:table-cell office:value-type="float" office:value="834.3">
                <text:p text:id="Sheet1.G192:Sheet1.G215">834.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.1">
                <text:p>18.1</text:p>
              </table:table-cell>
              <table:table-cell office:value-type="float" office:value="912.8">
                <text:p>912.8</text:p>
              </table:table-cell>
              <table:table-cell office:value-type="float" office:value="114.8">
                <text:p>114.8</text:p>
              </table:table-cell>
              <table:table-cell office:value-type="float" office:value="114.8">
                <text:p>114.8</text:p>
              </table:table-cell>
              <table:table-cell office:value-type="float" office:value="873.2">
                <text:p>873.2</text:p>
              </table:table-cell>
              <table:table-cell office:value-type="float" office:value="889.5">
                <text:p>889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7.8">
                <text:p>57.8</text:p>
              </table:table-cell>
              <table:table-cell office:value-type="float" office:value="1120.8">
                <text:p>1120.8</text:p>
              </table:table-cell>
              <table:table-cell office:value-type="float" office:value="323.9">
                <text:p>323.9</text:p>
              </table:table-cell>
              <table:table-cell office:value-type="float" office:value="323.1">
                <text:p>323.1</text:p>
              </table:table-cell>
              <table:table-cell office:value-type="float" office:value="297.8">
                <text:p>297.8</text:p>
              </table:table-cell>
              <table:table-cell office:value-type="float" office:value="349.2">
                <text:p>349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0.1">
                <text:p>170.1</text:p>
              </table:table-cell>
              <table:table-cell office:value-type="float" office:value="1466.9">
                <text:p>1466.9</text:p>
              </table:table-cell>
              <table:table-cell office:value-type="float" office:value="323.9">
                <text:p>323.9</text:p>
              </table:table-cell>
              <table:table-cell office:value-type="float" office:value="323.1">
                <text:p>323.1</text:p>
              </table:table-cell>
              <table:table-cell office:value-type="float" office:value="664.7">
                <text:p>664.7</text:p>
              </table:table-cell>
              <table:table-cell office:value-type="float" office:value="795.9">
                <text:p>795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61.8">
                <text:p>461.8</text:p>
              </table:table-cell>
              <table:table-cell office:value-type="float" office:value="2142.2">
                <text:p>2142.2</text:p>
              </table:table-cell>
              <table:table-cell office:value-type="float" office:value="1646.5">
                <text:p>1646.5</text:p>
              </table:table-cell>
              <table:table-cell office:value-type="float" office:value="1634.8">
                <text:p>1634.8</text:p>
              </table:table-cell>
              <table:table-cell office:value-type="float" office:value="1511.3">
                <text:p>1511.3</text:p>
              </table:table-cell>
              <table:table-cell office:value-type="float" office:value="1817.6">
                <text:p>1817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45.2">
                <text:p>1245.2</text:p>
              </table:table-cell>
              <table:table-cell office:value-type="float" office:value="3604">
                <text:p>3604</text:p>
              </table:table-cell>
              <table:table-cell office:value-type="float" office:value="1646.5">
                <text:p>1646.5</text:p>
              </table:table-cell>
              <table:table-cell office:value-type="float" office:value="1634.8">
                <text:p>1634.8</text:p>
              </table:table-cell>
              <table:table-cell office:value-type="float" office:value="3493.4">
                <text:p>3493.4</text:p>
              </table:table-cell>
              <table:table-cell office:value-type="float" office:value="4153.1">
                <text:p>4153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32.1">
                <text:p>2932.1</text:p>
              </table:table-cell>
              <table:table-cell office:value-type="float" office:value="6722.8">
                <text:p>6722.8</text:p>
              </table:table-cell>
              <table:table-cell office:value-type="float" office:value="8854.5">
                <text:p>8854.5</text:p>
              </table:table-cell>
              <table:table-cell office:value-type="float" office:value="8804.1">
                <text:p>8804.1</text:p>
              </table:table-cell>
              <table:table-cell office:value-type="float" office:value="7977">
                <text:p>7977</text:p>
              </table:table-cell>
              <table:table-cell office:value-type="float" office:value="9423.5">
                <text:p>9423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820.1">
                <text:p>6820.1</text:p>
              </table:table-cell>
              <table:table-cell office:value-type="float" office:value="13557.5">
                <text:p>13557.5</text:p>
              </table:table-cell>
              <table:table-cell office:value-type="float" office:value="8854.5">
                <text:p>8854.5</text:p>
              </table:table-cell>
              <table:table-cell office:value-type="float" office:value="8804.1">
                <text:p>8804.1</text:p>
              </table:table-cell>
              <table:table-cell office:value-type="float" office:value="17959.8">
                <text:p>17959.8</text:p>
              </table:table-cell>
              <table:table-cell office:value-type="float" office:value="21070.7">
                <text:p>21070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620.4">
                <text:p>15620.4</text:p>
              </table:table-cell>
              <table:table-cell office:value-type="float" office:value="28422.2">
                <text:p>28422.2</text:p>
              </table:table-cell>
              <table:table-cell office:value-type="float" office:value="45343.3">
                <text:p>45343.3</text:p>
              </table:table-cell>
              <table:table-cell office:value-type="float" office:value="45157.2">
                <text:p>45157.2</text:p>
              </table:table-cell>
              <table:table-cell office:value-type="float" office:value="39976">
                <text:p>39976</text:p>
              </table:table-cell>
              <table:table-cell office:value-type="float" office:value="46775.3">
                <text:p>46775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992.9">
                <text:p>35992.9</text:p>
              </table:table-cell>
              <table:table-cell office:value-type="float" office:value="60722.2">
                <text:p>60722.2</text:p>
              </table:table-cell>
              <table:table-cell office:value-type="float" office:value="45343.3">
                <text:p>45343.3</text:p>
              </table:table-cell>
              <table:table-cell office:value-type="float" office:value="45157.2">
                <text:p>45157.2</text:p>
              </table:table-cell>
              <table:table-cell office:value-type="float" office:value="88121.7">
                <text:p>88121.7</text:p>
              </table:table-cell>
              <table:table-cell office:value-type="float" office:value="102492.5">
                <text:p>102492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9650.1">
                <text:p>79650.1</text:p>
              </table:table-cell>
              <table:table-cell office:value-type="float" office:value="130339.2">
                <text:p>130339.2</text:p>
              </table:table-cell>
              <table:table-cell office:value-type="float" office:value="221615">
                <text:p>221615</text:p>
              </table:table-cell>
              <table:table-cell office:value-type="float" office:value="221291.4">
                <text:p>221291.4</text:p>
              </table:table-cell>
              <table:table-cell office:value-type="float" office:value="192482.5">
                <text:p>192482.5</text:p>
              </table:table-cell>
              <table:table-cell office:value-type="float" office:value="222836">
                <text:p>2228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5158">
                <text:p>175158</text:p>
              </table:table-cell>
              <table:table-cell office:value-type="float" office:value="279992">
                <text:p>279992</text:p>
              </table:table-cell>
              <table:table-cell office:value-type="float" office:value="221615">
                <text:p>221615</text:p>
              </table:table-cell>
              <table:table-cell office:value-type="float" office:value="221291.4">
                <text:p>221291.4</text:p>
              </table:table-cell>
              <table:table-cell office:value-type="float" office:value="418205.8">
                <text:p>418205.8</text:p>
              </table:table-cell>
              <table:table-cell office:value-type="float" office:value="481360.5">
                <text:p>481360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82106.7">
                <text:p>382106.7</text:p>
              </table:table-cell>
              <table:table-cell office:value-type="float" office:value="599647.8">
                <text:p>599647.8</text:p>
              </table:table-cell>
              <table:table-cell office:value-type="float" office:value="1049902.7">
                <text:p>1049902.7</text:p>
              </table:table-cell>
              <table:table-cell office:value-type="float" office:value="1048686.9">
                <text:p>1048686.9</text:p>
              </table:table-cell>
              <table:table-cell office:value-type="float" office:value="902199.3">
                <text:p>902199.3</text:p>
              </table:table-cell>
              <table:table-cell office:value-type="float" office:value="1039760.1">
                <text:p>1039760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37878.3">
                <text:p>837878.3</text:p>
              </table:table-cell>
              <table:table-cell office:value-type="float" office:value="1279825.8">
                <text:p>1279825.8</text:p>
              </table:table-cell>
              <table:table-cell office:value-type="float" office:value="1049902.7">
                <text:p>1049902.7</text:p>
              </table:table-cell>
              <table:table-cell office:value-type="float" office:value="1048686.9">
                <text:p>1048686.9</text:p>
              </table:table-cell>
              <table:table-cell office:value-type="float" office:value="1932744.5">
                <text:p>1932744.5</text:p>
              </table:table-cell>
              <table:table-cell office:value-type="float" office:value="2224595.4">
                <text:p>2224595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02803.2">
                <text:p>1802803.2</text:p>
              </table:table-cell>
              <table:table-cell office:value-type="float" office:value="2727049.6">
                <text:p>2727049.6</text:p>
              </table:table-cell>
              <table:table-cell office:value-type="float" office:value="4854959.9">
                <text:p>4854959.9</text:p>
              </table:table-cell>
              <table:table-cell office:value-type="float" office:value="4849804.8">
                <text:p>4849804.8</text:p>
              </table:table-cell>
              <table:table-cell office:value-type="float" office:value="4131745.5">
                <text:p>4131745.5</text:p>
              </table:table-cell>
              <table:table-cell office:value-type="float" office:value="4750300.3">
                <text:p>4750300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859164">
                <text:p>3859164</text:p>
              </table:table-cell>
              <table:table-cell office:value-type="float" office:value="5771257.2">
                <text:p>5771257.2</text:p>
              </table:table-cell>
              <table:table-cell office:value-type="float" office:value="4854959.9">
                <text:p>4854959.9</text:p>
              </table:table-cell>
              <table:table-cell office:value-type="float" office:value="4849804.8">
                <text:p>4849804.8</text:p>
              </table:table-cell>
              <table:table-cell office:value-type="float" office:value="8789183.7">
                <text:p>8789183.7</text:p>
              </table:table-cell>
              <table:table-cell office:value-type="float" office:value="10107389.9">
                <text:p>10107389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225979.2">
                <text:p>8225979.2</text:p>
              </table:table-cell>
              <table:table-cell office:value-type="float" office:value="12273242.3">
                <text:p>12273242.3</text:p>
              </table:table-cell>
              <table:table-cell office:value-type="float" office:value="22042844">
                <text:p>22042844</text:p>
              </table:table-cell>
              <table:table-cell office:value-type="float" office:value="22020364.4">
                <text:p>22020364.4</text:p>
              </table:table-cell>
              <table:table-cell office:value-type="float" office:value="18611256.3">
                <text:p>18611256.3</text:p>
              </table:table-cell>
              <table:table-cell office:value-type="float" office:value="21190309.5">
                <text:p>21190309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633099.3">
                <text:p>17633099.3</text:p>
              </table:table-cell>
              <table:table-cell office:value-type="float" office:value="25896859.8">
                <text:p>25896859.8</text:p>
              </table:table-cell>
              <table:table-cell office:value-type="float" office:value="22042844">
                <text:p>22042844</text:p>
              </table:table-cell>
              <table:table-cell office:value-type="float" office:value="22020364.4">
                <text:p>22020364.4</text:p>
              </table:table-cell>
              <table:table-cell office:value-type="float" office:value="39349269.6">
                <text:p>39349269.6</text:p>
              </table:table-cell>
              <table:table-cell office:value-type="float" office:value="44737120.3">
                <text:p>44737120.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298403.7">
                <text:p>37298403.7</text:p>
              </table:table-cell>
              <table:table-cell office:value-type="float" office:value="54120025.1">
                <text:p>54120025.1</text:p>
              </table:table-cell>
              <table:table-cell office:value-type="float" office:value="98653966.2">
                <text:p>98653966.2</text:p>
              </table:table-cell>
              <table:table-cell office:value-type="float" office:value="98566903.2">
                <text:p>98566903.2</text:p>
              </table:table-cell>
              <table:table-cell office:value-type="float" office:value="82866807">
                <text:p>82866807</text:p>
              </table:table-cell>
              <table:table-cell office:value-type="float" office:value="94158438.3">
                <text:p>94158438.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8655113">
                <text:p>78655113</text:p>
              </table:table-cell>
              <table:table-cell office:value-type="float" office:value="113772186.5">
                <text:p>113772186.5</text:p>
              </table:table-cell>
              <table:table-cell office:value-type="float" office:value="98653966.2">
                <text:p>98653966.2</text:p>
              </table:table-cell>
              <table:table-cell office:value-type="float" office:value="98566903.2">
                <text:p>98566903.2</text:p>
              </table:table-cell>
              <table:table-cell office:value-type="float" office:value="174214208.8">
                <text:p>174214208.8</text:p>
              </table:table-cell>
              <table:table-cell office:value-type="float" office:value="197995406.4">
                <text:p>197995406.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5433031.2">
                <text:p>165433031.2</text:p>
              </table:table-cell>
              <table:table-cell office:value-type="float" office:value="238865423.9">
                <text:p>238865423.9</text:p>
              </table:table-cell>
              <table:table-cell office:value-type="float" office:value="436572651.7">
                <text:p>436572651.7</text:p>
              </table:table-cell>
              <table:table-cell office:value-type="float" office:value="436210510.7">
                <text:p>436210510.7</text:p>
              </table:table-cell>
              <table:table-cell office:value-type="float" office:value="365457781.2">
                <text:p>365457781.2</text:p>
              </table:table-cell>
              <table:table-cell office:value-type="float" office:value="414118209.3">
                <text:p>414118209.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49769242.7">
                <text:p>349769242.7</text:p>
              </table:table-cell>
              <table:table-cell office:value-type="float" office:value="498142172.1">
                <text:p>498142172.1</text:p>
              </table:table-cell>
              <table:table-cell office:value-type="float" office:value="436572651.7">
                <text:p>436572651.7</text:p>
              </table:table-cell>
              <table:table-cell office:value-type="float" office:value="436210510.7">
                <text:p>436210510.7</text:p>
              </table:table-cell>
              <table:table-cell office:value-type="float" office:value="764543417.6">
                <text:p>764543417.6</text:p>
              </table:table-cell>
              <table:table-cell office:value-type="float" office:value="864461923.8">
                <text:p>864461923.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32064828.7">
                <text:p>732064828.7</text:p>
              </table:table-cell>
              <table:table-cell office:value-type="float" office:value="1036016275">
                <text:p>1036016275</text:p>
              </table:table-cell>
              <table:table-cell office:value-type="float" office:value="1913893208.8">
                <text:p>1913893208.8</text:p>
              </table:table-cell>
              <table:table-cell office:value-type="float" office:value="1912614486.9">
                <text:p>1912614486.9</text:p>
              </table:table-cell>
              <table:table-cell office:value-type="float" office:value="1596482035.9">
                <text:p>1596482035.9</text:p>
              </table:table-cell>
              <table:table-cell office:value-type="float" office:value="1809750754.9">
                <text:p>1809750754.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29095183.9">
                <text:p>1529095183.9</text:p>
              </table:table-cell>
              <table:table-cell office:value-type="float" office:value="2156358079.7">
                <text:p>2156358079.7</text:p>
              </table:table-cell>
              <table:table-cell office:value-type="float" office:value="1913893208.8">
                <text:p>1913893208.8</text:p>
              </table:table-cell>
              <table:table-cell office:value-type="float" office:value="1912614486.9">
                <text:p>1912614486.9</text:p>
              </table:table-cell>
              <table:table-cell office:value-type="float" office:value="3326445109.8">
                <text:p>3326445109.8</text:p>
              </table:table-cell>
              <table:table-cell office:value-type="float" office:value="3766483686.5">
                <text:p>3766483686.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spline-order="3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tru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10" style:family="chart">
      <style:chart-properties style:rotation-angle="90"/>
      <style:text-properties fo:font-size="9pt" style:font-size-asian="9pt" style:font-size-complex="9pt"/>
    </style:style>
    <style:style style:name="ch11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2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3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4" style:family="chart">
      <style:chart-properties chart:symbol-type="named-symbol" chart:symbol-name="arrow-up" chart:symbol-width="0.25cm" chart:symbol-height="0.25cm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5" style:family="chart">
      <style:chart-properties chart:symbol-type="named-symbol" chart:symbol-name="arrow-right" chart:symbol-width="0.25cm" chart:symbol-height="0.25cm"/>
      <style:graphic-properties draw:stroke="solid" svg:stroke-width="0.088cm" svg:stroke-color="#7e0021" draw:fill-color="#7e0021"/>
      <style:text-properties fo:font-size="6pt" style:font-size-asian="6pt" style:font-size-complex="6pt"/>
    </style:style>
    <style:style style:name="ch16" style:family="chart">
      <style:chart-properties chart:symbol-type="named-symbol" chart:symbol-name="arrow-left" chart:symbol-width="0.25cm" chart:symbol-height="0.25cm"/>
      <style:graphic-properties draw:stroke="solid" svg:stroke-width="0.088cm" svg:stroke-color="#83caff" draw:fill-color="#83caff"/>
      <style:text-properties fo:font-size="6pt" style:font-size-asian="6pt" style:font-size-complex="6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line" chart:style-name="ch1">
        <chart:title svg:x="3.144cm" svg:y="0.141cm" chart:style-name="ch2">
          <text:p>L1 DCM</text:p>
        </chart:title>
        <chart:subtitle svg:x="3.209cm" svg:y="0.801cm" chart:style-name="ch3">
          <text:p>Minimum</text:p>
        </chart:subtitle>
        <chart:legend chart:legend-position="end" svg:x="3.88cm" svg:y="2.232cm" chart:style-name="ch4"/>
        <chart:plot-area chart:style-name="ch5" table:cell-range-address="Sheet1.A245:Sheet1.G269" chart:data-source-has-labels="both" svg:x="0.119cm" svg:y="1.382cm" svg:width="3.602cm" svg:height="5.399cm">
          <chart:axis chart:dimension="x" chart:name="primary-x" chart:style-name="ch6">
            <chart:title svg:x="2.124cm" svg:y="6.357cm" chart:style-name="ch7">
              <text:p>k</text:p>
            </chart:title>
            <chart:categories table:cell-range-address="Sheet1.A246:Sheet1.A269"/>
            <chart:grid chart:style-name="ch8" chart:class="major"/>
          </chart:axis>
          <chart:axis chart:dimension="y" chart:name="primary-y" chart:style-name="ch9">
            <chart:title svg:x="0.161cm" svg:y="4.382cm" chart:style-name="ch10">
              <text:p>L1 DCM</text:p>
            </chart:title>
            <chart:grid chart:style-name="ch8" chart:class="major"/>
          </chart:axis>
          <chart:series chart:style-name="ch11" chart:values-cell-range-address="Sheet1.B246:Sheet1.B269" chart:label-cell-address="Sheet1.B245:Sheet1.B245" chart:class="chart:line">
            <chart:data-point chart:repeated="24"/>
          </chart:series>
          <chart:series chart:style-name="ch12" chart:values-cell-range-address="Sheet1.C246:Sheet1.C269" chart:label-cell-address="Sheet1.C245:Sheet1.C245" chart:class="chart:line">
            <chart:data-point chart:repeated="24"/>
          </chart:series>
          <chart:series chart:style-name="ch13" chart:values-cell-range-address="Sheet1.D246:Sheet1.D269" chart:label-cell-address="Sheet1.D245:Sheet1.D245" chart:class="chart:line">
            <chart:data-point chart:repeated="24"/>
          </chart:series>
          <chart:series chart:style-name="ch14" chart:values-cell-range-address="Sheet1.E246:Sheet1.E269" chart:label-cell-address="Sheet1.E245:Sheet1.E245" chart:class="chart:line">
            <chart:data-point chart:repeated="24"/>
          </chart:series>
          <chart:series chart:style-name="ch15" chart:values-cell-range-address="Sheet1.F246:Sheet1.F269" chart:label-cell-address="Sheet1.F245:Sheet1.F245" chart:class="chart:line">
            <chart:data-point chart:repeated="24"/>
          </chart:series>
          <chart:series chart:style-name="ch16" chart:values-cell-range-address="Sheet1.G246:Sheet1.G269" chart:label-cell-address="Sheet1.G245:Sheet1.G245" chart:class="chart:line">
            <chart:data-point chart:repeated="2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245:Sheet1.B245">FFTW</text:p>
              </table:table-cell>
              <table:table-cell office:value-type="string">
                <text:p text:id="Sheet1.C245:Sheet1.C245">Numerical Recipes</text:p>
              </table:table-cell>
              <table:table-cell office:value-type="string">
                <text:p text:id="Sheet1.D245:Sheet1.D245">Radix-4 FFT</text:p>
              </table:table-cell>
              <table:table-cell office:value-type="string">
                <text:p text:id="Sheet1.E245:Sheet1.E245">Radix-4 FFT, Buffered</text:p>
              </table:table-cell>
              <table:table-cell office:value-type="string">
                <text:p text:id="Sheet1.F245:Sheet1.F245">FFT Radix-2</text:p>
              </table:table-cell>
              <table:table-cell office:value-type="string">
                <text:p text:id="Sheet1.G245:Sheet1.G245">FFT Radix-2, optimized</text:p>
              </table:table-cell>
            </table:table-row>
          </table:table-header-rows>
          <table:table-rows>
            <table:table-row>
              <table:table-cell office:value-type="string">
                <text:p text:id="Sheet1.A246:Sheet1.A269">1</text:p>
              </table:table-cell>
              <table:table-cell office:value-type="float" office:value="1">
                <text:p text:id="Sheet1.B246:Sheet1.B269">1</text:p>
              </table:table-cell>
              <table:table-cell office:value-type="float" office:value="1">
                <text:p text:id="Sheet1.C246:Sheet1.C269">1</text:p>
              </table:table-cell>
              <table:table-cell office:value-type="float" office:value="0">
                <text:p text:id="Sheet1.D246:Sheet1.D269">0</text:p>
              </table:table-cell>
              <table:table-cell office:value-type="float" office:value="0">
                <text:p text:id="Sheet1.E246:Sheet1.E269">0</text:p>
              </table:table-cell>
              <table:table-cell office:value-type="float" office:value="0">
                <text:p text:id="Sheet1.F246:Sheet1.F269">0</text:p>
              </table:table-cell>
              <table:table-cell office:value-type="float" office:value="1">
                <text:p text:id="Sheet1.G246:Sheet1.G269"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  <table:table-cell office:value-type="float" office:value="178">
                <text:p>1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6">
                <text:p>286</text:p>
              </table:table-cell>
              <table:table-cell office:value-type="float" office:value="19">
                <text:p>19</text:p>
              </table:table-cell>
              <table:table-cell office:value-type="float" office:value="1112">
                <text:p>1112</text:p>
              </table:table-cell>
              <table:table-cell office:value-type="float" office:value="1160">
                <text:p>1160</text:p>
              </table:table-cell>
              <table:table-cell office:value-type="float" office:value="966">
                <text:p>96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89">
                <text:p>989</text:p>
              </table:table-cell>
              <table:table-cell office:value-type="float" office:value="93">
                <text:p>93</text:p>
              </table:table-cell>
              <table:table-cell office:value-type="float" office:value="1112">
                <text:p>1112</text:p>
              </table:table-cell>
              <table:table-cell office:value-type="float" office:value="1160">
                <text:p>1160</text:p>
              </table:table-cell>
              <table:table-cell office:value-type="float" office:value="2570">
                <text:p>2570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43">
                <text:p>3543</text:p>
              </table:table-cell>
              <table:table-cell office:value-type="float" office:value="2565">
                <text:p>2565</text:p>
              </table:table-cell>
              <table:table-cell office:value-type="float" office:value="9661">
                <text:p>9661</text:p>
              </table:table-cell>
              <table:table-cell office:value-type="float" office:value="9456">
                <text:p>9456</text:p>
              </table:table-cell>
              <table:table-cell office:value-type="float" office:value="6373">
                <text:p>6373</text:p>
              </table:table-cell>
              <table:table-cell office:value-type="float" office:value="3207">
                <text:p>32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286">
                <text:p>13286</text:p>
              </table:table-cell>
              <table:table-cell office:value-type="float" office:value="37976">
                <text:p>37976</text:p>
              </table:table-cell>
              <table:table-cell office:value-type="float" office:value="9661">
                <text:p>9661</text:p>
              </table:table-cell>
              <table:table-cell office:value-type="float" office:value="9456">
                <text:p>9456</text:p>
              </table:table-cell>
              <table:table-cell office:value-type="float" office:value="16580">
                <text:p>16580</text:p>
              </table:table-cell>
              <table:table-cell office:value-type="float" office:value="6681">
                <text:p>66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752">
                <text:p>28752</text:p>
              </table:table-cell>
              <table:table-cell office:value-type="float" office:value="87170">
                <text:p>87170</text:p>
              </table:table-cell>
              <table:table-cell office:value-type="float" office:value="44965">
                <text:p>44965</text:p>
              </table:table-cell>
              <table:table-cell office:value-type="float" office:value="44565">
                <text:p>44565</text:p>
              </table:table-cell>
              <table:table-cell office:value-type="float" office:value="39406">
                <text:p>39406</text:p>
              </table:table-cell>
              <table:table-cell office:value-type="float" office:value="14896">
                <text:p>148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232">
                <text:p>39232</text:p>
              </table:table-cell>
              <table:table-cell office:value-type="float" office:value="195128">
                <text:p>195128</text:p>
              </table:table-cell>
              <table:table-cell office:value-type="float" office:value="44965">
                <text:p>44965</text:p>
              </table:table-cell>
              <table:table-cell office:value-type="float" office:value="44565">
                <text:p>44565</text:p>
              </table:table-cell>
              <table:table-cell office:value-type="float" office:value="92376">
                <text:p>92376</text:p>
              </table:table-cell>
              <table:table-cell office:value-type="float" office:value="32935">
                <text:p>329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6331">
                <text:p>116331</text:p>
              </table:table-cell>
              <table:table-cell office:value-type="float" office:value="428173">
                <text:p>428173</text:p>
              </table:table-cell>
              <table:table-cell office:value-type="float" office:value="211688">
                <text:p>211688</text:p>
              </table:table-cell>
              <table:table-cell office:value-type="float" office:value="210513">
                <text:p>210513</text:p>
              </table:table-cell>
              <table:table-cell office:value-type="float" office:value="208589">
                <text:p>208589</text:p>
              </table:table-cell>
              <table:table-cell office:value-type="float" office:value="74003">
                <text:p>740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1259">
                <text:p>321259</text:p>
              </table:table-cell>
              <table:table-cell office:value-type="float" office:value="944507">
                <text:p>944507</text:p>
              </table:table-cell>
              <table:table-cell office:value-type="float" office:value="211688">
                <text:p>211688</text:p>
              </table:table-cell>
              <table:table-cell office:value-type="float" office:value="210513">
                <text:p>210513</text:p>
              </table:table-cell>
              <table:table-cell office:value-type="float" office:value="468330">
                <text:p>468330</text:p>
              </table:table-cell>
              <table:table-cell office:value-type="float" office:value="166640">
                <text:p>16664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84873">
                <text:p>684873</text:p>
              </table:table-cell>
              <table:table-cell office:value-type="float" office:value="2165067">
                <text:p>2165067</text:p>
              </table:table-cell>
              <table:table-cell office:value-type="float" office:value="1029770">
                <text:p>1029770</text:p>
              </table:table-cell>
              <table:table-cell office:value-type="float" office:value="1041226">
                <text:p>1041226</text:p>
              </table:table-cell>
              <table:table-cell office:value-type="float" office:value="1064775">
                <text:p>1064775</text:p>
              </table:table-cell>
              <table:table-cell office:value-type="float" office:value="375271">
                <text:p>3752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45734">
                <text:p>1145734</text:p>
              </table:table-cell>
              <table:table-cell office:value-type="float" office:value="4414813">
                <text:p>4414813</text:p>
              </table:table-cell>
              <table:table-cell office:value-type="float" office:value="1029770">
                <text:p>1029770</text:p>
              </table:table-cell>
              <table:table-cell office:value-type="float" office:value="1041226">
                <text:p>1041226</text:p>
              </table:table-cell>
              <table:table-cell office:value-type="float" office:value="2373372">
                <text:p>2373372</text:p>
              </table:table-cell>
              <table:table-cell office:value-type="float" office:value="852701">
                <text:p>8527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66540">
                <text:p>3066540</text:p>
              </table:table-cell>
              <table:table-cell office:value-type="float" office:value="8977184">
                <text:p>8977184</text:p>
              </table:table-cell>
              <table:table-cell office:value-type="float" office:value="5680197">
                <text:p>5680197</text:p>
              </table:table-cell>
              <table:table-cell office:value-type="float" office:value="5746676">
                <text:p>5746676</text:p>
              </table:table-cell>
              <table:table-cell office:value-type="float" office:value="5310890">
                <text:p>5310890</text:p>
              </table:table-cell>
              <table:table-cell office:value-type="float" office:value="1948839">
                <text:p>19488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543698">
                <text:p>8543698</text:p>
              </table:table-cell>
              <table:table-cell office:value-type="float" office:value="19237996">
                <text:p>19237996</text:p>
              </table:table-cell>
              <table:table-cell office:value-type="float" office:value="5680197">
                <text:p>5680197</text:p>
              </table:table-cell>
              <table:table-cell office:value-type="float" office:value="5746676">
                <text:p>5746676</text:p>
              </table:table-cell>
              <table:table-cell office:value-type="float" office:value="11755678">
                <text:p>11755678</text:p>
              </table:table-cell>
              <table:table-cell office:value-type="float" office:value="4963625">
                <text:p>49636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469882">
                <text:p>20469882</text:p>
              </table:table-cell>
              <table:table-cell office:value-type="float" office:value="56597677">
                <text:p>56597677</text:p>
              </table:table-cell>
              <table:table-cell office:value-type="float" office:value="24582520">
                <text:p>24582520</text:p>
              </table:table-cell>
              <table:table-cell office:value-type="float" office:value="24797521">
                <text:p>24797521</text:p>
              </table:table-cell>
              <table:table-cell office:value-type="float" office:value="25775675">
                <text:p>25775675</text:p>
              </table:table-cell>
              <table:table-cell office:value-type="float" office:value="10207785">
                <text:p>102077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095334">
                <text:p>37095334</text:p>
              </table:table-cell>
              <table:table-cell office:value-type="float" office:value="121938895">
                <text:p>121938895</text:p>
              </table:table-cell>
              <table:table-cell office:value-type="float" office:value="24582520">
                <text:p>24582520</text:p>
              </table:table-cell>
              <table:table-cell office:value-type="float" office:value="24797521">
                <text:p>24797521</text:p>
              </table:table-cell>
              <table:table-cell office:value-type="float" office:value="55514870">
                <text:p>55514870</text:p>
              </table:table-cell>
              <table:table-cell office:value-type="float" office:value="21246909">
                <text:p>212469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5234061">
                <text:p>85234061</text:p>
              </table:table-cell>
              <table:table-cell office:value-type="float" office:value="261364614">
                <text:p>261364614</text:p>
              </table:table-cell>
              <table:table-cell office:value-type="float" office:value="106958581">
                <text:p>106958581</text:p>
              </table:table-cell>
              <table:table-cell office:value-type="float" office:value="107706997">
                <text:p>107706997</text:p>
              </table:table-cell>
              <table:table-cell office:value-type="float" office:value="116770783">
                <text:p>116770783</text:p>
              </table:table-cell>
              <table:table-cell office:value-type="float" office:value="44638825">
                <text:p>446388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6224573">
                <text:p>196224573</text:p>
              </table:table-cell>
              <table:table-cell office:value-type="float" office:value="559748327">
                <text:p>559748327</text:p>
              </table:table-cell>
              <table:table-cell office:value-type="float" office:value="106958581">
                <text:p>106958581</text:p>
              </table:table-cell>
              <table:table-cell office:value-type="float" office:value="107706997">
                <text:p>107706997</text:p>
              </table:table-cell>
              <table:table-cell office:value-type="float" office:value="245597586">
                <text:p>245597586</text:p>
              </table:table-cell>
              <table:table-cell office:value-type="float" office:value="93544220">
                <text:p>9354422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spline-order="3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tru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10" style:family="chart">
      <style:chart-properties style:rotation-angle="90"/>
      <style:text-properties fo:font-size="9pt" style:font-size-asian="9pt" style:font-size-complex="9pt"/>
    </style:style>
    <style:style style:name="ch11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2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3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4" style:family="chart">
      <style:chart-properties chart:symbol-type="named-symbol" chart:symbol-name="arrow-up" chart:symbol-width="0.25cm" chart:symbol-height="0.25cm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5" style:family="chart">
      <style:chart-properties chart:symbol-type="named-symbol" chart:symbol-name="arrow-right" chart:symbol-width="0.25cm" chart:symbol-height="0.25cm"/>
      <style:graphic-properties draw:stroke="solid" svg:stroke-width="0.088cm" svg:stroke-color="#7e0021" draw:fill-color="#7e0021"/>
      <style:text-properties fo:font-size="6pt" style:font-size-asian="6pt" style:font-size-complex="6pt"/>
    </style:style>
    <style:style style:name="ch16" style:family="chart">
      <style:chart-properties chart:symbol-type="named-symbol" chart:symbol-name="arrow-left" chart:symbol-width="0.25cm" chart:symbol-height="0.25cm"/>
      <style:graphic-properties draw:stroke="solid" svg:stroke-width="0.088cm" svg:stroke-color="#83caff" draw:fill-color="#83caff"/>
      <style:text-properties fo:font-size="6pt" style:font-size-asian="6pt" style:font-size-complex="6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line" chart:style-name="ch1">
        <chart:title svg:x="3.144cm" svg:y="0.141cm" chart:style-name="ch2">
          <text:p>L1 DCM</text:p>
        </chart:title>
        <chart:subtitle svg:x="3.287cm" svg:y="0.801cm" chart:style-name="ch3">
          <text:p>Average</text:p>
        </chart:subtitle>
        <chart:legend chart:legend-position="end" svg:x="3.88cm" svg:y="2.232cm" chart:style-name="ch4"/>
        <chart:plot-area chart:style-name="ch5" table:cell-range-address="Sheet1.A272:Sheet1.G296" chart:data-source-has-labels="both" svg:x="0.119cm" svg:y="1.382cm" svg:width="3.602cm" svg:height="5.399cm">
          <chart:axis chart:dimension="x" chart:name="primary-x" chart:style-name="ch6">
            <chart:title svg:x="2.124cm" svg:y="6.357cm" chart:style-name="ch7">
              <text:p>k</text:p>
            </chart:title>
            <chart:categories table:cell-range-address="Sheet1.A273:Sheet1.A296"/>
            <chart:grid chart:style-name="ch8" chart:class="major"/>
          </chart:axis>
          <chart:axis chart:dimension="y" chart:name="primary-y" chart:style-name="ch9">
            <chart:title svg:x="0.161cm" svg:y="4.382cm" chart:style-name="ch10">
              <text:p>L1 DCM</text:p>
            </chart:title>
            <chart:grid chart:style-name="ch8" chart:class="major"/>
          </chart:axis>
          <chart:series chart:style-name="ch11" chart:values-cell-range-address="Sheet1.B273:Sheet1.B296" chart:label-cell-address="Sheet1.B272:Sheet1.B272" chart:class="chart:line">
            <chart:data-point chart:repeated="24"/>
          </chart:series>
          <chart:series chart:style-name="ch12" chart:values-cell-range-address="Sheet1.C273:Sheet1.C296" chart:label-cell-address="Sheet1.C272:Sheet1.C272" chart:class="chart:line">
            <chart:data-point chart:repeated="24"/>
          </chart:series>
          <chart:series chart:style-name="ch13" chart:values-cell-range-address="Sheet1.D273:Sheet1.D296" chart:label-cell-address="Sheet1.D272:Sheet1.D272" chart:class="chart:line">
            <chart:data-point chart:repeated="24"/>
          </chart:series>
          <chart:series chart:style-name="ch14" chart:values-cell-range-address="Sheet1.E273:Sheet1.E296" chart:label-cell-address="Sheet1.E272:Sheet1.E272" chart:class="chart:line">
            <chart:data-point chart:repeated="24"/>
          </chart:series>
          <chart:series chart:style-name="ch15" chart:values-cell-range-address="Sheet1.F273:Sheet1.F296" chart:label-cell-address="Sheet1.F272:Sheet1.F272" chart:class="chart:line">
            <chart:data-point chart:repeated="24"/>
          </chart:series>
          <chart:series chart:style-name="ch16" chart:values-cell-range-address="Sheet1.G273:Sheet1.G296" chart:label-cell-address="Sheet1.G272:Sheet1.G272" chart:class="chart:line">
            <chart:data-point chart:repeated="2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272:Sheet1.B272">FFTW</text:p>
              </table:table-cell>
              <table:table-cell office:value-type="string">
                <text:p text:id="Sheet1.C272:Sheet1.C272">Numerical Recipes</text:p>
              </table:table-cell>
              <table:table-cell office:value-type="string">
                <text:p text:id="Sheet1.D272:Sheet1.D272">Radix-4 FFT</text:p>
              </table:table-cell>
              <table:table-cell office:value-type="string">
                <text:p text:id="Sheet1.E272:Sheet1.E272">Radix-4 FFT, Buffered</text:p>
              </table:table-cell>
              <table:table-cell office:value-type="string">
                <text:p text:id="Sheet1.F272:Sheet1.F272">FFT Radix-2</text:p>
              </table:table-cell>
              <table:table-cell office:value-type="string">
                <text:p text:id="Sheet1.G272:Sheet1.G272">FFT Radix-2, optimized</text:p>
              </table:table-cell>
            </table:table-row>
          </table:table-header-rows>
          <table:table-rows>
            <table:table-row>
              <table:table-cell office:value-type="string">
                <text:p text:id="Sheet1.A273:Sheet1.A296">1</text:p>
              </table:table-cell>
              <table:table-cell office:value-type="float" office:value="6.7">
                <text:p text:id="Sheet1.B273:Sheet1.B296">6.7</text:p>
              </table:table-cell>
              <table:table-cell office:value-type="float" office:value="11.3">
                <text:p text:id="Sheet1.C273:Sheet1.C296">11.3</text:p>
              </table:table-cell>
              <table:table-cell office:value-type="float" office:value="5.8">
                <text:p text:id="Sheet1.D273:Sheet1.D296">5.8</text:p>
              </table:table-cell>
              <table:table-cell office:value-type="float" office:value="7.7">
                <text:p text:id="Sheet1.E273:Sheet1.E296">7.7</text:p>
              </table:table-cell>
              <table:table-cell office:value-type="float" office:value="16.6">
                <text:p text:id="Sheet1.F273:Sheet1.F296">16.6</text:p>
              </table:table-cell>
              <table:table-cell office:value-type="float" office:value="14.7">
                <text:p text:id="Sheet1.G273:Sheet1.G296">14.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9">
                <text:p>6.9</text:p>
              </table:table-cell>
              <table:table-cell office:value-type="float" office:value="11">
                <text:p>11</text:p>
              </table:table-cell>
              <table:table-cell office:value-type="float" office:value="5.8">
                <text:p>5.8</text:p>
              </table:table-cell>
              <table:table-cell office:value-type="float" office:value="7.7">
                <text:p>7.7</text:p>
              </table:table-cell>
              <table:table-cell office:value-type="float" office:value="20.3">
                <text:p>20.3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1">
                <text:p>8.1</text:p>
              </table:table-cell>
              <table:table-cell office:value-type="float" office:value="11.6">
                <text:p>11.6</text:p>
              </table:table-cell>
              <table:table-cell office:value-type="float" office:value="7.7">
                <text:p>7.7</text:p>
              </table:table-cell>
              <table:table-cell office:value-type="float" office:value="8.2">
                <text:p>8.2</text:p>
              </table:table-cell>
              <table:table-cell office:value-type="float" office:value="16.6">
                <text:p>16.6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8">
                <text:p>8.8</text:p>
              </table:table-cell>
              <table:table-cell office:value-type="float" office:value="13.1">
                <text:p>13.1</text:p>
              </table:table-cell>
              <table:table-cell office:value-type="float" office:value="7.7">
                <text:p>7.7</text:p>
              </table:table-cell>
              <table:table-cell office:value-type="float" office:value="8.2">
                <text:p>8.2</text:p>
              </table:table-cell>
              <table:table-cell office:value-type="float" office:value="17.9">
                <text:p>17.9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9">
                <text:p>9.9</text:p>
              </table:table-cell>
              <table:table-cell office:value-type="float" office:value="14.3">
                <text:p>14.3</text:p>
              </table:table-cell>
              <table:table-cell office:value-type="float" office:value="12.4">
                <text:p>12.4</text:p>
              </table:table-cell>
              <table:table-cell office:value-type="float" office:value="15.5">
                <text:p>15.5</text:p>
              </table:table-cell>
              <table:table-cell office:value-type="float" office:value="26.3">
                <text:p>26.3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.6">
                <text:p>14.6</text:p>
              </table:table-cell>
              <table:table-cell office:value-type="float" office:value="14.7">
                <text:p>14.7</text:p>
              </table:table-cell>
              <table:table-cell office:value-type="float" office:value="12.4">
                <text:p>12.4</text:p>
              </table:table-cell>
              <table:table-cell office:value-type="float" office:value="15.5">
                <text:p>15.5</text:p>
              </table:table-cell>
              <table:table-cell office:value-type="float" office:value="32">
                <text:p>32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">
                <text:p>29</text:p>
              </table:table-cell>
              <table:table-cell office:value-type="float" office:value="14.7">
                <text:p>14.7</text:p>
              </table:table-cell>
              <table:table-cell office:value-type="float" office:value="51.9">
                <text:p>51.9</text:p>
              </table:table-cell>
              <table:table-cell office:value-type="float" office:value="51">
                <text:p>51</text:p>
              </table:table-cell>
              <table:table-cell office:value-type="float" office:value="70.1">
                <text:p>70.1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.2">
                <text:p>65.2</text:p>
              </table:table-cell>
              <table:table-cell office:value-type="float" office:value="19.3">
                <text:p>19.3</text:p>
              </table:table-cell>
              <table:table-cell office:value-type="float" office:value="51.9">
                <text:p>51.9</text:p>
              </table:table-cell>
              <table:table-cell office:value-type="float" office:value="51">
                <text:p>51</text:p>
              </table:table-cell>
              <table:table-cell office:value-type="float" office:value="245.3">
                <text:p>245.3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1.7">
                <text:p>321.7</text:p>
              </table:table-cell>
              <table:table-cell office:value-type="float" office:value="40.3">
                <text:p>40.3</text:p>
              </table:table-cell>
              <table:table-cell office:value-type="float" office:value="1152.5">
                <text:p>1152.5</text:p>
              </table:table-cell>
              <table:table-cell office:value-type="float" office:value="1226.5">
                <text:p>1226.5</text:p>
              </table:table-cell>
              <table:table-cell office:value-type="float" office:value="988.5">
                <text:p>988.5</text:p>
              </table:table-cell>
              <table:table-cell office:value-type="float" office:value="64.2">
                <text:p>64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3.3">
                <text:p>1003.3</text:p>
              </table:table-cell>
              <table:table-cell office:value-type="float" office:value="128.7">
                <text:p>128.7</text:p>
              </table:table-cell>
              <table:table-cell office:value-type="float" office:value="1152.5">
                <text:p>1152.5</text:p>
              </table:table-cell>
              <table:table-cell office:value-type="float" office:value="1226.5">
                <text:p>1226.5</text:p>
              </table:table-cell>
              <table:table-cell office:value-type="float" office:value="2817.6">
                <text:p>2817.6</text:p>
              </table:table-cell>
              <table:table-cell office:value-type="float" office:value="547.9">
                <text:p>547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88.5">
                <text:p>3588.5</text:p>
              </table:table-cell>
              <table:table-cell office:value-type="float" office:value="2691">
                <text:p>2691</text:p>
              </table:table-cell>
              <table:table-cell office:value-type="float" office:value="9901.2">
                <text:p>9901.2</text:p>
              </table:table-cell>
              <table:table-cell office:value-type="float" office:value="9685.4">
                <text:p>9685.4</text:p>
              </table:table-cell>
              <table:table-cell office:value-type="float" office:value="7369.6">
                <text:p>7369.6</text:p>
              </table:table-cell>
              <table:table-cell office:value-type="float" office:value="3334.9">
                <text:p>3334.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806.8">
                <text:p>13806.8</text:p>
              </table:table-cell>
              <table:table-cell office:value-type="float" office:value="38079.3">
                <text:p>38079.3</text:p>
              </table:table-cell>
              <table:table-cell office:value-type="float" office:value="9901.2">
                <text:p>9901.2</text:p>
              </table:table-cell>
              <table:table-cell office:value-type="float" office:value="9685.4">
                <text:p>9685.4</text:p>
              </table:table-cell>
              <table:table-cell office:value-type="float" office:value="18469.8">
                <text:p>18469.8</text:p>
              </table:table-cell>
              <table:table-cell office:value-type="float" office:value="7121.8">
                <text:p>7121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950.3">
                <text:p>29950.3</text:p>
              </table:table-cell>
              <table:table-cell office:value-type="float" office:value="87356.9">
                <text:p>87356.9</text:p>
              </table:table-cell>
              <table:table-cell office:value-type="float" office:value="45425.6">
                <text:p>45425.6</text:p>
              </table:table-cell>
              <table:table-cell office:value-type="float" office:value="44603.1">
                <text:p>44603.1</text:p>
              </table:table-cell>
              <table:table-cell office:value-type="float" office:value="42644.9">
                <text:p>42644.9</text:p>
              </table:table-cell>
              <table:table-cell office:value-type="float" office:value="15479.2">
                <text:p>15479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670.3">
                <text:p>41670.3</text:p>
              </table:table-cell>
              <table:table-cell office:value-type="float" office:value="195478">
                <text:p>195478</text:p>
              </table:table-cell>
              <table:table-cell office:value-type="float" office:value="45425.6">
                <text:p>45425.6</text:p>
              </table:table-cell>
              <table:table-cell office:value-type="float" office:value="44603.1">
                <text:p>44603.1</text:p>
              </table:table-cell>
              <table:table-cell office:value-type="float" office:value="97826.3">
                <text:p>97826.3</text:p>
              </table:table-cell>
              <table:table-cell office:value-type="float" office:value="34333.8">
                <text:p>34333.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0932.5">
                <text:p>120932.5</text:p>
              </table:table-cell>
              <table:table-cell office:value-type="float" office:value="428825.6">
                <text:p>428825.6</text:p>
              </table:table-cell>
              <table:table-cell office:value-type="float" office:value="213894.2">
                <text:p>213894.2</text:p>
              </table:table-cell>
              <table:table-cell office:value-type="float" office:value="212227.7">
                <text:p>212227.7</text:p>
              </table:table-cell>
              <table:table-cell office:value-type="float" office:value="225217.2">
                <text:p>225217.2</text:p>
              </table:table-cell>
              <table:table-cell office:value-type="float" office:value="76478.2">
                <text:p>76478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3216">
                <text:p>333216</text:p>
              </table:table-cell>
              <table:table-cell office:value-type="float" office:value="945438.8">
                <text:p>945438.8</text:p>
              </table:table-cell>
              <table:table-cell office:value-type="float" office:value="213894.2">
                <text:p>213894.2</text:p>
              </table:table-cell>
              <table:table-cell office:value-type="float" office:value="212227.7">
                <text:p>212227.7</text:p>
              </table:table-cell>
              <table:table-cell office:value-type="float" office:value="517970.3">
                <text:p>517970.3</text:p>
              </table:table-cell>
              <table:table-cell office:value-type="float" office:value="170092.2">
                <text:p>170092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93321.5">
                <text:p>693321.5</text:p>
              </table:table-cell>
              <table:table-cell office:value-type="float" office:value="2170431.1">
                <text:p>2170431.1</text:p>
              </table:table-cell>
              <table:table-cell office:value-type="float" office:value="1033145.4">
                <text:p>1033145.4</text:p>
              </table:table-cell>
              <table:table-cell office:value-type="float" office:value="1045212.8">
                <text:p>1045212.8</text:p>
              </table:table-cell>
              <table:table-cell office:value-type="float" office:value="1175434.9">
                <text:p>1175434.9</text:p>
              </table:table-cell>
              <table:table-cell office:value-type="float" office:value="386234.3">
                <text:p>386234.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73743.3">
                <text:p>1173743.3</text:p>
              </table:table-cell>
              <table:table-cell office:value-type="float" office:value="4463595.5">
                <text:p>4463595.5</text:p>
              </table:table-cell>
              <table:table-cell office:value-type="float" office:value="1033145.4">
                <text:p>1033145.4</text:p>
              </table:table-cell>
              <table:table-cell office:value-type="float" office:value="1045212.8">
                <text:p>1045212.8</text:p>
              </table:table-cell>
              <table:table-cell office:value-type="float" office:value="2618217.9">
                <text:p>2618217.9</text:p>
              </table:table-cell>
              <table:table-cell office:value-type="float" office:value="864524.4">
                <text:p>864524.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80233.2">
                <text:p>3080233.2</text:p>
              </table:table-cell>
              <table:table-cell office:value-type="float" office:value="9042168.5">
                <text:p>9042168.5</text:p>
              </table:table-cell>
              <table:table-cell office:value-type="float" office:value="5738381.8">
                <text:p>5738381.8</text:p>
              </table:table-cell>
              <table:table-cell office:value-type="float" office:value="5797920.6">
                <text:p>5797920.6</text:p>
              </table:table-cell>
              <table:table-cell office:value-type="float" office:value="5824665.8">
                <text:p>5824665.8</text:p>
              </table:table-cell>
              <table:table-cell office:value-type="float" office:value="1956208.1">
                <text:p>1956208.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605803.8">
                <text:p>8605803.8</text:p>
              </table:table-cell>
              <table:table-cell office:value-type="float" office:value="19297407">
                <text:p>19297407</text:p>
              </table:table-cell>
              <table:table-cell office:value-type="float" office:value="5738381.8">
                <text:p>5738381.8</text:p>
              </table:table-cell>
              <table:table-cell office:value-type="float" office:value="5797920.6">
                <text:p>5797920.6</text:p>
              </table:table-cell>
              <table:table-cell office:value-type="float" office:value="12870526.8">
                <text:p>12870526.8</text:p>
              </table:table-cell>
              <table:table-cell office:value-type="float" office:value="5102307.8">
                <text:p>5102307.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765056.2">
                <text:p>20765056.2</text:p>
              </table:table-cell>
              <table:table-cell office:value-type="float" office:value="56609955.4">
                <text:p>56609955.4</text:p>
              </table:table-cell>
              <table:table-cell office:value-type="float" office:value="24806454.3">
                <text:p>24806454.3</text:p>
              </table:table-cell>
              <table:table-cell office:value-type="float" office:value="25050406.9">
                <text:p>25050406.9</text:p>
              </table:table-cell>
              <table:table-cell office:value-type="float" office:value="27102656.6">
                <text:p>27102656.6</text:p>
              </table:table-cell>
              <table:table-cell office:value-type="float" office:value="10489141.9">
                <text:p>10489141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719145.5">
                <text:p>37719145.5</text:p>
              </table:table-cell>
              <table:table-cell office:value-type="float" office:value="122036736.5">
                <text:p>122036736.5</text:p>
              </table:table-cell>
              <table:table-cell office:value-type="float" office:value="24806454.3">
                <text:p>24806454.3</text:p>
              </table:table-cell>
              <table:table-cell office:value-type="float" office:value="25050406.9">
                <text:p>25050406.9</text:p>
              </table:table-cell>
              <table:table-cell office:value-type="float" office:value="57254855">
                <text:p>57254855</text:p>
              </table:table-cell>
              <table:table-cell office:value-type="float" office:value="21661867.1">
                <text:p>21661867.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6541419.7">
                <text:p>86541419.7</text:p>
              </table:table-cell>
              <table:table-cell office:value-type="float" office:value="261559749.7">
                <text:p>261559749.7</text:p>
              </table:table-cell>
              <table:table-cell office:value-type="float" office:value="107638735.9">
                <text:p>107638735.9</text:p>
              </table:table-cell>
              <table:table-cell office:value-type="float" office:value="108520874.5">
                <text:p>108520874.5</text:p>
              </table:table-cell>
              <table:table-cell office:value-type="float" office:value="119442350.2">
                <text:p>119442350.2</text:p>
              </table:table-cell>
              <table:table-cell office:value-type="float" office:value="45353693.5">
                <text:p>45353693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9194017.1">
                <text:p>199194017.1</text:p>
              </table:table-cell>
              <table:table-cell office:value-type="float" office:value="560183836.5">
                <text:p>560183836.5</text:p>
              </table:table-cell>
              <table:table-cell office:value-type="float" office:value="107638735.9">
                <text:p>107638735.9</text:p>
              </table:table-cell>
              <table:table-cell office:value-type="float" office:value="108520874.5">
                <text:p>108520874.5</text:p>
              </table:table-cell>
              <table:table-cell office:value-type="float" office:value="250094644.1">
                <text:p>250094644.1</text:p>
              </table:table-cell>
              <table:table-cell office:value-type="float" office:value="94943721.5">
                <text:p>94943721.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